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Mangal1" svg:font-family="Mangal"/>
    <style:font-face style:name="OpenSymbol" svg:font-family="OpenSymbol"/>
    <style:font-face style:name="Meiryo UI" svg:font-family="'Meiryo UI'" style:font-family-generic="swiss"/>
    <style:font-face style:name="ＭＳ 明朝" svg:font-family="'ＭＳ 明朝'" style:font-adornments="標準" style:font-family-generic="roman" style:font-pitch="fixed"/>
    <style:font-face style:name="Arial1" svg:font-family="Arial" style:font-family-generic="roman" style:font-pitch="variable"/>
    <style:font-face style:name="Century" svg:font-family="Century"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明朝1" svg:font-family="'ＭＳ 明朝'"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master-page-name="Standard">
      <style:paragraph-properties fo:margin-top="1.27cm" fo:margin-bottom="0cm" fo:text-align="end" style:justify-single-word="false" fo:orphans="2" fo:widows="2" style:page-number="auto"/>
    </style:style>
    <style:style style:name="P2" style:family="paragraph" style:parent-style-name="Standard">
      <style:paragraph-properties fo:margin-top="0.318cm" fo:margin-bottom="0cm"/>
    </style:style>
    <style:style style:name="P3" style:family="paragraph" style:parent-style-name="List_20_Paragraph">
      <style:paragraph-properties fo:margin-left="1.251cm" fo:margin-right="0cm" fo:text-indent="0cm" style:auto-text-indent="false"/>
    </style:style>
    <style:style style:name="P4" style:family="paragraph" style:parent-style-name="List_20_Paragraph">
      <style:paragraph-properties fo:margin-left="1.501cm" fo:margin-right="0cm" fo:text-indent="0cm" style:auto-text-indent="false"/>
    </style:style>
    <style:style style:name="P5" style:family="paragraph" style:parent-style-name="Standard">
      <style:paragraph-properties fo:margin-left="0.748cm" fo:margin-right="0cm" fo:text-indent="0cm" style:auto-text-indent="false"/>
      <style:text-properties style:font-name="Arial1" fo:font-size="9pt" style:font-size-asian="9pt" style:font-name-complex="Arial2"/>
    </style:style>
    <style:style style:name="P6" style:family="paragraph" style:parent-style-name="Standard">
      <style:paragraph-properties fo:margin-top="0.318cm" fo:margin-bottom="0cm"/>
      <style:text-properties style:font-name="Arial1" fo:font-size="9pt" fo:font-weight="bold" style:font-size-asian="9pt" style:font-weight-asian="bold" style:font-name-complex="Arial2"/>
    </style:style>
    <style:style style:name="P7" style:family="paragraph" style:parent-style-name="List_20_Paragraph">
      <style:paragraph-properties fo:margin-left="1.501cm" fo:margin-right="0cm" fo:text-indent="0cm" style:auto-text-indent="false"/>
      <style:text-properties style:font-name="Arial1" fo:font-size="9pt" fo:font-weight="bold" style:font-size-asian="9pt" style:font-weight-asian="bold" style:font-name-complex="Arial2"/>
    </style:style>
    <style:style style:name="P8" style:family="paragraph" style:parent-style-name="List_20_Paragraph">
      <style:text-properties style:font-name="Arial1" fo:font-size="9pt" fo:font-weight="bold" style:font-size-asian="9pt" style:font-weight-asian="bold" style:font-name-complex="Arial2"/>
    </style:style>
    <style:style style:name="P9" style:family="paragraph" style:parent-style-name="List_20_Paragraph">
      <style:paragraph-properties fo:margin-left="1.501cm" fo:margin-right="0cm" fo:text-indent="0cm" style:auto-text-indent="false"/>
      <style:text-properties style:font-name="Arial1" fo:font-size="9pt" style:font-size-asian="9pt" style:font-name-complex="Arial2"/>
    </style:style>
    <style:style style:name="P10" style:family="paragraph" style:parent-style-name="Heading_20_2">
      <style:paragraph-properties fo:break-before="page"/>
    </style:style>
    <style:style style:name="P11" style:family="paragraph" style:parent-style-name="List_20_Paragraph">
      <style:paragraph-properties fo:margin-left="2.752cm" fo:margin-right="0cm" fo:text-indent="0cm" style:auto-text-indent="false"/>
      <style:text-properties style:font-name="Arial1" fo:font-size="9pt" fo:font-weight="bold" style:font-size-asian="9pt" style:font-weight-asian="bold" style:font-name-complex="Arial2"/>
    </style:style>
    <style:style style:name="P12" style:family="paragraph" style:parent-style-name="Standard">
      <style:paragraph-properties fo:margin-left="0.75cm" fo:margin-right="0cm" fo:margin-top="0.318cm" fo:margin-bottom="0cm" fo:text-indent="-0.75cm" style:auto-text-indent="false"/>
    </style:style>
    <style:style style:name="P13" style:family="paragraph" style:parent-style-name="Standard">
      <style:paragraph-properties fo:margin-left="0.748cm" fo:margin-right="0cm" fo:text-indent="0cm" style:auto-text-indent="false"/>
    </style:style>
    <style:style style:name="P14" style:family="paragraph" style:parent-style-name="Standard">
      <style:paragraph-properties fo:margin-left="0.75cm" fo:margin-right="0cm" fo:margin-top="0.318cm" fo:margin-bottom="0cm" fo:text-indent="-0.75cm" style:auto-text-indent="false"/>
      <style:text-properties style:font-name="Arial1" fo:font-size="9pt" fo:font-weight="bold" style:font-size-asian="9pt" style:font-weight-asian="bold" style:font-name-complex="Arial2"/>
    </style:style>
    <style:style style:name="P15" style:family="paragraph" style:parent-style-name="List_20_Paragraph" style:list-style-name="WWNum5">
      <style:paragraph-properties fo:margin-left="1.501cm" fo:margin-right="0cm" fo:text-indent="0cm" style:auto-text-indent="false"/>
      <style:text-properties style:font-name="Arial1" fo:font-size="9pt" style:font-size-asian="9pt" style:font-name-complex="Arial2"/>
    </style:style>
    <style:style style:name="P16" style:family="paragraph" style:parent-style-name="Standard">
      <style:paragraph-properties fo:margin-left="0.75cm" fo:margin-right="0cm" fo:text-indent="-0.75cm" style:auto-text-indent="false"/>
      <style:text-properties style:font-name="Arial1" fo:font-size="9pt" fo:font-weight="bold" style:font-size-asian="9pt" style:font-weight-asian="bold" style:font-name-complex="Arial2"/>
    </style:style>
    <style:style style:name="P17" style:family="paragraph" style:parent-style-name="List_20_Paragraph">
      <style:text-properties style:font-name="Arial1" fo:font-size="9pt" style:font-size-asian="9pt" style:font-name-complex="Arial2"/>
    </style:style>
    <style:style style:name="P18" style:family="paragraph" style:parent-style-name="Standard">
      <style:paragraph-properties fo:margin-left="0.75cm" fo:margin-right="0cm" fo:text-indent="-0.75cm" style:auto-text-indent="false"/>
    </style:style>
    <style:style style:name="P19" style:family="paragraph" style:parent-style-name="Standard">
      <style:paragraph-properties fo:text-align="end" style:justify-single-word="false"/>
      <style:text-properties style:font-name="Arial1" style:font-name-complex="Arial2"/>
    </style:style>
    <style:style style:name="P20" style:family="paragraph" style:parent-style-name="Standard">
      <style:paragraph-properties fo:text-align="start" style:justify-single-word="false" fo:orphans="2" fo:widows="2"/>
      <style:text-properties style:font-name="Arial1" fo:font-size="9pt" style:font-size-asian="9pt" style:font-name-complex="Arial2"/>
    </style:style>
    <style:style style:name="P21" style:family="paragraph" style:parent-style-name="Standard">
      <style:text-properties style:font-name="Arial1" fo:font-size="9pt" fo:font-weight="bold" style:font-size-asian="9pt" style:font-weight-asian="bold" style:font-name-complex="Arial2"/>
    </style:style>
    <style:style style:name="P22" style:family="paragraph" style:parent-style-name="Standard">
      <style:paragraph-properties fo:text-align="start" style:justify-single-word="false" fo:orphans="2" fo:widows="2"/>
    </style:style>
    <style:style style:name="P23" style:family="paragraph" style:parent-style-name="Footer">
      <style:paragraph-properties fo:text-align="end" style:justify-single-word="false"/>
    </style:style>
    <style:style style:name="P24" style:family="paragraph" style:parent-style-name="Standard">
      <style:paragraph-properties fo:margin-top="0.318cm" fo:margin-bottom="0cm"/>
    </style:style>
    <style:style style:name="P25" style:family="paragraph" style:parent-style-name="Standard">
      <style:paragraph-properties fo:margin-top="0.318cm" fo:margin-bottom="0cm"/>
      <style:text-properties style:font-name="Arial1" fo:font-size="9pt" fo:font-weight="bold" style:font-size-asian="9pt" style:font-weight-asian="bold" style:font-name-complex="Arial2"/>
    </style:style>
    <style:style style:name="P26" style:family="paragraph" style:parent-style-name="Standard">
      <style:paragraph-properties fo:margin-top="0.318cm" fo:margin-bottom="0cm"/>
      <style:text-properties style:font-name="Arial1" fo:font-size="9pt" style:font-size-asian="9pt" style:font-name-complex="Arial2"/>
    </style:style>
    <style:style style:name="P27" style:family="paragraph" style:parent-style-name="Standard">
      <style:paragraph-properties fo:margin-left="0.748cm" fo:margin-right="0cm" fo:text-indent="0cm" style:auto-text-indent="false"/>
    </style:style>
    <style:style style:name="P28" style:family="paragraph" style:parent-style-name="Standard">
      <style:paragraph-properties fo:margin-left="0.748cm" fo:margin-right="0cm" fo:text-indent="0cm" style:auto-text-indent="false"/>
      <style:text-properties style:font-name="Arial1" fo:font-size="9pt" style:font-size-asian="9pt" style:font-name-complex="Arial2"/>
    </style:style>
    <style:style style:name="P29" style:family="paragraph" style:parent-style-name="Standard">
      <style:paragraph-properties fo:margin-left="0.748cm" fo:margin-right="0cm" fo:text-indent="0cm" style:auto-text-indent="false"/>
      <style:text-properties style:font-name="Arial1" fo:font-size="9pt" fo:font-weight="bold" style:font-size-asian="9pt" style:font-weight-asian="bold" style:font-name-complex="Arial2"/>
    </style:style>
    <style:style style:name="P30" style:family="paragraph" style:parent-style-name="Standard">
      <style:paragraph-properties fo:margin-left="0.748cm" fo:margin-right="0cm" fo:margin-top="0.318cm" fo:margin-bottom="0cm" fo:text-indent="0cm" style:auto-text-indent="false"/>
      <style:text-properties style:font-name="Arial1" fo:font-size="9pt" fo:font-weight="bold" style:font-size-asian="9pt" style:font-weight-asian="bold" style:font-name-complex="Arial2"/>
    </style:style>
    <style:style style:name="P31" style:family="paragraph" style:parent-style-name="Standard">
      <style:paragraph-properties fo:margin-left="0.75cm" fo:margin-right="0cm" fo:margin-top="0.318cm" fo:margin-bottom="0cm" fo:text-indent="-0.75cm" style:auto-text-indent="false"/>
    </style:style>
    <style:style style:name="P32" style:family="paragraph" style:parent-style-name="Standard">
      <style:paragraph-properties fo:margin-left="0.75cm" fo:margin-right="0cm" fo:margin-top="0.318cm" fo:margin-bottom="0cm" fo:text-indent="-0.75cm" style:auto-text-indent="false"/>
      <style:text-properties style:font-name="Arial1" fo:font-size="9pt" fo:font-weight="bold" style:font-size-asian="9pt" style:font-weight-asian="bold" style:font-name-complex="Arial2"/>
    </style:style>
    <style:style style:name="P33" style:family="paragraph" style:parent-style-name="Standard">
      <style:paragraph-properties fo:margin-left="0.75cm" fo:margin-right="0cm" fo:text-indent="-0.75cm" style:auto-text-indent="false"/>
    </style:style>
    <style:style style:name="P34" style:family="paragraph" style:parent-style-name="Standard">
      <style:paragraph-properties fo:margin-left="0.75cm" fo:margin-right="0cm" fo:text-indent="-0.75cm" style:auto-text-indent="false"/>
      <style:text-properties style:font-name="Arial1" fo:font-size="9pt" fo:font-weight="bold" style:font-size-asian="9pt" style:font-weight-asian="bold" style:font-name-complex="Arial2"/>
    </style:style>
    <style:style style:name="P35" style:family="paragraph" style:parent-style-name="Contents_20_1">
      <style:paragraph-properties>
        <style:tab-stops>
          <style:tab-stop style:position="15cm" style:type="right" style:leader-style="dotted" style:leader-text="."/>
        </style:tab-stops>
      </style:paragraph-properties>
    </style:style>
    <style:style style:name="P36" style:family="paragraph" style:parent-style-name="Contents_20_2">
      <style:paragraph-properties>
        <style:tab-stops>
          <style:tab-stop style:position="15cm" style:type="right" style:leader-style="dotted" style:leader-text="."/>
        </style:tab-stops>
      </style:paragraph-properties>
    </style:style>
    <style:style style:name="P37" style:family="paragraph" style:parent-style-name="Standard">
      <style:paragraph-properties fo:margin-top="0cm" fo:margin-bottom="0.318cm" fo:text-align="center" style:justify-single-word="false" fo:orphans="2" fo:widows="2" fo:break-before="page"/>
      <style:text-properties fo:color="#1f4e79" style:font-name="Arial1" fo:font-size="11pt" fo:font-weight="bold" style:font-size-asian="11pt" style:font-weight-asian="bold" style:font-name-complex="Arial2"/>
    </style:style>
    <style:style style:name="P38" style:family="paragraph" style:parent-style-name="List_20_Paragraph">
      <style:paragraph-properties fo:margin-left="1.251cm" fo:margin-right="0cm" fo:text-indent="0cm" style:auto-text-indent="false"/>
    </style:style>
    <style:style style:name="P39" style:family="paragraph" style:parent-style-name="List_20_Paragraph" style:list-style-name="WWNum1">
      <style:paragraph-properties fo:margin-left="1.251cm" fo:margin-right="0cm" fo:text-indent="0cm" style:auto-text-indent="false"/>
    </style:style>
    <style:style style:name="P40" style:family="paragraph" style:parent-style-name="List_20_Paragraph">
      <style:paragraph-properties fo:margin-left="1.501cm" fo:margin-right="0cm" fo:text-indent="0cm" style:auto-text-indent="false"/>
    </style:style>
    <style:style style:name="P41" style:family="paragraph" style:parent-style-name="List_20_Paragraph">
      <style:paragraph-properties fo:margin-left="1.501cm" fo:margin-right="0cm" fo:text-indent="0cm" style:auto-text-indent="false"/>
      <style:text-properties style:font-name="Arial1" fo:font-size="9pt" style:font-size-asian="9pt" style:font-name-complex="Arial2"/>
    </style:style>
    <style:style style:name="P42" style:family="paragraph" style:parent-style-name="List_20_Paragraph" style:list-style-name="WWNum5">
      <style:paragraph-properties fo:margin-left="1.501cm" fo:margin-right="0cm" fo:text-indent="0cm" style:auto-text-indent="false"/>
      <style:text-properties style:font-name="Arial1" fo:font-size="9pt" style:font-size-asian="9pt" style:font-name-complex="Arial2"/>
    </style:style>
    <style:style style:name="P43" style:family="paragraph" style:parent-style-name="List_20_Paragraph">
      <style:paragraph-properties fo:margin-left="1.501cm" fo:margin-right="0cm" fo:text-indent="0cm" style:auto-text-indent="false"/>
      <style:text-properties style:font-name="Arial1" fo:font-size="9pt" fo:font-weight="bold" style:font-size-asian="9pt" style:font-weight-asian="bold" style:font-name-complex="Arial2"/>
    </style:style>
    <style:style style:name="P44" style:family="paragraph" style:parent-style-name="List_20_Paragraph" style:list-style-name="WWNum2">
      <style:paragraph-properties fo:margin-left="1.501cm" fo:margin-right="0cm" fo:text-indent="0cm" style:auto-text-indent="false"/>
      <style:text-properties style:font-name="Arial1" fo:font-size="9pt" fo:font-weight="bold" style:font-size-asian="9pt" style:font-weight-asian="bold" style:font-name-complex="Arial2"/>
    </style:style>
    <style:style style:name="P45" style:family="paragraph" style:parent-style-name="List_20_Paragraph" style:list-style-name="WWNum3">
      <style:paragraph-properties fo:margin-left="1.501cm" fo:margin-right="0cm" fo:text-indent="0cm" style:auto-text-indent="false"/>
      <style:text-properties style:font-name="Arial1" fo:font-size="9pt" fo:font-weight="bold" style:font-size-asian="9pt" style:font-weight-asian="bold" style:font-name-complex="Arial2"/>
    </style:style>
    <style:style style:name="P46" style:family="paragraph" style:parent-style-name="List_20_Paragraph" style:list-style-name="WWNum5">
      <style:paragraph-properties fo:margin-left="1.501cm" fo:margin-right="0cm" fo:text-indent="0cm" style:auto-text-indent="false"/>
      <style:text-properties style:font-name="Arial1" fo:font-size="9pt" fo:font-weight="bold" style:font-size-asian="9pt" style:font-weight-asian="bold" style:font-name-complex="Arial2"/>
    </style:style>
    <style:style style:name="P47" style:family="paragraph" style:parent-style-name="List_20_Paragraph" style:list-style-name="WWNum5">
      <style:paragraph-properties fo:margin-left="1.501cm" fo:margin-right="0cm" fo:text-indent="0cm" style:auto-text-indent="false"/>
    </style:style>
    <style:style style:name="P48" style:family="paragraph" style:parent-style-name="List_20_Paragraph" style:list-style-name="WWNum2">
      <style:paragraph-properties fo:margin-left="1.501cm" fo:margin-right="0cm" fo:text-indent="0cm" style:auto-text-indent="false"/>
    </style:style>
    <style:style style:name="P49" style:family="paragraph" style:parent-style-name="List_20_Paragraph" style:list-style-name="WWNum5"/>
    <style:style style:name="P50" style:family="paragraph" style:parent-style-name="List_20_Paragraph" style:list-style-name="WWNum2"/>
    <style:style style:name="P51" style:family="paragraph" style:parent-style-name="List_20_Paragraph">
      <style:text-properties style:font-name="Arial1" fo:font-size="9pt" fo:font-weight="bold" style:font-size-asian="9pt" style:font-weight-asian="bold" style:font-name-complex="Arial2"/>
    </style:style>
    <style:style style:name="P52" style:family="paragraph" style:parent-style-name="List_20_Paragraph" style:list-style-name="WWNum3">
      <style:text-properties style:font-name="Arial1" fo:font-size="9pt" fo:font-weight="bold" style:font-size-asian="9pt" style:font-weight-asian="bold" style:font-name-complex="Arial2"/>
    </style:style>
    <style:style style:name="P53" style:family="paragraph" style:parent-style-name="List_20_Paragraph" style:list-style-name="WWNum2">
      <style:text-properties style:font-name="Arial1" fo:font-size="9pt" fo:font-weight="bold" style:font-size-asian="9pt" style:font-weight-asian="bold" style:font-name-complex="Arial2"/>
    </style:style>
    <style:style style:name="P54" style:family="paragraph" style:parent-style-name="List_20_Paragraph">
      <style:text-properties style:font-name="Arial1" fo:font-size="9pt" style:font-size-asian="9pt" style:font-name-complex="Arial2"/>
    </style:style>
    <style:style style:name="P55" style:family="paragraph" style:parent-style-name="List_20_Paragraph" style:list-style-name="WWNum5">
      <style:text-properties style:font-name="Arial1" fo:font-size="9pt" style:font-size-asian="9pt" style:font-name-complex="Arial2"/>
    </style:style>
    <style:style style:name="P56" style:family="paragraph" style:parent-style-name="List_20_Paragraph">
      <style:paragraph-properties fo:margin-left="2.752cm" fo:margin-right="0cm" fo:text-indent="0cm" style:auto-text-indent="false"/>
      <style:text-properties style:font-name="Arial1" fo:font-size="9pt" fo:font-weight="bold" style:font-size-asian="9pt" style:font-weight-asian="bold" style:font-name-complex="Arial2"/>
    </style:style>
    <style:style style:name="P57" style:family="paragraph" style:parent-style-name="List_20_Paragraph" style:list-style-name="WWNum3">
      <style:paragraph-properties fo:margin-left="2.752cm" fo:margin-right="0cm" fo:text-indent="0cm" style:auto-text-indent="false"/>
      <style:text-properties style:font-name="Arial1" fo:font-size="9pt" fo:font-weight="bold" style:font-size-asian="9pt" style:font-weight-asian="bold" style:font-name-complex="Arial2"/>
    </style:style>
    <style:style style:name="P58" style:family="paragraph" style:parent-style-name="Standard" style:master-page-name="Standard">
      <style:paragraph-properties fo:margin-top="1.27cm" fo:margin-bottom="0cm" fo:text-align="end" style:justify-single-word="false" fo:orphans="2" fo:widows="2" style:page-number="auto"/>
    </style:style>
    <style:style style:name="P59" style:family="paragraph" style:parent-style-name="Standard">
      <style:paragraph-properties fo:margin-top="0.318cm" fo:margin-bottom="0cm"/>
    </style:style>
    <style:style style:name="P60" style:family="paragraph" style:parent-style-name="Standard">
      <style:paragraph-properties fo:margin-top="0.318cm" fo:margin-bottom="0cm"/>
      <style:text-properties style:font-name="Arial1" fo:font-size="9pt" fo:font-weight="bold" style:font-size-asian="9pt" style:font-weight-asian="bold" style:font-name-complex="Arial2"/>
    </style:style>
    <style:style style:name="P61" style:family="paragraph" style:parent-style-name="Standard">
      <style:paragraph-properties fo:margin-left="0.75cm" fo:margin-right="0cm" fo:margin-top="0.318cm" fo:margin-bottom="0cm" fo:text-indent="-0.75cm" style:auto-text-indent="false"/>
    </style:style>
    <style:style style:name="P62" style:family="paragraph" style:parent-style-name="Standard">
      <style:paragraph-properties fo:margin-left="0.75cm" fo:margin-right="0cm" fo:margin-top="0.318cm" fo:margin-bottom="0cm" fo:text-indent="-0.75cm" style:auto-text-indent="false"/>
      <style:text-properties style:font-name="Arial1" fo:font-size="9pt" fo:font-weight="bold" style:font-size-asian="9pt" style:font-weight-asian="bold" style:font-name-complex="Arial2"/>
    </style:style>
    <style:style style:name="P63" style:family="paragraph" style:parent-style-name="Standard">
      <style:paragraph-properties fo:margin-left="0.75cm" fo:margin-right="0cm" fo:text-indent="-0.75cm" style:auto-text-indent="false"/>
    </style:style>
    <style:style style:name="P64" style:family="paragraph" style:parent-style-name="Standard">
      <style:paragraph-properties fo:margin-left="0.75cm" fo:margin-right="0cm" fo:text-indent="-0.75cm" style:auto-text-indent="false"/>
      <style:text-properties style:font-name="Arial1" fo:font-size="9pt" fo:font-weight="bold" style:font-size-asian="9pt" style:font-weight-asian="bold" style:font-name-complex="Arial2"/>
    </style:style>
    <style:style style:name="P65" style:family="paragraph" style:parent-style-name="Standard">
      <style:paragraph-properties fo:margin-left="0.748cm" fo:margin-right="0cm" fo:text-indent="0cm" style:auto-text-indent="false"/>
    </style:style>
    <style:style style:name="P66" style:family="paragraph" style:parent-style-name="Standard">
      <style:paragraph-properties fo:margin-left="0.748cm" fo:margin-right="0cm" fo:text-indent="0cm" style:auto-text-indent="false"/>
      <style:text-properties style:font-name="Arial1" fo:font-size="9pt" style:font-size-asian="9pt" style:font-name-complex="Arial2"/>
    </style:style>
    <style:style style:name="P67" style:family="paragraph" style:parent-style-name="Heading_20_2">
      <style:paragraph-properties fo:break-before="page"/>
    </style:style>
    <style:style style:name="P68" style:family="paragraph" style:parent-style-name="Heading_20_2">
      <style:paragraph-properties fo:break-before="page"/>
      <style:text-properties style:font-name="Arial1" fo:font-size="10pt" style:font-size-asian="10pt" style:font-name-complex="Arial2"/>
    </style:style>
    <style:style style:name="P69" style:family="paragraph" style:parent-style-name="Heading_20_1">
      <style:paragraph-properties fo:break-before="page"/>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1" fo:font-size="18pt" fo:font-weight="bold" style:font-size-asian="18pt" style:font-weight-asian="bold" style:font-name-complex="Arial2"/>
    </style:style>
    <style:style style:name="T2" style:family="text">
      <style:text-properties style:font-name="Arial1" fo:font-size="9pt" style:font-size-asian="9pt" style:language-asian="ja" style:country-asian="JP" style:font-name-complex="Arial2"/>
    </style:style>
    <style:style style:name="T3" style:family="text">
      <style:text-properties style:font-name="Arial1" fo:font-size="9pt" style:font-size-asian="9pt" style:font-name-complex="Arial2"/>
    </style:style>
    <style:style style:name="T4" style:family="text">
      <style:text-properties style:font-name="Arial1" fo:font-size="9pt" style:font-size-asian="9pt" style:language-asian="ja" style:country-asian="JP" style:font-name-complex="Arial2" style:font-size-complex="9pt"/>
    </style:style>
    <style:style style:name="T5" style:family="text">
      <style:text-properties style:font-name="Arial1" fo:font-size="9pt" style:font-size-asian="9pt" style:font-name-complex="Arial2" style:font-size-complex="9pt"/>
    </style:style>
    <style:style style:name="T6" style:family="text">
      <style:text-properties style:font-name="Arial1" fo:font-size="9pt" fo:font-weight="bold" style:font-size-asian="9pt" style:font-weight-asian="bold" style:font-name-complex="Arial2"/>
    </style:style>
    <style:style style:name="T7" style:family="text">
      <style:text-properties style:font-name="Arial1" fo:font-size="9pt" fo:font-weight="bold" style:font-size-asian="9pt" style:language-asian="ja" style:country-asian="JP" style:font-weight-asian="bold" style:font-name-complex="Arial2"/>
    </style:style>
    <style:style style:name="T8" style:family="text">
      <style:text-properties style:language-asian="ja" style:country-asian="JP"/>
    </style:style>
    <style:style style:name="T9" style:family="text">
      <style:text-properties style:font-name="Arial1" fo:font-size="10pt" style:font-size-asian="10pt" style:language-asian="ja" style:country-asian="JP" style:font-name-complex="Arial2"/>
    </style:style>
    <style:style style:name="T10" style:family="text">
      <style:text-properties style:font-name="Arial1" fo:font-size="10pt" style:font-size-asian="10pt" style:font-name-complex="Arial2"/>
    </style:style>
    <style:style style:name="T11" style:family="text">
      <style:text-properties style:font-name="Arial1" fo:font-size="9pt" style:font-size-asian="9pt" style:font-name-complex="Arial2"/>
    </style:style>
    <style:style style:name="T12" style:family="text">
      <style:text-properties style:font-name="Arial1" fo:font-size="9pt" style:font-size-asian="9pt" style:font-name-complex="Arial2" style:font-size-complex="9pt"/>
    </style:style>
    <style:style style:name="T13" style:family="text">
      <style:text-properties style:font-name="Arial1" fo:font-size="9pt" style:font-size-asian="9pt" style:font-name-complex="Arial2" text:display="none"/>
    </style:style>
    <style:style style:name="T14" style:family="text">
      <style:text-properties style:font-name="Arial1" fo:font-size="9pt" style:font-size-asian="9pt" style:language-asian="ja" style:country-asian="JP" style:font-name-complex="Arial2"/>
    </style:style>
    <style:style style:name="T15" style:family="text">
      <style:text-properties style:font-name="Arial1" fo:font-size="9pt" style:font-size-asian="9pt" style:language-asian="ja" style:country-asian="JP" style:font-name-complex="Arial2" style:font-size-complex="9pt"/>
    </style:style>
    <style:style style:name="T16" style:family="text">
      <style:text-properties style:font-name="Arial1" fo:font-size="9pt" fo:font-weight="bold" style:font-size-asian="9pt" style:font-weight-asian="bold" style:font-name-complex="Arial2"/>
    </style:style>
    <style:style style:name="T17" style:family="text">
      <style:text-properties style:font-name="Arial1" fo:font-size="9pt" fo:font-weight="bold" style:font-size-asian="9pt" style:language-asian="ja" style:country-asian="JP" style:font-weight-asian="bold" style:font-name-complex="Arial2"/>
    </style:style>
    <style:style style:name="T18" style:family="text">
      <style:text-properties style:font-name="Arial1" fo:font-size="18pt" fo:font-weight="bold" style:font-size-asian="18pt" style:font-weight-asian="bold" style:font-name-complex="Arial2"/>
    </style:style>
    <style:style style:name="T19" style:family="text">
      <style:text-properties style:font-name="Arial1" fo:font-size="18pt" style:font-size-asian="18pt" style:font-name-complex="Arial2"/>
    </style:style>
    <style:style style:name="T20" style:family="text">
      <style:text-properties style:font-name="Arial1" fo:font-size="10pt" style:font-size-asian="10pt" style:font-name-complex="Arial2"/>
    </style:style>
    <style:style style:name="T21" style:family="text">
      <style:text-properties style:font-name="Arial1" fo:font-size="10pt" style:font-size-asian="10pt" style:language-asian="ja" style:country-asian="JP" style:font-name-complex="Arial2"/>
    </style:style>
    <style:style style:name="T22" style:family="text">
      <style:text-properties style:language-asian="ja" style:country-asian="JP"/>
    </style:style>
    <style:style style:name="T23" style:family="text">
      <style:text-properties style:use-window-font-color="true" style:text-outline="false" style:text-line-through-style="none" style:text-position="0% 100%" style:font-name="Meiryo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0.5pt" style:language-asian="ja" style:country-asian="JP"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129540120" text:id="ct129540120">
          <text:deletion>
            <office:change-info>
              <dc:creator>N</dc:creator>
              <dc:date>2017-03-21T07:53:00</dc:date>
            </office:change-info>
            <text:p text:style-name="P1"><text:span text:style-name="T1">Openchain </text:span></text:p>
          </text:deletion>
        </text:changed-region>
        <text:changed-region xml:id="ct129541576" text:id="ct129541576">
          <text:insertion>
            <office:change-info>
              <dc:creator>N</dc:creator>
              <dc:date>2017-03-21T07:53:00</dc:date>
            </office:change-info>
          </text:insertion>
        </text:changed-region>
        <text:changed-region xml:id="ct258101008" text:id="ct258101008">
          <text:insertion>
            <office:change-info>
              <dc:creator>Kunai Takashi</dc:creator>
              <dc:date>2017-03-23T17:02:00</dc:date>
            </office:change-info>
          </text:insertion>
        </text:changed-region>
        <text:changed-region xml:id="ct129541992" text:id="ct129541992">
          <text:insertion>
            <office:change-info>
              <dc:creator>Kunai Takashi</dc:creator>
              <dc:date>2017-03-22T16:33:00</dc:date>
            </office:change-info>
          </text:insertion>
        </text:changed-region>
        <text:changed-region xml:id="ct129541472" text:id="ct129541472">
          <text:deletion>
            <office:change-info>
              <dc:creator>Kunai Takashi</dc:creator>
              <dc:date>2017-03-22T16:34:00</dc:date>
            </office:change-info>
            <text:p text:style-name="P2"><text:span text:style-name="T2">がスタートした</text:span></text:p>
          </text:deletion>
        </text:changed-region>
        <text:changed-region xml:id="ct129540640" text:id="ct129540640">
          <text:deletion>
            <office:change-info>
              <dc:creator>Kunai Takashi</dc:creator>
              <dc:date>2017-03-22T16:34:00</dc:date>
            </office:change-info>
            <text:p text:style-name="P2"><text:span text:style-name="T3">この年</text:span></text:p>
          </text:deletion>
        </text:changed-region>
        <text:changed-region xml:id="ct129541264" text:id="ct129541264">
          <text:insertion>
            <office:change-info>
              <dc:creator>Kunai Takashi</dc:creator>
              <dc:date>2017-03-22T16:34:00</dc:date>
            </office:change-info>
          </text:insertion>
        </text:changed-region>
        <text:changed-region xml:id="ct129540432" text:id="ct129540432">
          <text:deletion>
            <office:change-info>
              <dc:creator>Kunai Takashi</dc:creator>
              <dc:date>2017-03-22T16:34:00</dc:date>
            </office:change-info>
            <text:p text:style-name="P2"><text:span text:style-name="T2">践</text:span></text:p>
          </text:deletion>
        </text:changed-region>
        <text:changed-region xml:id="ct129540952" text:id="ct129540952">
          <text:insertion>
            <office:change-info>
              <dc:creator>Kunai Takashi</dc:creator>
              <dc:date>2017-03-22T16:34:00</dc:date>
            </office:change-info>
          </text:insertion>
        </text:changed-region>
        <text:changed-region xml:id="ct129541680" text:id="ct129541680">
          <text:deletion>
            <office:change-info>
              <dc:creator>Kunai Takashi</dc:creator>
              <dc:date>2017-03-22T16:34:00</dc:date>
            </office:change-info>
            <text:p text:style-name="P2"><text:span text:style-name="T2">たちは</text:span></text:p>
          </text:deletion>
        </text:changed-region>
        <text:changed-region xml:id="ct129541784" text:id="ct129541784">
          <text:insertion>
            <office:change-info>
              <dc:creator>Kunai Takashi</dc:creator>
              <dc:date>2017-03-22T16:35:00</dc:date>
            </office:change-info>
          </text:insertion>
        </text:changed-region>
        <text:changed-region xml:id="ct129539392" text:id="ct129539392">
          <text:deletion>
            <office:change-info>
              <dc:creator>Kunai Takashi</dc:creator>
              <dc:date>2017-03-22T16:35:00</dc:date>
            </office:change-info>
            <text:p text:style-name="P2"><text:span text:style-name="T2">表面化してきている</text:span></text:p>
          </text:deletion>
        </text:changed-region>
        <text:changed-region xml:id="ct129540536" text:id="ct129540536">
          <text:insertion>
            <office:change-info>
              <dc:creator>Kunai Takashi</dc:creator>
              <dc:date>2017-03-22T16:36:00</dc:date>
            </office:change-info>
          </text:insertion>
        </text:changed-region>
        <text:changed-region xml:id="ct129542408" text:id="ct129542408">
          <text:insertion>
            <office:change-info>
              <dc:creator>Kunai Takashi</dc:creator>
              <dc:date>2017-03-22T16:37:00</dc:date>
            </office:change-info>
          </text:insertion>
        </text:changed-region>
        <text:changed-region xml:id="ct129540848" text:id="ct129540848">
          <text:deletion>
            <office:change-info>
              <dc:creator>Kunai Takashi</dc:creator>
              <dc:date>2017-03-22T16:37:00</dc:date>
            </office:change-info>
            <text:p text:style-name="P2"><text:span text:style-name="T2">観測してい</text:span></text:p>
          </text:deletion>
        </text:changed-region>
        <text:changed-region xml:id="ct129542616" text:id="ct129542616">
          <text:deletion>
            <office:change-info>
              <dc:creator>N</dc:creator>
              <dc:date>2017-03-21T07:53:00</dc:date>
            </office:change-info>
            <text:p text:style-name="P2"><text:span text:style-name="T3">持つ</text:span></text:p>
          </text:deletion>
        </text:changed-region>
        <text:changed-region xml:id="ct129539808" text:id="ct129539808">
          <text:insertion>
            <office:change-info>
              <dc:creator>N</dc:creator>
              <dc:date>2017-03-21T07:53:00</dc:date>
            </office:change-info>
          </text:insertion>
        </text:changed-region>
        <text:changed-region xml:id="ct129541888" text:id="ct129541888">
          <text:insertion>
            <office:change-info>
              <dc:creator>Kunai Takashi</dc:creator>
              <dc:date>2017-03-22T16:38:00</dc:date>
            </office:change-info>
          </text:insertion>
        </text:changed-region>
        <text:changed-region xml:id="ct129541368" text:id="ct129541368">
          <text:insertion>
            <office:change-info>
              <dc:creator>Kunai Takashi</dc:creator>
              <dc:date>2017-03-22T16:38:00</dc:date>
            </office:change-info>
          </text:insertion>
        </text:changed-region>
        <text:changed-region xml:id="ct129539912" text:id="ct129539912">
          <text:deletion>
            <office:change-info>
              <dc:creator>Kunai Takashi</dc:creator>
              <dc:date>2017-03-22T16:38:00</dc:date>
            </office:change-info>
            <text:p text:style-name="P2"><text:span text:style-name="T2">意味ありげ</text:span></text:p>
          </text:deletion>
        </text:changed-region>
        <text:changed-region xml:id="ct129540016" text:id="ct129540016">
          <text:deletion>
            <office:change-info>
              <dc:creator>Kunai Takashi</dc:creator>
              <dc:date>2017-03-22T16:40:00</dc:date>
            </office:change-info>
            <text:p text:style-name="P2"><text:span text:style-name="T3">いまだ多くの組織において</text:span></text:p>
          </text:deletion>
        </text:changed-region>
        <text:changed-region xml:id="ct129541056" text:id="ct129541056">
          <text:insertion>
            <office:change-info>
              <dc:creator>Kunai Takashi</dc:creator>
              <dc:date>2017-03-22T16:43:00</dc:date>
            </office:change-info>
          </text:insertion>
        </text:changed-region>
        <text:changed-region xml:id="ct129539496" text:id="ct129539496">
          <text:deletion>
            <office:change-info>
              <dc:creator>Kunai Takashi</dc:creator>
              <dc:date>2017-03-22T16:43:00</dc:date>
            </office:change-info>
            <text:p text:style-name="P2"><text:span text:style-name="T2">の</text:span></text:p>
          </text:deletion>
        </text:changed-region>
        <text:changed-region xml:id="ct129540224" text:id="ct129540224">
          <text:insertion>
            <office:change-info>
              <dc:creator>Kunai Takashi</dc:creator>
              <dc:date>2017-03-22T16:40:00</dc:date>
            </office:change-info>
          </text:insertion>
        </text:changed-region>
        <text:changed-region xml:id="ct129539600" text:id="ct129539600">
          <text:deletion>
            <office:change-info>
              <dc:creator>Kunai Takashi</dc:creator>
              <dc:date>2017-03-22T16:42:00</dc:date>
            </office:change-info>
            <text:p text:style-name="P2"><text:span text:style-name="T2">するための</text:span></text:p>
          </text:deletion>
        </text:changed-region>
        <text:changed-region xml:id="ct129540328" text:id="ct129540328">
          <text:insertion>
            <office:change-info>
              <dc:creator>Kunai Takashi</dc:creator>
              <dc:date>2017-03-22T16:51:00</dc:date>
            </office:change-info>
          </text:insertion>
        </text:changed-region>
        <text:changed-region xml:id="ct129542096" text:id="ct129542096">
          <text:insertion>
            <office:change-info>
              <dc:creator>Kunai Takashi</dc:creator>
              <dc:date>2017-03-22T16:42:00</dc:date>
            </office:change-info>
          </text:insertion>
        </text:changed-region>
        <text:changed-region xml:id="ct129542200" text:id="ct129542200">
          <text:insertion>
            <office:change-info>
              <dc:creator>Kunai Takashi</dc:creator>
              <dc:date>2017-03-22T16:51:00</dc:date>
            </office:change-info>
          </text:insertion>
        </text:changed-region>
        <text:changed-region xml:id="ct129542928" text:id="ct129542928">
          <text:insertion>
            <office:change-info>
              <dc:creator>Kunai Takashi</dc:creator>
              <dc:date>2017-03-22T16:52:00</dc:date>
            </office:change-info>
          </text:insertion>
        </text:changed-region>
        <text:changed-region xml:id="ct129543032" text:id="ct129543032">
          <text:deletion>
            <office:change-info>
              <dc:creator>Kunai Takashi</dc:creator>
              <dc:date>2017-03-22T16:52:00</dc:date>
            </office:change-info>
            <text:p text:style-name="P2"><text:span text:style-name="T2">が</text:span></text:p>
          </text:deletion>
        </text:changed-region>
        <text:changed-region xml:id="ct129543136" text:id="ct129543136">
          <text:deletion>
            <office:change-info>
              <dc:creator>Kunai Takashi</dc:creator>
              <dc:date>2017-03-22T16:44:00</dc:date>
            </office:change-info>
            <text:p text:style-name="P2"><text:span text:style-name="T2">非先進的</text:span></text:p>
          </text:deletion>
        </text:changed-region>
        <text:changed-region xml:id="ct129542720" text:id="ct129542720">
          <text:deletion>
            <office:change-info>
              <dc:creator>Kunai Takashi</dc:creator>
              <dc:date>2017-03-22T16:52:00</dc:date>
            </office:change-info>
            <text:p text:style-name="P2"><text:span text:style-name="T2">なものだ</text:span></text:p>
          </text:deletion>
        </text:changed-region>
        <text:changed-region xml:id="ct129543344" text:id="ct129543344">
          <text:insertion>
            <office:change-info>
              <dc:creator>Kunai Takashi</dc:creator>
              <dc:date>2017-03-22T16:44:00</dc:date>
            </office:change-info>
          </text:insertion>
        </text:changed-region>
        <text:changed-region xml:id="ct129543240" text:id="ct129543240">
          <text:deletion>
            <office:change-info>
              <dc:creator>Kunai Takashi</dc:creator>
              <dc:date>2017-03-22T16:45:00</dc:date>
            </office:change-info>
            <text:p text:style-name="P2"><text:span text:style-name="T3">の観測</text:span></text:p>
          </text:deletion>
        </text:changed-region>
        <text:changed-region xml:id="ct129542824" text:id="ct129542824">
          <text:insertion>
            <office:change-info>
              <dc:creator>Kunai Takashi</dc:creator>
              <dc:date>2017-03-22T16:46:00</dc:date>
            </office:change-info>
          </text:insertion>
        </text:changed-region>
        <text:changed-region xml:id="ct130184464" text:id="ct130184464">
          <text:insertion>
            <office:change-info>
              <dc:creator>Kunai Takashi</dc:creator>
              <dc:date>2017-03-22T16:46:00</dc:date>
            </office:change-info>
          </text:insertion>
        </text:changed-region>
        <text:changed-region xml:id="ct130184152" text:id="ct130184152">
          <text:deletion>
            <office:change-info>
              <dc:creator>Kunai Takashi</dc:creator>
              <dc:date>2017-03-22T16:46:00</dc:date>
            </office:change-info>
            <text:p text:style-name="P2"><text:span text:style-name="T2">のやり取りで</text:span></text:p>
          </text:deletion>
        </text:changed-region>
        <text:changed-region xml:id="ct130183112" text:id="ct130183112">
          <text:insertion>
            <office:change-info>
              <dc:creator>Kunai Takashi</dc:creator>
              <dc:date>2017-03-22T16:46:00</dc:date>
            </office:change-info>
          </text:insertion>
        </text:changed-region>
        <text:changed-region xml:id="ct130183216" text:id="ct130183216">
          <text:deletion>
            <office:change-info>
              <dc:creator>Kunai Takashi</dc:creator>
              <dc:date>2017-03-22T16:46:00</dc:date>
            </office:change-info>
            <text:p text:style-name="P2"><text:span text:style-name="T2">する、</text:span></text:p>
          </text:deletion>
        </text:changed-region>
        <text:changed-region xml:id="ct130183320" text:id="ct130183320">
          <text:insertion>
            <office:change-info>
              <dc:creator>Kunai Takashi</dc:creator>
              <dc:date>2017-03-22T16:47:00</dc:date>
            </office:change-info>
          </text:insertion>
        </text:changed-region>
        <text:changed-region xml:id="ct130184672" text:id="ct130184672">
          <text:deletion>
            <office:change-info>
              <dc:creator>Kunai Takashi</dc:creator>
              <dc:date>2017-03-22T16:47:00</dc:date>
            </office:change-info>
            <text:p text:style-name="P2"><text:span text:style-name="T2">関連生成物</text:span></text:p>
          </text:deletion>
        </text:changed-region>
        <text:changed-region xml:id="ct130184256" text:id="ct130184256">
          <text:deletion>
            <office:change-info>
              <dc:creator>Kunai Takashi</dc:creator>
              <dc:date>2017-03-22T16:48:00</dc:date>
            </office:change-info>
            <text:p text:style-name="P2"><text:span text:style-name="T3">を</text:span></text:p>
          </text:deletion>
        </text:changed-region>
        <text:changed-region xml:id="ct130184360" text:id="ct130184360">
          <text:insertion>
            <office:change-info>
              <dc:creator>Kunai Takashi</dc:creator>
              <dc:date>2017-03-22T16:48:00</dc:date>
            </office:change-info>
          </text:insertion>
        </text:changed-region>
        <text:changed-region xml:id="ct130183424" text:id="ct130183424">
          <text:insertion>
            <office:change-info>
              <dc:creator>Kunai Takashi</dc:creator>
              <dc:date>2017-03-22T16:48:00</dc:date>
            </office:change-info>
          </text:insertion>
        </text:changed-region>
        <text:changed-region xml:id="ct130183528" text:id="ct130183528">
          <text:deletion>
            <office:change-info>
              <dc:creator>Kunai Takashi</dc:creator>
              <dc:date>2017-03-22T16:48:00</dc:date>
            </office:change-info>
            <text:p text:style-name="P2"><text:span text:style-name="T2">し</text:span></text:p>
          </text:deletion>
        </text:changed-region>
        <text:changed-region xml:id="ct130183632" text:id="ct130183632">
          <text:insertion>
            <office:change-info>
              <dc:creator>Kunai Takashi</dc:creator>
              <dc:date>2017-03-22T16:49:00</dc:date>
            </office:change-info>
          </text:insertion>
        </text:changed-region>
        <text:changed-region xml:id="ct130183736" text:id="ct130183736">
          <text:insertion>
            <office:change-info>
              <dc:creator>Kunai Takashi</dc:creator>
              <dc:date>2017-03-22T16:53:00</dc:date>
            </office:change-info>
          </text:insertion>
        </text:changed-region>
        <text:changed-region xml:id="ct130184984" text:id="ct130184984">
          <text:insertion>
            <office:change-info>
              <dc:creator>Kunai Takashi</dc:creator>
              <dc:date>2017-03-22T16:53:00</dc:date>
            </office:change-info>
          </text:insertion>
        </text:changed-region>
        <text:changed-region xml:id="ct130184776" text:id="ct130184776">
          <text:deletion>
            <office:change-info>
              <dc:creator>Kunai Takashi</dc:creator>
              <dc:date>2017-03-22T16:53:00</dc:date>
            </office:change-info>
            <text:p text:style-name="P2"><text:span text:style-name="T4">というもの</text:span></text:p>
          </text:deletion>
        </text:changed-region>
        <text:changed-region xml:id="ct130184568" text:id="ct130184568">
          <text:insertion>
            <office:change-info>
              <dc:creator>Kunai Takashi</dc:creator>
              <dc:date>2017-03-22T16:54:00</dc:date>
            </office:change-info>
          </text:insertion>
        </text:changed-region>
        <text:changed-region xml:id="ct130183840" text:id="ct130183840">
          <text:deletion>
            <office:change-info>
              <dc:creator>Kunai Takashi</dc:creator>
              <dc:date>2017-03-22T16:54:00</dc:date>
            </office:change-info>
            <text:p text:style-name="P2"><text:span text:style-name="T4">に係る</text:span></text:p>
          </text:deletion>
        </text:changed-region>
        <text:changed-region xml:id="ct130183944" text:id="ct130183944">
          <text:deletion>
            <office:change-info>
              <dc:creator>Kunai Takashi</dc:creator>
              <dc:date>2017-03-22T16:55:00</dc:date>
            </office:change-info>
            <text:p text:style-name="P2"><text:span text:style-name="T5">、</text:span></text:p>
          </text:deletion>
        </text:changed-region>
        <text:changed-region xml:id="ct130184880" text:id="ct130184880">
          <text:deletion>
            <office:change-info>
              <dc:creator>Kunai Takashi</dc:creator>
              <dc:date>2017-03-22T16:55:00</dc:date>
            </office:change-info>
            <text:p text:style-name="P2"><text:span text:style-name="T5">に</text:span></text:p>
          </text:deletion>
        </text:changed-region>
        <text:changed-region xml:id="ct130182696" text:id="ct130182696">
          <text:insertion>
            <office:change-info>
              <dc:creator>Kunai Takashi</dc:creator>
              <dc:date>2017-03-22T16:55:00</dc:date>
            </office:change-info>
          </text:insertion>
        </text:changed-region>
        <text:changed-region xml:id="ct130185088" text:id="ct130185088">
          <text:deletion>
            <office:change-info>
              <dc:creator>Kunai Takashi</dc:creator>
              <dc:date>2017-03-22T16:55:00</dc:date>
            </office:change-info>
            <text:p text:style-name="P2"><text:span text:style-name="T4">するトランザクション</text:span></text:p>
          </text:deletion>
        </text:changed-region>
        <text:changed-region xml:id="ct130182488" text:id="ct130182488">
          <text:insertion>
            <office:change-info>
              <dc:creator>Kunai Takashi</dc:creator>
              <dc:date>2017-03-22T16:56:00</dc:date>
            </office:change-info>
          </text:insertion>
        </text:changed-region>
        <text:changed-region xml:id="ct130185192" text:id="ct130185192">
          <text:deletion>
            <office:change-info>
              <dc:creator>Kunai Takashi</dc:creator>
              <dc:date>2017-03-22T16:56:00</dc:date>
            </office:change-info>
            <text:p text:style-name="P2"><text:span text:style-name="T4">コラボレーティブ・</text:span></text:p>
          </text:deletion>
        </text:changed-region>
        <text:changed-region xml:id="ct258034344" text:id="ct258034344">
          <text:deletion>
            <office:change-info>
              <dc:creator>Kunai Takashi</dc:creator>
              <dc:date>2017-03-23T17:03:00</dc:date>
            </office:change-info>
            <text:p text:style-name="P3"><text:span text:style-name="T3">、</text:span></text:p>
          </text:deletion>
        </text:changed-region>
        <text:changed-region xml:id="ct258034136" text:id="ct258034136">
          <text:insertion>
            <office:change-info>
              <dc:creator>Kunai Takashi</dc:creator>
              <dc:date>2017-03-23T17:04:00</dc:date>
            </office:change-info>
          </text:insertion>
        </text:changed-region>
        <text:changed-region xml:id="ct258034864" text:id="ct258034864">
          <text:deletion>
            <office:change-info>
              <dc:creator>Kunai Takashi</dc:creator>
              <dc:date>2017-03-23T17:04:00</dc:date>
            </office:change-info>
            <text:p text:style-name="P3"><text:span text:style-name="T2">でき</text:span></text:p>
          </text:deletion>
        </text:changed-region>
        <text:changed-region xml:id="ct130182592" text:id="ct130182592">
          <text:deletion>
            <office:change-info>
              <dc:creator>Kunai Takashi</dc:creator>
              <dc:date>2017-03-22T16:57:00</dc:date>
            </office:change-info>
            <text:p text:style-name="P3"><text:span text:style-name="T6">フリー/オープンソース ソフトウェア(</text:span></text:p>
          </text:deletion>
        </text:changed-region>
        <text:changed-region xml:id="ct130184048" text:id="ct130184048">
          <text:deletion>
            <office:change-info>
              <dc:creator>Kunai Takashi</dc:creator>
              <dc:date>2017-03-22T16:57:00</dc:date>
            </office:change-info>
            <text:p text:style-name="P3"><text:span text:style-name="T3">)</text:span></text:p>
          </text:deletion>
        </text:changed-region>
        <text:changed-region xml:id="ct258035176" text:id="ct258035176">
          <text:deletion>
            <office:change-info>
              <dc:creator>Kunai Takashi</dc:creator>
              <dc:date>2017-03-23T17:04:00</dc:date>
            </office:change-info>
            <text:p text:style-name="P3"><text:span text:style-name="T3"><text:s/></text:span></text:p>
          </text:deletion>
        </text:changed-region>
        <text:changed-region xml:id="ct258035384" text:id="ct258035384">
          <text:deletion>
            <office:change-info>
              <dc:creator>Kunai Takashi</dc:creator>
              <dc:date>2017-03-23T17:04:00</dc:date>
            </office:change-info>
            <text:p text:style-name="P3"><text:span text:style-name="T3"><text:s/></text:span></text:p>
          </text:deletion>
        </text:changed-region>
        <text:changed-region xml:id="ct130185296" text:id="ct130185296">
          <text:insertion>
            <office:change-info>
              <dc:creator>Kunai Takashi</dc:creator>
              <dc:date>2017-03-22T16:59:00</dc:date>
            </office:change-info>
          </text:insertion>
        </text:changed-region>
        <text:changed-region xml:id="ct130182072" text:id="ct130182072">
          <text:insertion>
            <office:change-info>
              <dc:creator>Kunai Takashi</dc:creator>
              <dc:date>2017-03-22T16:59:00</dc:date>
            </office:change-info>
          </text:insertion>
        </text:changed-region>
        <text:changed-region xml:id="ct130182176" text:id="ct130182176">
          <text:deletion>
            <office:change-info>
              <dc:creator>Kunai Takashi</dc:creator>
              <dc:date>2017-03-22T16:59:00</dc:date>
            </office:change-info>
            <text:p text:style-name="P3"><text:span text:style-name="T2">随</text:span></text:p>
          </text:deletion>
        </text:changed-region>
        <text:changed-region xml:id="ct130182800" text:id="ct130182800">
          <text:deletion>
            <office:change-info>
              <dc:creator>Kunai Takashi</dc:creator>
              <dc:date>2017-03-22T17:00:00</dc:date>
            </office:change-info>
            <text:p text:style-name="P3"><text:span text:style-name="T3">オープンに、</text:span></text:p>
          </text:deletion>
        </text:changed-region>
        <text:changed-region xml:id="ct258036216" text:id="ct258036216">
          <text:deletion>
            <office:change-info>
              <dc:creator>Kunai Takashi</dc:creator>
              <dc:date>2017-03-23T17:04:00</dc:date>
            </office:change-info>
            <text:p text:style-name="P3"><text:span text:style-name="T3">・</text:span></text:p>
          </text:deletion>
        </text:changed-region>
        <text:changed-region xml:id="ct258034240" text:id="ct258034240">
          <text:insertion>
            <office:change-info>
              <dc:creator>Kunai Takashi</dc:creator>
              <dc:date>2017-03-23T17:05:00</dc:date>
            </office:change-info>
          </text:insertion>
        </text:changed-region>
        <text:changed-region xml:id="ct258035696" text:id="ct258035696">
          <text:deletion>
            <office:change-info>
              <dc:creator>Kunai Takashi</dc:creator>
              <dc:date>2017-03-23T17:05:00</dc:date>
            </office:change-info>
            <text:p text:style-name="P3"><text:span text:style-name="T3">・</text:span></text:p>
          </text:deletion>
        </text:changed-region>
        <text:changed-region xml:id="ct130182904" text:id="ct130182904">
          <text:insertion>
            <office:change-info>
              <dc:creator>Kunai Takashi</dc:creator>
              <dc:date>2017-03-22T17:00:00</dc:date>
            </office:change-info>
          </text:insertion>
        </text:changed-region>
        <text:changed-region xml:id="ct130182280" text:id="ct130182280">
          <text:deletion>
            <office:change-info>
              <dc:creator>Kunai Takashi</dc:creator>
              <dc:date>2017-03-22T17:00:00</dc:date>
            </office:change-info>
            <text:p text:style-name="P3"><text:span text:style-name="T2">や</text:span></text:p>
          </text:deletion>
        </text:changed-region>
        <text:changed-region xml:id="ct258036320" text:id="ct258036320">
          <text:insertion>
            <office:change-info>
              <dc:creator>Kunai Takashi</dc:creator>
              <dc:date>2017-03-23T17:05:00</dc:date>
            </office:change-info>
          </text:insertion>
        </text:changed-region>
        <text:changed-region xml:id="ct258035904" text:id="ct258035904">
          <text:deletion>
            <office:change-info>
              <dc:creator>Kunai Takashi</dc:creator>
              <dc:date>2017-03-23T17:05:00</dc:date>
            </office:change-info>
            <text:p text:style-name="P3"><text:span text:style-name="T2">きます</text:span></text:p>
          </text:deletion>
        </text:changed-region>
        <text:changed-region xml:id="ct130183008" text:id="ct130183008">
          <text:insertion>
            <office:change-info>
              <dc:creator>Kunai Takashi</dc:creator>
              <dc:date>2017-03-22T17:03:00</dc:date>
            </office:change-info>
          </text:insertion>
        </text:changed-region>
        <text:changed-region xml:id="ct130182384" text:id="ct130182384">
          <text:insertion>
            <office:change-info>
              <dc:creator>Kunai Takashi</dc:creator>
              <dc:date>2017-03-22T17:08:00</dc:date>
            </office:change-info>
          </text:insertion>
        </text:changed-region>
        <text:changed-region xml:id="ct258033720" text:id="ct258033720">
          <text:insertion>
            <office:change-info>
              <dc:creator>Kunai Takashi</dc:creator>
              <dc:date>2017-03-23T17:05:00</dc:date>
            </office:change-info>
          </text:insertion>
        </text:changed-region>
        <text:changed-region xml:id="ct258034448" text:id="ct258034448">
          <text:deletion>
            <office:change-info>
              <dc:creator>Kunai Takashi</dc:creator>
              <dc:date>2017-03-23T17:05:00</dc:date>
            </office:change-info>
            <text:p text:style-name="P2"><text:span text:style-name="T2">や</text:span></text:p>
          </text:deletion>
        </text:changed-region>
        <text:changed-region xml:id="ct258035488" text:id="ct258035488">
          <text:insertion>
            <office:change-info>
              <dc:creator>Kunai Takashi</dc:creator>
              <dc:date>2017-03-23T17:05:00</dc:date>
            </office:change-info>
          </text:insertion>
        </text:changed-region>
        <text:changed-region xml:id="ct258036424" text:id="ct258036424">
          <text:deletion>
            <office:change-info>
              <dc:creator>Kunai Takashi</dc:creator>
              <dc:date>2017-03-23T17:05:00</dc:date>
            </office:change-info>
            <text:p text:style-name="P2"><text:span text:style-name="T2">や</text:span></text:p>
          </text:deletion>
        </text:changed-region>
        <text:changed-region xml:id="ct130186024" text:id="ct130186024">
          <text:insertion>
            <office:change-info>
              <dc:creator>Kunai Takashi</dc:creator>
              <dc:date>2017-03-22T17:13:00</dc:date>
            </office:change-info>
          </text:insertion>
        </text:changed-region>
        <text:changed-region xml:id="ct130185920" text:id="ct130185920">
          <text:insertion>
            <office:change-info>
              <dc:creator>Kunai Takashi</dc:creator>
              <dc:date>2017-03-22T17:09:00</dc:date>
            </office:change-info>
          </text:insertion>
        </text:changed-region>
        <text:changed-region xml:id="ct130185400" text:id="ct130185400">
          <text:insertion>
            <office:change-info>
              <dc:creator>Kunai Takashi</dc:creator>
              <dc:date>2017-03-22T17:10:00</dc:date>
            </office:change-info>
          </text:insertion>
        </text:changed-region>
        <text:changed-region xml:id="ct130185504" text:id="ct130185504">
          <text:deletion>
            <office:change-info>
              <dc:creator>Kunai Takashi</dc:creator>
              <dc:date>2017-03-22T17:10:00</dc:date>
            </office:change-info>
            <text:p text:style-name="P2"><text:span text:style-name="T2">であろう要件の一式を定義</text:span></text:p>
          </text:deletion>
        </text:changed-region>
        <text:changed-region xml:id="ct130185816" text:id="ct130185816">
          <text:deletion>
            <office:change-info>
              <dc:creator>Kunai Takashi</dc:creator>
              <dc:date>2017-03-22T17:14:00</dc:date>
            </office:change-info>
            <text:p text:style-name="P2"><text:span text:style-name="T3">本仕様書は</text:span></text:p>
          </text:deletion>
        </text:changed-region>
        <text:changed-region xml:id="ct130185608" text:id="ct130185608">
          <text:insertion>
            <office:change-info>
              <dc:creator>Kunai Takashi</dc:creator>
              <dc:date>2017-03-22T17:16:00</dc:date>
            </office:change-info>
          </text:insertion>
        </text:changed-region>
        <text:changed-region xml:id="ct130204232" text:id="ct130204232">
          <text:deletion>
            <office:change-info>
              <dc:creator>Kunai Takashi</dc:creator>
              <dc:date>2017-03-22T17:16:00</dc:date>
            </office:change-info>
            <text:p text:style-name="P2"><text:span text:style-name="T2">準</text:span></text:p>
          </text:deletion>
        </text:changed-region>
        <text:changed-region xml:id="ct130185712" text:id="ct130185712">
          <text:deletion>
            <office:change-info>
              <dc:creator>Kunai Takashi</dc:creator>
              <dc:date>2017-03-22T17:17:00</dc:date>
            </office:change-info>
            <text:p text:style-name="P2"><text:span text:style-name="T2">拠</text:span></text:p>
          </text:deletion>
        </text:changed-region>
        <text:changed-region xml:id="ct130205376" text:id="ct130205376">
          <text:deletion>
            <office:change-info>
              <dc:creator>Kunai Takashi</dc:creator>
              <dc:date>2017-03-22T17:17:00</dc:date>
            </office:change-info>
            <text:p text:style-name="P2"><text:span text:style-name="T3">え</text:span></text:p>
          </text:deletion>
        </text:changed-region>
        <text:changed-region xml:id="ct130204960" text:id="ct130204960">
          <text:insertion>
            <office:change-info>
              <dc:creator>Kunai Takashi</dc:creator>
              <dc:date>2017-03-22T17:17:00</dc:date>
            </office:change-info>
          </text:insertion>
        </text:changed-region>
        <text:changed-region xml:id="ct130205480" text:id="ct130205480">
          <text:insertion>
            <office:change-info>
              <dc:creator>Kunai Takashi</dc:creator>
              <dc:date>2017-03-22T17:18:00</dc:date>
            </office:change-info>
          </text:insertion>
        </text:changed-region>
        <text:changed-region xml:id="ct130205584" text:id="ct130205584">
          <text:insertion>
            <office:change-info>
              <dc:creator>Kunai Takashi</dc:creator>
              <dc:date>2017-03-22T17:21:00</dc:date>
            </office:change-info>
          </text:insertion>
        </text:changed-region>
        <text:changed-region xml:id="ct130203400" text:id="ct130203400">
          <text:deletion>
            <office:change-info>
              <dc:creator>Kunai Takashi</dc:creator>
              <dc:date>2017-03-22T17:21:00</dc:date>
            </office:change-info>
            <text:p text:style-name="P2"><text:span text:style-name="T2">準</text:span></text:p>
          </text:deletion>
        </text:changed-region>
        <text:changed-region xml:id="ct130202568" text:id="ct130202568">
          <text:deletion>
            <office:change-info>
              <dc:creator>Kunai Takashi</dc:creator>
              <dc:date>2017-03-22T17:21:00</dc:date>
            </office:change-info>
            <text:p text:style-name="P2"><text:span text:style-name="T3">を</text:span></text:p>
          </text:deletion>
        </text:changed-region>
        <text:changed-region xml:id="ct130202672" text:id="ct130202672">
          <text:insertion>
            <office:change-info>
              <dc:creator>Kunai Takashi</dc:creator>
              <dc:date>2017-03-22T17:21:00</dc:date>
            </office:change-info>
          </text:insertion>
        </text:changed-region>
        <text:changed-region xml:id="ct130205168" text:id="ct130205168">
          <text:deletion>
            <office:change-info>
              <dc:creator>Kunai Takashi</dc:creator>
              <dc:date>2017-03-22T17:21:00</dc:date>
            </office:change-info>
            <text:p text:style-name="P2"><text:span text:style-name="T2">として</text:span></text:p>
          </text:deletion>
        </text:changed-region>
        <text:changed-region xml:id="ct130205688" text:id="ct130205688">
          <text:deletion>
            <office:change-info>
              <dc:creator>N</dc:creator>
              <dc:date>2017-03-21T07:53:00</dc:date>
            </office:change-info>
            <text:p text:style-name="P2"><text:span text:style-name="T3">）</text:span></text:p>
          </text:deletion>
        </text:changed-region>
        <text:changed-region xml:id="ct130204752" text:id="ct130204752">
          <text:insertion>
            <office:change-info>
              <dc:creator>N</dc:creator>
              <dc:date>2017-03-21T07:53:00</dc:date>
            </office:change-info>
          </text:insertion>
        </text:changed-region>
        <text:changed-region xml:id="ct130204336" text:id="ct130204336">
          <text:insertion>
            <office:change-info>
              <dc:creator>Kunai Takashi</dc:creator>
              <dc:date>2017-03-22T17:22:00</dc:date>
            </office:change-info>
          </text:insertion>
        </text:changed-region>
        <text:changed-region xml:id="ct130204856" text:id="ct130204856">
          <text:insertion>
            <office:change-info>
              <dc:creator>Kunai Takashi</dc:creator>
              <dc:date>2017-03-22T17:22:00</dc:date>
            </office:change-info>
          </text:insertion>
        </text:changed-region>
        <text:changed-region xml:id="ct130204440" text:id="ct130204440">
          <text:deletion>
            <office:change-info>
              <dc:creator>Kunai Takashi</dc:creator>
              <dc:date>2017-03-22T17:22:00</dc:date>
            </office:change-info>
            <text:p text:style-name="P2"><text:span text:style-name="T2">また本仕様</text:span></text:p>
          </text:deletion>
        </text:changed-region>
        <text:changed-region xml:id="ct130205272" text:id="ct130205272">
          <text:deletion>
            <office:change-info>
              <dc:creator>Kunai Takashi</dc:creator>
              <dc:date>2017-03-22T17:23:00</dc:date>
            </office:change-info>
            <text:p text:style-name="P2"><text:span text:style-name="T2">書は</text:span></text:p>
          </text:deletion>
        </text:changed-region>
        <text:changed-region xml:id="ct130203816" text:id="ct130203816">
          <text:insertion>
            <office:change-info>
              <dc:creator>Kunai Takashi</dc:creator>
              <dc:date>2017-03-22T17:24:00</dc:date>
            </office:change-info>
          </text:insertion>
        </text:changed-region>
        <text:changed-region xml:id="ct130203920" text:id="ct130203920">
          <text:deletion>
            <office:change-info>
              <dc:creator>Kunai Takashi</dc:creator>
              <dc:date>2017-03-22T17:24:00</dc:date>
            </office:change-info>
            <text:p text:style-name="P2"><text:span text:style-name="T2">が</text:span></text:p>
          </text:deletion>
        </text:changed-region>
        <text:changed-region xml:id="ct130202776" text:id="ct130202776">
          <text:insertion>
            <office:change-info>
              <dc:creator>Kunai Takashi</dc:creator>
              <dc:date>2017-03-22T17:24:00</dc:date>
            </office:change-info>
          </text:insertion>
        </text:changed-region>
        <text:changed-region xml:id="ct130205792" text:id="ct130205792">
          <text:insertion>
            <office:change-info>
              <dc:creator>Kunai Takashi</dc:creator>
              <dc:date>2017-03-22T17:25:00</dc:date>
            </office:change-info>
          </text:insertion>
        </text:changed-region>
        <text:changed-region xml:id="ct130202984" text:id="ct130202984">
          <text:deletion>
            <office:change-info>
              <dc:creator>Kunai Takashi</dc:creator>
              <dc:date>2017-03-22T17:25:00</dc:date>
            </office:change-info>
            <text:p text:style-name="P2"><text:span text:style-name="T2">仕様として</text:span></text:p>
          </text:deletion>
        </text:changed-region>
        <text:changed-region xml:id="ct130202880" text:id="ct130202880">
          <text:deletion>
            <office:change-info>
              <dc:creator>N</dc:creator>
              <dc:date>2017-03-21T07:53:00</dc:date>
            </office:change-info>
            <text:p text:style-name="P2"><text:span text:style-name="T3">一つ</text:span></text:p>
          </text:deletion>
        </text:changed-region>
        <text:changed-region xml:id="ct130203088" text:id="ct130203088">
          <text:insertion>
            <office:change-info>
              <dc:creator>N</dc:creator>
              <dc:date>2017-03-21T07:53:00</dc:date>
            </office:change-info>
          </text:insertion>
        </text:changed-region>
        <text:changed-region xml:id="ct130203192" text:id="ct130203192">
          <text:insertion>
            <office:change-info>
              <dc:creator>Kunai Takashi</dc:creator>
              <dc:date>2017-03-23T08:43:00</dc:date>
            </office:change-info>
          </text:insertion>
        </text:changed-region>
        <text:changed-region xml:id="ct130204024" text:id="ct130204024">
          <text:insertion>
            <office:change-info>
              <dc:creator>Kunai Takashi</dc:creator>
              <dc:date>2017-03-22T17:25:00</dc:date>
            </office:change-info>
          </text:insertion>
        </text:changed-region>
        <text:changed-region xml:id="ct130203296" text:id="ct130203296">
          <text:deletion>
            <office:change-info>
              <dc:creator>Kunai Takashi</dc:creator>
              <dc:date>2017-03-22T17:25:00</dc:date>
            </office:change-info>
            <text:p text:style-name="P2"><text:span text:style-name="T2">検討</text:span></text:p>
          </text:deletion>
        </text:changed-region>
        <text:changed-region xml:id="ct130204544" text:id="ct130204544">
          <text:insertion>
            <office:change-info>
              <dc:creator>Kunai Takashi</dc:creator>
              <dc:date>2017-03-22T17:27:00</dc:date>
            </office:change-info>
          </text:insertion>
        </text:changed-region>
        <text:changed-region xml:id="ct130203504" text:id="ct130203504">
          <text:insertion>
            <office:change-info>
              <dc:creator>Kunai Takashi</dc:creator>
              <dc:date>2017-03-22T17:27:00</dc:date>
            </office:change-info>
          </text:insertion>
        </text:changed-region>
        <text:changed-region xml:id="ct130203608" text:id="ct130203608">
          <text:deletion>
            <office:change-info>
              <dc:creator>Kunai Takashi</dc:creator>
              <dc:date>2017-03-22T17:27:00</dc:date>
            </office:change-info>
            <text:p text:style-name="P2"><text:span text:style-name="T2">準拠</text:span></text:p>
          </text:deletion>
        </text:changed-region>
        <text:changed-region xml:id="ct130205064" text:id="ct130205064">
          <text:deletion>
            <office:change-info>
              <dc:creator>Kunai Takashi</dc:creator>
              <dc:date>2017-03-23T08:39:00</dc:date>
            </office:change-info>
            <text:p text:style-name="Standard"><text:span text:style-name="T6">・配布</text:span></text:p>
          </text:deletion>
        </text:changed-region>
        <text:changed-region xml:id="ct130204128" text:id="ct130204128">
          <text:insertion>
            <office:change-info>
              <dc:creator>Kunai Takashi</dc:creator>
              <dc:date>2017-03-22T17:29:00</dc:date>
            </office:change-info>
          </text:insertion>
        </text:changed-region>
        <text:changed-region xml:id="ct130203712" text:id="ct130203712">
          <text:insertion>
            <office:change-info>
              <dc:creator>Kunai Takashi</dc:creator>
              <dc:date>2017-03-22T17:29:00</dc:date>
            </office:change-info>
          </text:insertion>
        </text:changed-region>
        <text:changed-region xml:id="ct130204648" text:id="ct130204648">
          <text:deletion>
            <office:change-info>
              <dc:creator>Kunai Takashi</dc:creator>
              <dc:date>2017-03-22T17:29:00</dc:date>
            </office:change-info>
            <text:p text:style-name="Standard"><text:span text:style-name="T7">関連生成物</text:span></text:p>
          </text:deletion>
        </text:changed-region>
        <text:changed-region xml:id="ct130206312" text:id="ct130206312">
          <text:insertion>
            <office:change-info>
              <dc:creator>Kunai Takashi</dc:creator>
              <dc:date>2017-03-22T17:37:00</dc:date>
            </office:change-info>
          </text:insertion>
        </text:changed-region>
        <text:changed-region xml:id="ct130206416" text:id="ct130206416">
          <text:insertion>
            <office:change-info>
              <dc:creator>Kunai Takashi</dc:creator>
              <dc:date>2017-03-22T17:33:00</dc:date>
            </office:change-info>
          </text:insertion>
        </text:changed-region>
        <text:changed-region xml:id="ct130206104" text:id="ct130206104">
          <text:insertion>
            <office:change-info>
              <dc:creator>Kunai Takashi</dc:creator>
              <dc:date>2017-03-22T17:34:00</dc:date>
            </office:change-info>
          </text:insertion>
        </text:changed-region>
        <text:changed-region xml:id="ct130206520" text:id="ct130206520">
          <text:insertion>
            <office:change-info>
              <dc:creator>Kunai Takashi</dc:creator>
              <dc:date>2017-03-22T17:37:00</dc:date>
            </office:change-info>
          </text:insertion>
        </text:changed-region>
        <text:changed-region xml:id="ct130206000" text:id="ct130206000">
          <text:deletion>
            <office:change-info>
              <dc:creator>Kunai Takashi</dc:creator>
              <dc:date>2017-03-22T17:34:00</dc:date>
            </office:change-info>
            <text:p text:style-name="Standard"><text:span text:style-name="T3">確認済みライセンスの</text:span></text:p>
          </text:deletion>
        </text:changed-region>
        <text:changed-region xml:id="ct130206208" text:id="ct130206208">
          <text:insertion>
            <office:change-info>
              <dc:creator>Kunai Takashi</dc:creator>
              <dc:date>2017-03-22T17:34:00</dc:date>
            </office:change-info>
          </text:insertion>
        </text:changed-region>
        <text:changed-region xml:id="ct130205896" text:id="ct130205896">
          <text:insertion>
            <office:change-info>
              <dc:creator>Kunai Takashi</dc:creator>
              <dc:date>2017-03-22T17:34:00</dc:date>
            </office:change-info>
          </text:insertion>
        </text:changed-region>
        <text:changed-region xml:id="ct130206880" text:id="ct130206880">
          <text:deletion>
            <office:change-info>
              <dc:creator>Kunai Takashi</dc:creator>
              <dc:date>2017-03-22T17:34:00</dc:date>
            </office:change-info>
            <text:p text:style-name="Standard"><text:span text:style-name="T2">生成物</text:span></text:p>
          </text:deletion>
        </text:changed-region>
        <text:changed-region xml:id="ct130208752" text:id="ct130208752">
          <text:insertion>
            <office:change-info>
              <dc:creator>Kunai Takashi</dc:creator>
              <dc:date>2017-03-22T17:35:00</dc:date>
            </office:change-info>
          </text:insertion>
        </text:changed-region>
        <text:changed-region xml:id="ct130209064" text:id="ct130209064">
          <text:insertion>
            <office:change-info>
              <dc:creator>Kunai Takashi</dc:creator>
              <dc:date>2017-03-22T17:36:00</dc:date>
            </office:change-info>
          </text:insertion>
        </text:changed-region>
        <text:changed-region xml:id="ct130206672" text:id="ct130206672">
          <text:deletion>
            <office:change-info>
              <dc:creator>Kunai Takashi</dc:creator>
              <dc:date>2017-03-22T17:36:00</dc:date>
            </office:change-info>
            <text:p text:style-name="Standard"><text:span text:style-name="T2">もの</text:span></text:p>
          </text:deletion>
        </text:changed-region>
        <text:changed-region xml:id="ct130209480" text:id="ct130209480">
          <text:insertion>
            <office:change-info>
              <dc:creator>Kunai Takashi</dc:creator>
              <dc:date>2017-03-22T17:38:00</dc:date>
            </office:change-info>
          </text:insertion>
        </text:changed-region>
        <text:changed-region xml:id="ct130207920" text:id="ct130207920">
          <text:deletion>
            <office:change-info>
              <dc:creator>Kunai Takashi</dc:creator>
              <dc:date>2017-03-22T17:38:00</dc:date>
            </office:change-info>
            <text:p text:style-name="P2"><text:span text:style-name="T3">オープンソース </text:span></text:p>
          </text:deletion>
        </text:changed-region>
        <text:changed-region xml:id="ct130209168" text:id="ct130209168">
          <text:deletion>
            <office:change-info>
              <dc:creator>N</dc:creator>
              <dc:date>2017-03-21T07:53:00</dc:date>
            </office:change-info>
            <text:p text:style-name="P2"><text:span text:style-name="T3">イニシアティブ</text:span></text:p>
          </text:deletion>
        </text:changed-region>
        <text:changed-region xml:id="ct130207712" text:id="ct130207712">
          <text:deletion>
            <office:change-info>
              <dc:creator>Kunai Takashi</dc:creator>
              <dc:date>2017-03-22T17:38:00</dc:date>
            </office:change-info>
            <text:p text:style-name="P2"><text:span text:style-name="T3">イニシアテチブ</text:span></text:p>
          </text:deletion>
        </text:changed-region>
        <text:changed-region xml:id="ct130209584" text:id="ct130209584">
          <text:insertion>
            <office:change-info>
              <dc:creator>Kunai Takashi</dc:creator>
              <dc:date>2017-03-22T17:39:00</dc:date>
            </office:change-info>
          </text:insertion>
        </text:changed-region>
        <text:changed-region xml:id="ct130207816" text:id="ct130207816">
          <text:deletion>
            <office:change-info>
              <dc:creator>Kunai Takashi</dc:creator>
              <dc:date>2017-03-22T17:39:00</dc:date>
            </office:change-info>
            <text:p text:style-name="P2"><text:span text:style-name="T2">発行</text:span></text:p>
          </text:deletion>
        </text:changed-region>
        <text:changed-region xml:id="ct130208440" text:id="ct130208440">
          <text:insertion>
            <office:change-info>
              <dc:creator>Kunai Takashi</dc:creator>
              <dc:date>2017-03-22T17:39:00</dc:date>
            </office:change-info>
          </text:insertion>
        </text:changed-region>
        <text:changed-region xml:id="ct130208648" text:id="ct130208648">
          <text:deletion>
            <office:change-info>
              <dc:creator>Kunai Takashi</dc:creator>
              <dc:date>2017-03-22T17:39:00</dc:date>
            </office:change-info>
            <text:p text:style-name="P2"><text:span text:style-name="T3">フリーソフトウェア ファンデーション</text:span></text:p>
          </text:deletion>
        </text:changed-region>
        <text:changed-region xml:id="ct130208024" text:id="ct130208024">
          <text:insertion>
            <office:change-info>
              <dc:creator>Kunai Takashi</dc:creator>
              <dc:date>2017-03-22T17:39:00</dc:date>
            </office:change-info>
          </text:insertion>
        </text:changed-region>
        <text:changed-region xml:id="ct130208336" text:id="ct130208336">
          <text:deletion>
            <office:change-info>
              <dc:creator>Kunai Takashi</dc:creator>
              <dc:date>2017-03-22T17:39:00</dc:date>
            </office:change-info>
            <text:p text:style-name="P2"><text:span text:style-name="T2">発行</text:span></text:p>
          </text:deletion>
        </text:changed-region>
        <text:changed-region xml:id="ct130208856" text:id="ct130208856">
          <text:deletion>
            <office:change-info>
              <dc:creator>Kunai Takashi</dc:creator>
              <dc:date>2017-03-22T17:40:00</dc:date>
            </office:change-info>
            <text:p text:style-name="P2"><text:span text:style-name="T3">1つ以上の</text:span></text:p>
          </text:deletion>
        </text:changed-region>
        <text:changed-region xml:id="ct130208128" text:id="ct130208128">
          <text:insertion>
            <office:change-info>
              <dc:creator>Kunai Takashi</dc:creator>
              <dc:date>2017-03-22T17:41:00</dc:date>
            </office:change-info>
          </text:insertion>
        </text:changed-region>
        <text:changed-region xml:id="ct130206776" text:id="ct130206776">
          <text:insertion>
            <office:change-info>
              <dc:creator>Kunai Takashi</dc:creator>
              <dc:date>2017-03-22T17:43:00</dc:date>
            </office:change-info>
          </text:insertion>
        </text:changed-region>
        <text:changed-region xml:id="ct130208232" text:id="ct130208232">
          <text:deletion>
            <office:change-info>
              <dc:creator>Kunai Takashi</dc:creator>
              <dc:date>2017-03-22T17:43:00</dc:date>
            </office:change-info>
            <text:p text:style-name="P2"><text:span text:style-name="T2">、指名</text:span></text:p>
          </text:deletion>
        </text:changed-region>
        <text:changed-region xml:id="ct130208544" text:id="ct130208544">
          <text:insertion>
            <office:change-info>
              <dc:creator>Kunai Takashi</dc:creator>
              <dc:date>2017-03-22T17:43:00</dc:date>
            </office:change-info>
          </text:insertion>
        </text:changed-region>
        <text:changed-region xml:id="ct130208960" text:id="ct130208960">
          <text:deletion>
            <office:change-info>
              <dc:creator>Kunai Takashi</dc:creator>
              <dc:date>2017-03-22T17:43:00</dc:date>
            </office:change-info>
            <text:p text:style-name="P2"><text:span text:style-name="T2">人</text:span></text:p>
          </text:deletion>
        </text:changed-region>
        <text:changed-region xml:id="ct130209272" text:id="ct130209272">
          <text:insertion>
            <office:change-info>
              <dc:creator>Kunai Takashi</dc:creator>
              <dc:date>2017-03-22T17:28:00</dc:date>
            </office:change-info>
          </text:insertion>
        </text:changed-region>
        <text:changed-region xml:id="ct130209376" text:id="ct130209376">
          <text:deletion>
            <office:change-info>
              <dc:creator>Kunai Takashi</dc:creator>
              <dc:date>2017-03-22T17:44:00</dc:date>
            </office:change-info>
            <text:p text:style-name="P2"><text:span text:style-name="T2">済み</text:span></text:p>
          </text:deletion>
        </text:changed-region>
        <text:changed-region xml:id="ct130209688" text:id="ct130209688">
          <text:insertion>
            <office:change-info>
              <dc:creator>Kunai Takashi</dc:creator>
              <dc:date>2017-03-22T17:45:00</dc:date>
            </office:change-info>
          </text:insertion>
        </text:changed-region>
        <text:changed-region xml:id="ct130207400" text:id="ct130207400">
          <text:insertion>
            <office:change-info>
              <dc:creator>Kunai Takashi</dc:creator>
              <dc:date>2017-03-22T17:47:00</dc:date>
            </office:change-info>
          </text:insertion>
        </text:changed-region>
        <text:changed-region xml:id="ct130209896" text:id="ct130209896">
          <text:deletion>
            <office:change-info>
              <dc:creator>Kunai Takashi</dc:creator>
              <dc:date>2017-03-22T17:47:00</dc:date>
            </office:change-info>
            <text:p text:style-name="P2"><text:span text:style-name="T2">方法に則</text:span></text:p>
          </text:deletion>
        </text:changed-region>
        <text:changed-region xml:id="ct130209792" text:id="ct130209792">
          <text:deletion>
            <office:change-info>
              <dc:creator>Kunai Takashi</dc:creator>
              <dc:date>2017-03-22T17:46:00</dc:date>
            </office:change-info>
            <text:p text:style-name="P2"><text:span text:style-name="T2">り</text:span></text:p>
          </text:deletion>
        </text:changed-region>
        <text:changed-region xml:id="ct130206984" text:id="ct130206984">
          <text:insertion>
            <office:change-info>
              <dc:creator>Kunai Takashi</dc:creator>
              <dc:date>2017-03-22T17:47:00</dc:date>
            </office:change-info>
          </text:insertion>
        </text:changed-region>
        <text:changed-region xml:id="ct130207088" text:id="ct130207088">
          <text:insertion>
            <office:change-info>
              <dc:creator>Kunai Takashi</dc:creator>
              <dc:date>2017-03-22T17:48:00</dc:date>
            </office:change-info>
          </text:insertion>
        </text:changed-region>
        <text:changed-region xml:id="ct130207504" text:id="ct130207504">
          <text:insertion>
            <office:change-info>
              <dc:creator>Kunai Takashi</dc:creator>
              <dc:date>2017-03-22T17:49:00</dc:date>
            </office:change-info>
          </text:insertion>
        </text:changed-region>
        <text:changed-region xml:id="ct130207192" text:id="ct130207192">
          <text:deletion>
            <office:change-info>
              <dc:creator>Kunai Takashi</dc:creator>
              <dc:date>2017-03-22T17:49:00</dc:date>
            </office:change-info>
            <text:p text:style-name="P2"><text:span text:style-name="T2">提供される</text:span></text:p>
          </text:deletion>
        </text:changed-region>
        <text:changed-region xml:id="ct130207296" text:id="ct130207296">
          <text:insertion>
            <office:change-info>
              <dc:creator>Kunai Takashi</dc:creator>
              <dc:date>2017-03-22T17:49:00</dc:date>
            </office:change-info>
          </text:insertion>
        </text:changed-region>
        <text:changed-region xml:id="ct130207608" text:id="ct130207608">
          <text:deletion>
            <office:change-info>
              <dc:creator>Kunai Takashi</dc:creator>
              <dc:date>2017-03-22T17:49:00</dc:date>
            </office:change-info>
            <text:p text:style-name="P2"><text:span text:style-name="T2">作り出</text:span></text:p>
          </text:deletion>
        </text:changed-region>
        <text:changed-region xml:id="ct130213120" text:id="ct130213120">
          <text:insertion>
            <office:change-info>
              <dc:creator>Kunai Takashi</dc:creator>
              <dc:date>2017-03-22T17:50:00</dc:date>
            </office:change-info>
          </text:insertion>
        </text:changed-region>
        <text:changed-region xml:id="ct130211248" text:id="ct130211248">
          <text:deletion>
            <office:change-info>
              <dc:creator>Kunai Takashi</dc:creator>
              <dc:date>2017-03-22T17:50:00</dc:date>
            </office:change-info>
            <text:p text:style-name="P2"><text:span text:style-name="T2">ります</text:span></text:p>
          </text:deletion>
        </text:changed-region>
        <text:changed-region xml:id="ct130212392" text:id="ct130212392">
          <text:insertion>
            <office:change-info>
              <dc:creator>Kunai Takashi</dc:creator>
              <dc:date>2017-03-22T17:50:00</dc:date>
            </office:change-info>
          </text:insertion>
        </text:changed-region>
        <text:changed-region xml:id="ct130211040" text:id="ct130211040">
          <text:deletion>
            <office:change-info>
              <dc:creator>Kunai Takashi</dc:creator>
              <dc:date>2017-03-22T17:50:00</dc:date>
            </office:change-info>
            <text:p text:style-name="P2"><text:span text:style-name="T2">ありません</text:span></text:p>
          </text:deletion>
        </text:changed-region>
        <text:changed-region xml:id="ct130210416" text:id="ct130210416">
          <text:deletion>
            <office:change-info>
              <dc:creator>Kunai Takashi</dc:creator>
              <dc:date>2017-03-22T17:50:00</dc:date>
            </office:change-info>
            <text:p text:style-name="P2"><text:span text:style-name="T6">もしくは</text:span></text:p>
          </text:deletion>
        </text:changed-region>
        <text:changed-region xml:id="ct130212600" text:id="ct130212600">
          <text:insertion>
            <office:change-info>
              <dc:creator>Kunai Takashi</dc:creator>
              <dc:date>2017-03-22T17:50:00</dc:date>
            </office:change-info>
          </text:insertion>
        </text:changed-region>
        <text:changed-region xml:id="ct130212808" text:id="ct130212808">
          <text:insertion>
            <office:change-info>
              <dc:creator>Kunai Takashi</dc:creator>
              <dc:date>2017-03-22T17:50:00</dc:date>
            </office:change-info>
          </text:insertion>
        </text:changed-region>
        <text:changed-region xml:id="ct130211144" text:id="ct130211144">
          <text:insertion>
            <office:change-info>
              <dc:creator>Kunai Takashi</dc:creator>
              <dc:date>2017-03-22T17:28:00</dc:date>
            </office:change-info>
          </text:insertion>
        </text:changed-region>
        <text:changed-region xml:id="ct130210728" text:id="ct130210728">
          <text:deletion>
            <office:change-info>
              <dc:creator>Kunai Takashi</dc:creator>
              <dc:date>2017-03-22T17:28:00</dc:date>
            </office:change-info>
            <text:p text:style-name="P2"><text:span text:style-name="T7"/></text:p>
            <text:p text:style-name="P2"><text:span text:style-name="T7"/></text:p>
          </text:deletion>
        </text:changed-region>
        <text:changed-region xml:id="ct130210936" text:id="ct130210936">
          <text:deletion>
            <office:change-info>
              <dc:creator>Kunai Takashi</dc:creator>
              <dc:date>2017-03-22T17:51:00</dc:date>
            </office:change-info>
            <text:p text:style-name="P2"><text:span text:style-name="T3">た</text:span></text:p>
          </text:deletion>
        </text:changed-region>
        <text:changed-region xml:id="ct130211664" text:id="ct130211664">
          <text:insertion>
            <office:change-info>
              <dc:creator>Kunai Takashi</dc:creator>
              <dc:date>2017-03-22T17:51:00</dc:date>
            </office:change-info>
          </text:insertion>
        </text:changed-region>
        <text:changed-region xml:id="ct130210520" text:id="ct130210520">
          <text:deletion>
            <office:change-info>
              <dc:creator>Kunai Takashi</dc:creator>
              <dc:date>2017-03-22T17:51:00</dc:date>
            </office:change-info>
            <text:p text:style-name="P2"><text:span text:style-name="T2">ます</text:span></text:p>
          </text:deletion>
        </text:changed-region>
        <text:changed-region xml:id="ct130212704" text:id="ct130212704">
          <text:insertion>
            <office:change-info>
              <dc:creator>Kunai Takashi</dc:creator>
              <dc:date>2017-03-23T08:33:00</dc:date>
            </office:change-info>
          </text:insertion>
        </text:changed-region>
        <text:changed-region xml:id="ct130211768" text:id="ct130211768">
          <text:insertion>
            <office:change-info>
              <dc:creator>Kunai Takashi</dc:creator>
              <dc:date>2017-03-23T08:34:00</dc:date>
            </office:change-info>
          </text:insertion>
        </text:changed-region>
        <text:changed-region xml:id="ct258095808" text:id="ct258095808">
          <text:insertion>
            <office:change-info>
              <dc:creator>Kunai Takashi</dc:creator>
              <dc:date>2017-03-23T17:08:00</dc:date>
            </office:change-info>
          </text:insertion>
        </text:changed-region>
        <text:changed-region xml:id="ct130211352" text:id="ct130211352">
          <text:insertion>
            <office:change-info>
              <dc:creator>Kunai Takashi</dc:creator>
              <dc:date>2017-03-23T08:41:00</dc:date>
            </office:change-info>
          </text:insertion>
        </text:changed-region>
        <text:changed-region xml:id="ct130213224" text:id="ct130213224">
          <text:insertion>
            <office:change-info>
              <dc:creator>Kunai Takashi</dc:creator>
              <dc:date>2017-03-23T08:39:00</dc:date>
            </office:change-info>
          </text:insertion>
        </text:changed-region>
        <text:changed-region xml:id="ct258036008" text:id="ct258036008">
          <text:insertion>
            <office:change-info>
              <dc:creator>Kunai Takashi</dc:creator>
              <dc:date>2017-03-23T17:08:00</dc:date>
            </office:change-info>
          </text:insertion>
        </text:changed-region>
        <text:changed-region xml:id="ct130211560" text:id="ct130211560">
          <text:deletion>
            <office:change-info>
              <dc:creator>N</dc:creator>
              <dc:date>2017-03-21T07:52:00</dc:date>
            </office:change-info>
            <text:p text:style-name="P4"><text:span text:style-name="T3">を</text:span></text:p>
          </text:deletion>
        </text:changed-region>
        <text:changed-region xml:id="ct130212912" text:id="ct130212912">
          <text:insertion>
            <office:change-info>
              <dc:creator>Kunai Takashi</dc:creator>
              <dc:date>2017-03-23T08:48:00</dc:date>
            </office:change-info>
          </text:insertion>
        </text:changed-region>
        <text:changed-region xml:id="ct130211872" text:id="ct130211872">
          <text:deletion>
            <office:change-info>
              <dc:creator>Kunai Takashi</dc:creator>
              <dc:date>2017-03-23T08:48:00</dc:date>
            </office:change-info>
            <text:p text:style-name="P4"><text:span text:style-name="T2">が</text:span></text:p>
          </text:deletion>
        </text:changed-region>
        <text:changed-region xml:id="ct130210832" text:id="ct130210832">
          <text:deletion>
            <office:change-info>
              <dc:creator>Kunai Takashi</dc:creator>
              <dc:date>2017-03-23T08:40:00</dc:date>
            </office:change-info>
            <text:p text:style-name="P4"><text:span text:style-name="T3">、</text:span></text:p>
          </text:deletion>
        </text:changed-region>
        <text:changed-region xml:id="ct258096848" text:id="ct258096848">
          <text:insertion>
            <office:change-info>
              <dc:creator>Kunai Takashi</dc:creator>
              <dc:date>2017-03-23T17:08:00</dc:date>
            </office:change-info>
          </text:insertion>
        </text:changed-region>
        <text:changed-region xml:id="ct130211976" text:id="ct130211976">
          <text:insertion>
            <office:change-info>
              <dc:creator>Kunai Takashi</dc:creator>
              <dc:date>2017-03-23T08:46:00</dc:date>
            </office:change-info>
          </text:insertion>
        </text:changed-region>
        <text:changed-region xml:id="ct130212080" text:id="ct130212080">
          <text:deletion>
            <office:change-info>
              <dc:creator>Kunai Takashi</dc:creator>
              <dc:date>2017-03-23T08:46:00</dc:date>
            </office:change-info>
            <text:p text:style-name="P5"><text:span text:style-name="T8">の</text:span></text:p>
          </text:deletion>
        </text:changed-region>
        <text:changed-region xml:id="ct256533472" text:id="ct256533472">
          <text:deletion>
            <office:change-info>
              <dc:creator>Kunai Takashi</dc:creator>
              <dc:date>2017-03-23T13:33:00</dc:date>
            </office:change-info>
            <text:p text:style-name="P5">は</text:p>
          </text:deletion>
        </text:changed-region>
        <text:changed-region xml:id="ct256531704" text:id="ct256531704">
          <text:insertion>
            <office:change-info>
              <dc:creator>Kunai Takashi</dc:creator>
              <dc:date>2017-03-23T13:34:00</dc:date>
            </office:change-info>
          </text:insertion>
        </text:changed-region>
        <text:changed-region xml:id="ct256533680" text:id="ct256533680">
          <text:deletion>
            <office:change-info>
              <dc:creator>Kunai Takashi</dc:creator>
              <dc:date>2017-03-23T13:34:00</dc:date>
            </office:change-info>
            <text:p text:style-name="P5"><text:span text:style-name="T8">され</text:span></text:p>
          </text:deletion>
        </text:changed-region>
        <text:changed-region xml:id="ct256532224" text:id="ct256532224">
          <text:insertion>
            <office:change-info>
              <dc:creator>Kunai Takashi</dc:creator>
              <dc:date>2017-03-23T13:34:00</dc:date>
            </office:change-info>
          </text:insertion>
        </text:changed-region>
        <text:changed-region xml:id="ct256531496" text:id="ct256531496">
          <text:insertion>
            <office:change-info>
              <dc:creator>Kunai Takashi</dc:creator>
              <dc:date>2017-03-23T13:35:00</dc:date>
            </office:change-info>
          </text:insertion>
        </text:changed-region>
        <text:changed-region xml:id="ct258036840" text:id="ct258036840">
          <text:insertion>
            <office:change-info>
              <dc:creator>Kunai Takashi</dc:creator>
              <dc:date>2017-03-23T17:10:00</dc:date>
            </office:change-info>
          </text:insertion>
        </text:changed-region>
        <text:changed-region xml:id="ct256532120" text:id="ct256532120">
          <text:deletion>
            <office:change-info>
              <dc:creator>Kunai Takashi</dc:creator>
              <dc:date>2017-03-23T13:35:00</dc:date>
            </office:change-info>
            <text:p text:style-name="P5"><text:span text:style-name="T8">され</text:span></text:p>
          </text:deletion>
        </text:changed-region>
        <text:changed-region xml:id="ct258036736" text:id="ct258036736">
          <text:deletion>
            <office:change-info>
              <dc:creator>Kunai Takashi</dc:creator>
              <dc:date>2017-03-23T17:09:00</dc:date>
            </office:change-info>
            <text:p text:style-name="P5"><text:span text:style-name="T8">てい</text:span></text:p>
          </text:deletion>
        </text:changed-region>
        <text:changed-region xml:id="ct256533576" text:id="ct256533576">
          <text:deletion>
            <office:change-info>
              <dc:creator>Kunai Takashi</dc:creator>
              <dc:date>2017-03-23T13:35:00</dc:date>
            </office:change-info>
            <text:p text:style-name="P5"><text:span text:style-name="T8">る場合があり</text:span></text:p>
          </text:deletion>
        </text:changed-region>
        <text:changed-region xml:id="ct256534824" text:id="ct256534824">
          <text:insertion>
            <office:change-info>
              <dc:creator>Kunai Takashi</dc:creator>
              <dc:date>2017-03-23T13:35:00</dc:date>
            </office:change-info>
          </text:insertion>
        </text:changed-region>
        <text:changed-region xml:id="ct256536176" text:id="ct256536176">
          <text:insertion>
            <office:change-info>
              <dc:creator>Kunai Takashi</dc:creator>
              <dc:date>2017-03-23T13:36:00</dc:date>
            </office:change-info>
          </text:insertion>
        </text:changed-region>
        <text:changed-region xml:id="ct256534616" text:id="ct256534616">
          <text:insertion>
            <office:change-info>
              <dc:creator>Kunai Takashi</dc:creator>
              <dc:date>2017-03-23T13:36:00</dc:date>
            </office:change-info>
          </text:insertion>
        </text:changed-region>
        <text:changed-region xml:id="ct256531912" text:id="ct256531912">
          <text:deletion>
            <office:change-info>
              <dc:creator>Kunai Takashi</dc:creator>
              <dc:date>2017-03-23T13:36:00</dc:date>
            </office:change-info>
            <text:p text:style-name="P6"><text:span text:style-name="T8">の</text:span></text:p>
          </text:deletion>
        </text:changed-region>
        <text:changed-region xml:id="ct130212496" text:id="ct130212496">
          <text:deletion>
            <office:change-info>
              <dc:creator>Kunai Takashi</dc:creator>
              <dc:date>2017-03-23T08:47:00</dc:date>
            </office:change-info>
            <text:p text:style-name="P6">最低でも以下に示すトピックを含んだ</text:p>
          </text:deletion>
        </text:changed-region>
        <text:changed-region xml:id="ct130210208" text:id="ct130210208">
          <text:insertion>
            <office:change-info>
              <dc:creator>Kunai Takashi</dc:creator>
              <dc:date>2017-03-23T08:48:00</dc:date>
            </office:change-info>
          </text:insertion>
        </text:changed-region>
        <text:changed-region xml:id="ct130213016" text:id="ct130213016">
          <text:deletion>
            <office:change-info>
              <dc:creator>Kunai Takashi</dc:creator>
              <dc:date>2017-03-23T08:48:00</dc:date>
            </office:change-info>
            <text:p text:style-name="P7"><text:span text:style-name="T8">の写し</text:span></text:p>
          </text:deletion>
        </text:changed-region>
        <text:changed-region xml:id="ct256535344" text:id="ct256535344">
          <text:deletion>
            <office:change-info>
              <dc:creator>Kunai Takashi</dc:creator>
              <dc:date>2017-03-23T13:37:00</dc:date>
            </office:change-info>
            <text:p text:style-name="P7">供与</text:p>
          </text:deletion>
        </text:changed-region>
        <text:changed-region xml:id="ct256537008" text:id="ct256537008">
          <text:deletion>
            <office:change-info>
              <dc:creator>Kunai Takashi</dc:creator>
              <dc:date>2017-03-23T13:37:00</dc:date>
            </office:change-info>
            <text:p text:style-name="P8">ソフトウェアスタッフの役割、</text:p>
          </text:deletion>
        </text:changed-region>
        <text:changed-region xml:id="ct256534928" text:id="ct256534928">
          <text:insertion>
            <office:change-info>
              <dc:creator>Kunai Takashi</dc:creator>
              <dc:date>2017-03-23T13:37:00</dc:date>
            </office:change-info>
          </text:insertion>
        </text:changed-region>
        <text:changed-region xml:id="ct256537320" text:id="ct256537320">
          <text:deletion>
            <office:change-info>
              <dc:creator>Kunai Takashi</dc:creator>
              <dc:date>2017-03-23T13:38:00</dc:date>
            </office:change-info>
            <text:p text:style-name="P8">および</text:p>
          </text:deletion>
        </text:changed-region>
        <text:changed-region xml:id="ct256535136" text:id="ct256535136">
          <text:insertion>
            <office:change-info>
              <dc:creator>Kunai Takashi</dc:creator>
              <dc:date>2017-03-23T13:38:00</dc:date>
            </office:change-info>
          </text:insertion>
        </text:changed-region>
        <text:changed-region xml:id="ct256536072" text:id="ct256536072">
          <text:deletion>
            <office:change-info>
              <dc:creator>Kunai Takashi</dc:creator>
              <dc:date>2017-03-23T13:38:00</dc:date>
            </office:change-info>
            <text:p text:style-name="P7"><text:span text:style-name="T8">提供される</text:span></text:p>
          </text:deletion>
        </text:changed-region>
        <text:changed-region xml:id="ct256567168" text:id="ct256567168">
          <text:insertion>
            <office:change-info>
              <dc:creator>Kunai Takashi</dc:creator>
              <dc:date>2017-03-23T14:14:00</dc:date>
            </office:change-info>
          </text:insertion>
        </text:changed-region>
        <text:changed-region xml:id="ct256566232" text:id="ct256566232">
          <text:deletion>
            <office:change-info>
              <dc:creator>Kunai Takashi</dc:creator>
              <dc:date>2017-03-23T14:14:00</dc:date>
            </office:change-info>
            <text:p text:style-name="P7"><text:span text:style-name="T8">確認</text:span></text:p>
          </text:deletion>
        </text:changed-region>
        <text:changed-region xml:id="ct256564464" text:id="ct256564464">
          <text:insertion>
            <office:change-info>
              <dc:creator>Kunai Takashi</dc:creator>
              <dc:date>2017-03-23T14:14:00</dc:date>
            </office:change-info>
          </text:insertion>
        </text:changed-region>
        <text:changed-region xml:id="ct256535760" text:id="ct256535760">
          <text:deletion>
            <office:change-info>
              <dc:creator>Kunai Takashi</dc:creator>
              <dc:date>2017-03-23T13:39:00</dc:date>
            </office:change-info>
            <text:p text:style-name="P7">もしくは</text:p>
          </text:deletion>
        </text:changed-region>
        <text:changed-region xml:id="ct258035592" text:id="ct258035592">
          <text:insertion>
            <office:change-info>
              <dc:creator>Kunai Takashi</dc:creator>
              <dc:date>2017-03-23T17:08:00</dc:date>
            </office:change-info>
          </text:insertion>
        </text:changed-region>
        <text:changed-region xml:id="ct256536904" text:id="ct256536904">
          <text:insertion>
            <office:change-info>
              <dc:creator>Kunai Takashi</dc:creator>
              <dc:date>2017-03-23T13:40:00</dc:date>
            </office:change-info>
          </text:insertion>
        </text:changed-region>
        <text:changed-region xml:id="ct256538672" text:id="ct256538672">
          <text:deletion>
            <office:change-info>
              <dc:creator>Kunai Takashi</dc:creator>
              <dc:date>2017-03-23T13:45:00</dc:date>
            </office:change-info>
            <text:p text:style-name="P4"><text:span text:style-name="T7">現状</text:span></text:p>
          </text:deletion>
        </text:changed-region>
        <text:changed-region xml:id="ct256537216" text:id="ct256537216">
          <text:insertion>
            <office:change-info>
              <dc:creator>Kunai Takashi</dc:creator>
              <dc:date>2017-03-23T13:41:00</dc:date>
            </office:change-info>
          </text:insertion>
        </text:changed-region>
        <text:changed-region xml:id="ct256537424" text:id="ct256537424">
          <text:deletion>
            <office:change-info>
              <dc:creator>Kunai Takashi</dc:creator>
              <dc:date>2017-03-23T13:41:00</dc:date>
            </office:change-info>
            <text:p text:style-name="P4"><text:span text:style-name="T7">なければなりません</text:span></text:p>
          </text:deletion>
        </text:changed-region>
        <text:changed-region xml:id="ct256534200" text:id="ct256534200">
          <text:insertion>
            <office:change-info>
              <dc:creator>Kunai Takashi</dc:creator>
              <dc:date>2017-03-23T13:41:00</dc:date>
            </office:change-info>
          </text:insertion>
        </text:changed-region>
        <text:changed-region xml:id="ct256535968" text:id="ct256535968">
          <text:deletion>
            <office:change-info>
              <dc:creator>Kunai Takashi</dc:creator>
              <dc:date>2017-03-23T13:41:00</dc:date>
            </office:change-info>
            <text:p text:style-name="P4"><text:span text:style-name="T7">足させる</text:span></text:p>
          </text:deletion>
        </text:changed-region>
        <text:changed-region xml:id="ct258033824" text:id="ct258033824">
          <text:insertion>
            <office:change-info>
              <dc:creator>Kunai Takashi</dc:creator>
              <dc:date>2017-03-23T17:08:00</dc:date>
            </office:change-info>
          </text:insertion>
        </text:changed-region>
        <text:changed-region xml:id="ct256539920" text:id="ct256539920">
          <text:insertion>
            <office:change-info>
              <dc:creator>Kunai Takashi</dc:creator>
              <dc:date>2017-03-23T13:42:00</dc:date>
            </office:change-info>
          </text:insertion>
        </text:changed-region>
        <text:changed-region xml:id="ct256537112" text:id="ct256537112">
          <text:deletion>
            <office:change-info>
              <dc:creator>Kunai Takashi</dc:creator>
              <dc:date>2017-03-23T13:42:00</dc:date>
            </office:change-info>
            <text:p text:style-name="P4"><text:span text:style-name="T7">が</text:span></text:p>
          </text:deletion>
        </text:changed-region>
        <text:changed-region xml:id="ct256539712" text:id="ct256539712">
          <text:insertion>
            <office:change-info>
              <dc:creator>Kunai Takashi</dc:creator>
              <dc:date>2017-03-23T13:42:00</dc:date>
            </office:change-info>
          </text:insertion>
        </text:changed-region>
        <text:changed-region xml:id="ct256538152" text:id="ct256538152">
          <text:deletion>
            <office:change-info>
              <dc:creator>Kunai Takashi</dc:creator>
              <dc:date>2017-03-23T13:42:00</dc:date>
            </office:change-info>
            <text:p text:style-name="P4"><text:span text:style-name="T7">ます</text:span></text:p>
          </text:deletion>
        </text:changed-region>
        <text:changed-region xml:id="ct130212184" text:id="ct130212184">
          <text:insertion>
            <office:change-info>
              <dc:creator>Kunai Takashi</dc:creator>
              <dc:date>2017-03-23T08:44:00</dc:date>
            </office:change-info>
          </text:insertion>
        </text:changed-region>
        <text:changed-region xml:id="ct256538880" text:id="ct256538880">
          <text:insertion>
            <office:change-info>
              <dc:creator>Kunai Takashi</dc:creator>
              <dc:date>2017-03-23T13:43:00</dc:date>
            </office:change-info>
          </text:insertion>
        </text:changed-region>
        <text:changed-region xml:id="ct256540544" text:id="ct256540544">
          <text:insertion>
            <office:change-info>
              <dc:creator>Kunai Takashi</dc:creator>
              <dc:date>2017-03-23T13:43:00</dc:date>
            </office:change-info>
          </text:insertion>
        </text:changed-region>
        <text:changed-region xml:id="ct258033928" text:id="ct258033928">
          <text:insertion>
            <office:change-info>
              <dc:creator>Kunai Takashi</dc:creator>
              <dc:date>2017-03-23T17:08:00</dc:date>
            </office:change-info>
          </text:insertion>
        </text:changed-region>
        <text:changed-region xml:id="ct258036528" text:id="ct258036528">
          <text:insertion>
            <office:change-info>
              <dc:creator>Kunai Takashi</dc:creator>
              <dc:date>2017-03-23T17:08:00</dc:date>
            </office:change-info>
          </text:insertion>
        </text:changed-region>
        <text:changed-region xml:id="ct256538984" text:id="ct256538984">
          <text:insertion>
            <office:change-info>
              <dc:creator>Kunai Takashi</dc:creator>
              <dc:date>2017-03-23T13:43:00</dc:date>
            </office:change-info>
          </text:insertion>
        </text:changed-region>
        <text:changed-region xml:id="ct256536488" text:id="ct256536488">
          <text:deletion>
            <office:change-info>
              <dc:creator>Kunai Takashi</dc:creator>
              <dc:date>2017-03-23T13:45:00</dc:date>
            </office:change-info>
            <text:p text:style-name="P9"><text:span text:style-name="T8">、現行</text:span></text:p>
          </text:deletion>
        </text:changed-region>
        <text:changed-region xml:id="ct258034552" text:id="ct258034552">
          <text:insertion>
            <office:change-info>
              <dc:creator>Kunai Takashi</dc:creator>
              <dc:date>2017-03-23T17:09:00</dc:date>
            </office:change-info>
          </text:insertion>
        </text:changed-region>
        <text:changed-region xml:id="ct256540128" text:id="ct256540128">
          <text:insertion>
            <office:change-info>
              <dc:creator>Kunai Takashi</dc:creator>
              <dc:date>2017-03-23T13:46:00</dc:date>
            </office:change-info>
          </text:insertion>
        </text:changed-region>
        <text:changed-region xml:id="ct256540024" text:id="ct256540024">
          <text:deletion>
            <office:change-info>
              <dc:creator>Kunai Takashi</dc:creator>
              <dc:date>2017-03-23T13:46:00</dc:date>
            </office:change-info>
            <text:p text:style-name="P5"><text:span text:style-name="T8">直近で</text:span></text:p>
          </text:deletion>
        </text:changed-region>
        <text:changed-region xml:id="ct256539608" text:id="ct256539608">
          <text:insertion>
            <office:change-info>
              <dc:creator>Kunai Takashi</dc:creator>
              <dc:date>2017-03-23T13:46:00</dc:date>
            </office:change-info>
          </text:insertion>
        </text:changed-region>
        <text:changed-region xml:id="ct256537736" text:id="ct256537736">
          <text:deletion>
            <office:change-info>
              <dc:creator>Kunai Takashi</dc:creator>
              <dc:date>2017-03-23T13:46:00</dc:date>
            </office:change-info>
            <text:p text:style-name="P5"><text:span text:style-name="T8">として今日的に意味のある</text:span></text:p>
          </text:deletion>
        </text:changed-region>
        <text:changed-region xml:id="ct256535656" text:id="ct256535656">
          <text:insertion>
            <office:change-info>
              <dc:creator>Kunai Takashi</dc:creator>
              <dc:date>2017-03-23T13:47:00</dc:date>
            </office:change-info>
          </text:insertion>
        </text:changed-region>
        <text:changed-region xml:id="ct256540336" text:id="ct256540336">
          <text:deletion>
            <office:change-info>
              <dc:creator>Kunai Takashi</dc:creator>
              <dc:date>2017-03-23T13:47:00</dc:date>
            </office:change-info>
            <text:p text:style-name="P5">において一連</text:p>
          </text:deletion>
        </text:changed-region>
        <text:changed-region xml:id="ct256556664" text:id="ct256556664">
          <text:insertion>
            <office:change-info>
              <dc:creator>Kunai Takashi</dc:creator>
              <dc:date>2017-03-23T13:47:00</dc:date>
            </office:change-info>
          </text:insertion>
        </text:changed-region>
        <text:changed-region xml:id="ct256556872" text:id="ct256556872">
          <text:insertion>
            <office:change-info>
              <dc:creator>Kunai Takashi</dc:creator>
              <dc:date>2017-03-23T13:48:00</dc:date>
            </office:change-info>
          </text:insertion>
        </text:changed-region>
        <text:changed-region xml:id="ct256555936" text:id="ct256555936">
          <text:deletion>
            <office:change-info>
              <dc:creator>Kunai Takashi</dc:creator>
              <dc:date>2017-03-23T13:48:00</dc:date>
            </office:change-info>
            <text:p text:style-name="P5"><text:span text:style-name="T8">典型的な</text:span></text:p>
          </text:deletion>
        </text:changed-region>
        <text:changed-region xml:id="ct256559368" text:id="ct256559368">
          <text:insertion>
            <office:change-info>
              <dc:creator>Kunai Takashi</dc:creator>
              <dc:date>2017-03-23T13:48:00</dc:date>
            </office:change-info>
          </text:insertion>
        </text:changed-region>
        <text:changed-region xml:id="ct256558224" text:id="ct256558224">
          <text:deletion>
            <office:change-info>
              <dc:creator>Kunai Takashi</dc:creator>
              <dc:date>2017-03-23T13:48:00</dc:date>
            </office:change-info>
            <text:list xml:id="list220218423932408051" text:style-name="Outline">
              <text:list-item>
                <text:list>
                  <text:list-item>
                    <text:h text:style-name="P10" text:outline-level="2"><text:span text:style-name="T9">到達</text:span></text:h>
                  </text:list-item>
                </text:list>
              </text:list-item>
            </text:list>
          </text:deletion>
        </text:changed-region>
        <text:changed-region xml:id="ct258038088" text:id="ct258038088">
          <text:deletion>
            <office:change-info>
              <dc:creator>Kunai Takashi</dc:creator>
              <dc:date>2017-03-23T17:11:00</dc:date>
            </office:change-info>
            <text:list xml:id="list37368356" text:continue-numbering="true" text:style-name="Outline">
              <text:list-item>
                <text:list>
                  <text:list-item>
                    <text:h text:style-name="P10" text:outline-level="2"><text:span text:style-name="T10">の</text:span></text:h>
                  </text:list-item>
                </text:list>
              </text:list-item>
            </text:list>
          </text:deletion>
        </text:changed-region>
        <text:changed-region xml:id="ct258039024" text:id="ct258039024">
          <text:insertion>
            <office:change-info>
              <dc:creator>Kunai Takashi</dc:creator>
              <dc:date>2017-03-23T17:11:00</dc:date>
            </office:change-info>
          </text:insertion>
        </text:changed-region>
        <text:changed-region xml:id="ct258037256" text:id="ct258037256">
          <text:deletion>
            <office:change-info>
              <dc:creator>Kunai Takashi</dc:creator>
              <dc:date>2017-03-23T17:12:00</dc:date>
            </office:change-info>
            <text:p text:style-name="List_20_Paragraph">FOSS</text:p>
          </text:deletion>
        </text:changed-region>
        <text:changed-region xml:id="ct258036944" text:id="ct258036944">
          <text:insertion>
            <office:change-info>
              <dc:creator>Kunai Takashi</dc:creator>
              <dc:date>2017-03-23T17:12:00</dc:date>
            </office:change-info>
          </text:insertion>
        </text:changed-region>
        <text:changed-region xml:id="ct256558016" text:id="ct256558016">
          <text:deletion>
            <office:change-info>
              <dc:creator>Kunai Takashi</dc:creator>
              <dc:date>2017-03-23T13:49:00</dc:date>
            </office:change-info>
            <text:p text:style-name="List_20_Paragraph">け</text:p>
          </text:deletion>
        </text:changed-region>
        <text:changed-region xml:id="ct256558120" text:id="ct256558120">
          <text:insertion>
            <office:change-info>
              <dc:creator>Kunai Takashi</dc:creator>
              <dc:date>2017-03-23T13:52:00</dc:date>
            </office:change-info>
          </text:insertion>
        </text:changed-region>
        <text:changed-region xml:id="ct256537528" text:id="ct256537528">
          <text:insertion>
            <office:change-info>
              <dc:creator>Kunai Takashi</dc:creator>
              <dc:date>2017-03-23T13:51:00</dc:date>
            </office:change-info>
          </text:insertion>
        </text:changed-region>
        <text:changed-region xml:id="ct256557600" text:id="ct256557600">
          <text:insertion>
            <office:change-info>
              <dc:creator>Kunai Takashi</dc:creator>
              <dc:date>2017-03-23T13:52:00</dc:date>
            </office:change-info>
          </text:insertion>
        </text:changed-region>
        <text:changed-region xml:id="ct256560304" text:id="ct256560304">
          <text:deletion>
            <office:change-info>
              <dc:creator>Kunai Takashi</dc:creator>
              <dc:date>2017-03-23T13:52:00</dc:date>
            </office:change-info>
            <text:p text:style-name="List_20_Paragraph"><text:span text:style-name="T7">適切に</text:span></text:p>
          </text:deletion>
        </text:changed-region>
        <text:changed-region xml:id="ct256559680" text:id="ct256559680">
          <text:insertion>
            <office:change-info>
              <dc:creator>Kunai Takashi</dc:creator>
              <dc:date>2017-03-23T13:52:00</dc:date>
            </office:change-info>
          </text:insertion>
        </text:changed-region>
        <text:changed-region xml:id="ct256557912" text:id="ct256557912">
          <text:deletion>
            <office:change-info>
              <dc:creator>Kunai Takashi</dc:creator>
              <dc:date>2017-03-23T13:52:00</dc:date>
            </office:change-info>
            <text:p text:style-name="List_20_Paragraph"><text:span text:style-name="T7">すべく</text:span></text:p>
          </text:deletion>
        </text:changed-region>
        <text:changed-region xml:id="ct256563736" text:id="ct256563736">
          <text:deletion>
            <office:change-info>
              <dc:creator>Kunai Takashi</dc:creator>
              <dc:date>2017-03-23T13:56:00</dc:date>
            </office:change-info>
            <text:p text:style-name="List_20_Paragraph"><text:span text:style-name="T7">、</text:span></text:p>
          </text:deletion>
        </text:changed-region>
        <text:changed-region xml:id="ct256557496" text:id="ct256557496">
          <text:deletion>
            <office:change-info>
              <dc:creator>Kunai Takashi</dc:creator>
              <dc:date>2017-03-23T13:51:00</dc:date>
            </office:change-info>
            <text:p text:style-name="List_20_Paragraph"><text:span text:style-name="T7">商業的に理にかなった</text:span></text:p>
          </text:deletion>
        </text:changed-region>
        <text:changed-region xml:id="ct256558536" text:id="ct256558536">
          <text:deletion>
            <office:change-info>
              <dc:creator>Kunai Takashi</dc:creator>
              <dc:date>2017-03-23T13:56:00</dc:date>
            </office:change-info>
            <text:p text:style-name="List_20_Paragraph"><text:span text:style-name="T7">活動を</text:span></text:p>
          </text:deletion>
        </text:changed-region>
        <text:changed-region xml:id="ct130211456" text:id="ct130211456">
          <text:deletion>
            <office:change-info>
              <dc:creator>N</dc:creator>
              <dc:date>2017-03-21T07:53:00</dc:date>
            </office:change-info>
            <text:p text:style-name="List_20_Paragraph"><text:span text:style-name="T7">行ない</text:span></text:p>
          </text:deletion>
        </text:changed-region>
        <text:changed-region xml:id="ct256560408" text:id="ct256560408">
          <text:deletion>
            <office:change-info>
              <dc:creator>Kunai Takashi</dc:creator>
              <dc:date>2017-03-23T13:56:00</dc:date>
            </office:change-info>
            <text:p text:style-name="List_20_Paragraph"><text:span text:style-name="T7">行い</text:span></text:p>
          </text:deletion>
          <text:insertion>
            <office:change-info office:chg-author="N" office:chg-date-time="2017-03-21T07:53:00"/>
          </text:insertion>
        </text:changed-region>
        <text:changed-region xml:id="ct130212288" text:id="ct130212288">
          <text:insertion>
            <office:change-info>
              <dc:creator>Kunai Takashi</dc:creator>
              <dc:date>2017-03-23T08:44:00</dc:date>
            </office:change-info>
          </text:insertion>
        </text:changed-region>
        <text:changed-region xml:id="ct256558952" text:id="ct256558952">
          <text:insertion>
            <office:change-info>
              <dc:creator>Kunai Takashi</dc:creator>
              <dc:date>2017-03-23T13:53:00</dc:date>
            </office:change-info>
          </text:insertion>
        </text:changed-region>
        <text:changed-region xml:id="ct256554688" text:id="ct256554688">
          <text:insertion>
            <office:change-info>
              <dc:creator>Kunai Takashi</dc:creator>
              <dc:date>2017-03-23T14:06:00</dc:date>
            </office:change-info>
          </text:insertion>
        </text:changed-region>
        <text:changed-region xml:id="ct256558640" text:id="ct256558640">
          <text:deletion>
            <office:change-info>
              <dc:creator>Kunai Takashi</dc:creator>
              <dc:date>2017-03-23T13:53:00</dc:date>
            </office:change-info>
            <text:p text:style-name="P9"><text:span text:style-name="T8">機能</text:span></text:p>
          </text:deletion>
        </text:changed-region>
        <text:changed-region xml:id="ct256559472" text:id="ct256559472">
          <text:deletion>
            <office:change-info>
              <dc:creator>Kunai Takashi</dc:creator>
              <dc:date>2017-03-23T13:53:00</dc:date>
            </office:change-info>
            <text:p text:style-name="P9">、</text:p>
          </text:deletion>
        </text:changed-region>
        <text:changed-region xml:id="ct256561968" text:id="ct256561968">
          <text:insertion>
            <office:change-info>
              <dc:creator>Kunai Takashi</dc:creator>
              <dc:date>2017-03-23T13:54:00</dc:date>
            </office:change-info>
          </text:insertion>
        </text:changed-region>
        <text:changed-region xml:id="ct256559992" text:id="ct256559992">
          <text:deletion>
            <office:change-info>
              <dc:creator>Kunai Takashi</dc:creator>
              <dc:date>2017-03-23T13:54:00</dc:date>
            </office:change-info>
            <text:p text:style-name="P5">、</text:p>
          </text:deletion>
        </text:changed-region>
        <text:changed-region xml:id="ct256563840" text:id="ct256563840">
          <text:deletion>
            <office:change-info>
              <dc:creator>Kunai Takashi</dc:creator>
              <dc:date>2017-03-23T13:58:00</dc:date>
            </office:change-info>
            <text:p text:style-name="P6">を</text:p>
          </text:deletion>
        </text:changed-region>
        <text:changed-region xml:id="ct256561760" text:id="ct256561760">
          <text:insertion>
            <office:change-info>
              <dc:creator>Kunai Takashi</dc:creator>
              <dc:date>2017-03-23T13:58:00</dc:date>
            </office:change-info>
          </text:insertion>
        </text:changed-region>
        <text:changed-region xml:id="ct256561552" text:id="ct256561552">
          <text:deletion>
            <office:change-info>
              <dc:creator>Kunai Takashi</dc:creator>
              <dc:date>2017-03-23T13:58:00</dc:date>
            </office:change-info>
            <text:p text:style-name="P6"><text:span text:style-name="T8">する役職</text:span></text:p>
          </text:deletion>
        </text:changed-region>
        <text:changed-region xml:id="ct256560824" text:id="ct256560824">
          <text:insertion>
            <office:change-info>
              <dc:creator>Kunai Takashi</dc:creator>
              <dc:date>2017-03-23T13:58:00</dc:date>
            </office:change-info>
          </text:insertion>
        </text:changed-region>
        <text:changed-region xml:id="ct256561344" text:id="ct256561344">
          <text:deletion>
            <office:change-info>
              <dc:creator>Kunai Takashi</dc:creator>
              <dc:date>2017-03-23T13:58:00</dc:date>
            </office:change-info>
            <text:p text:style-name="P7"><text:span text:style-name="T8">役職</text:span></text:p>
          </text:deletion>
        </text:changed-region>
        <text:changed-region xml:id="ct258037360" text:id="ct258037360">
          <text:insertion>
            <office:change-info>
              <dc:creator>Kunai Takashi</dc:creator>
              <dc:date>2017-03-23T17:13:00</dc:date>
            </office:change-info>
          </text:insertion>
        </text:changed-region>
        <text:changed-region xml:id="ct258037464" text:id="ct258037464">
          <text:deletion>
            <office:change-info>
              <dc:creator>Kunai Takashi</dc:creator>
              <dc:date>2017-03-23T17:13:00</dc:date>
            </office:change-info>
            <text:p text:style-name="P7"><text:span text:style-name="T8">ます</text:span></text:p>
          </text:deletion>
        </text:changed-region>
        <text:changed-region xml:id="ct258038920" text:id="ct258038920">
          <text:insertion>
            <office:change-info>
              <dc:creator>Kunai Takashi</dc:creator>
              <dc:date>2017-03-23T17:13:00</dc:date>
            </office:change-info>
          </text:insertion>
        </text:changed-region>
        <text:changed-region xml:id="ct258039232" text:id="ct258039232">
          <text:deletion>
            <office:change-info>
              <dc:creator>Kunai Takashi</dc:creator>
              <dc:date>2017-03-23T17:13:00</dc:date>
            </office:change-info>
            <text:p text:style-name="P11"><text:span text:style-name="T8">役割</text:span></text:p>
          </text:deletion>
        </text:changed-region>
        <text:changed-region xml:id="ct256560928" text:id="ct256560928">
          <text:insertion>
            <office:change-info>
              <dc:creator>Kunai Takashi</dc:creator>
              <dc:date>2017-03-23T13:59:00</dc:date>
            </office:change-info>
          </text:insertion>
        </text:changed-region>
        <text:changed-region xml:id="ct256562488" text:id="ct256562488">
          <text:deletion>
            <office:change-info>
              <dc:creator>Kunai Takashi</dc:creator>
              <dc:date>2017-03-23T13:59:00</dc:date>
            </office:change-info>
            <text:p text:style-name="P11"><text:span text:style-name="T8">理にかなった</text:span></text:p>
          </text:deletion>
        </text:changed-region>
        <text:changed-region xml:id="ct258038504" text:id="ct258038504">
          <text:insertion>
            <office:change-info>
              <dc:creator>Kunai Takashi</dc:creator>
              <dc:date>2017-03-23T17:13:00</dc:date>
            </office:change-info>
          </text:insertion>
        </text:changed-region>
        <text:changed-region xml:id="ct256561448" text:id="ct256561448">
          <text:insertion>
            <office:change-info>
              <dc:creator>Kunai Takashi</dc:creator>
              <dc:date>2017-03-23T14:00:00</dc:date>
            </office:change-info>
          </text:insertion>
        </text:changed-region>
        <text:changed-region xml:id="ct256563112" text:id="ct256563112">
          <text:deletion>
            <office:change-info>
              <dc:creator>Kunai Takashi</dc:creator>
              <dc:date>2017-03-23T14:00:00</dc:date>
            </office:change-info>
            <text:p text:style-name="P7"><text:span text:style-name="T8">・</text:span></text:p>
          </text:deletion>
        </text:changed-region>
        <text:changed-region xml:id="ct256563008" text:id="ct256563008">
          <text:deletion>
            <office:change-info>
              <dc:creator>Kunai Takashi</dc:creator>
              <dc:date>2017-03-23T14:04:00</dc:date>
            </office:change-info>
            <text:p text:style-name="P7">を</text:p>
          </text:deletion>
        </text:changed-region>
        <text:changed-region xml:id="ct256563944" text:id="ct256563944">
          <text:insertion>
            <office:change-info>
              <dc:creator>Kunai Takashi</dc:creator>
              <dc:date>2017-03-23T14:00:00</dc:date>
            </office:change-info>
          </text:insertion>
        </text:changed-region>
        <text:changed-region xml:id="ct256564048" text:id="ct256564048">
          <text:deletion>
            <office:change-info>
              <dc:creator>Kunai Takashi</dc:creator>
              <dc:date>2017-03-23T14:00:00</dc:date>
            </office:change-info>
            <text:p text:style-name="P7"><text:span text:style-name="T8">担う役職</text:span></text:p>
          </text:deletion>
        </text:changed-region>
        <text:changed-region xml:id="ct130210104" text:id="ct130210104">
          <text:insertion>
            <office:change-info>
              <dc:creator>Kunai Takashi</dc:creator>
              <dc:date>2017-03-23T08:44:00</dc:date>
            </office:change-info>
          </text:insertion>
        </text:changed-region>
        <text:changed-region xml:id="ct256563320" text:id="ct256563320">
          <text:insertion>
            <office:change-info>
              <dc:creator>Kunai Takashi</dc:creator>
              <dc:date>2017-03-23T14:06:00</dc:date>
            </office:change-info>
          </text:insertion>
        </text:changed-region>
        <text:changed-region xml:id="ct256563216" text:id="ct256563216">
          <text:deletion>
            <office:change-info>
              <dc:creator>Kunai Takashi</dc:creator>
              <dc:date>2017-03-23T14:06:00</dc:date>
            </office:change-info>
            <text:p text:style-name="P9"><text:span text:style-name="T8">の役割おける</text:span></text:p>
          </text:deletion>
        </text:changed-region>
        <text:changed-region xml:id="ct256566128" text:id="ct256566128">
          <text:insertion>
            <office:change-info>
              <dc:creator>Kunai Takashi</dc:creator>
              <dc:date>2017-03-23T14:06:00</dc:date>
            </office:change-info>
          </text:insertion>
        </text:changed-region>
        <text:changed-region xml:id="ct256562904" text:id="ct256562904">
          <text:deletion>
            <office:change-info>
              <dc:creator>Kunai Takashi</dc:creator>
              <dc:date>2017-03-23T14:06:00</dc:date>
            </office:change-info>
            <text:p text:style-name="P9"><text:span text:style-name="T8">機能</text:span></text:p>
          </text:deletion>
        </text:changed-region>
        <text:changed-region xml:id="ct256565816" text:id="ct256565816">
          <text:insertion>
            <office:change-info>
              <dc:creator>Kunai Takashi</dc:creator>
              <dc:date>2017-03-23T14:07:00</dc:date>
            </office:change-info>
          </text:insertion>
        </text:changed-region>
        <text:changed-region xml:id="ct256563528" text:id="ct256563528">
          <text:deletion>
            <office:change-info>
              <dc:creator>Kunai Takashi</dc:creator>
              <dc:date>2017-03-23T14:07:00</dc:date>
            </office:change-info>
            <text:p text:style-name="P9"><text:span text:style-name="T8">役職</text:span></text:p>
          </text:deletion>
        </text:changed-region>
        <text:changed-region xml:id="ct256538776" text:id="ct256538776">
          <text:deletion>
            <office:change-info>
              <dc:creator>Kunai Takashi</dc:creator>
              <dc:date>2017-03-23T14:07:00</dc:date>
            </office:change-info>
            <text:p text:style-name="P9">、</text:p>
          </text:deletion>
        </text:changed-region>
        <text:changed-region xml:id="ct256565920" text:id="ct256565920">
          <text:deletion>
            <office:change-info>
              <dc:creator>Kunai Takashi</dc:creator>
              <dc:date>2017-03-23T14:07:00</dc:date>
            </office:change-info>
            <text:p text:style-name="P9">、</text:p>
          </text:deletion>
        </text:changed-region>
        <text:changed-region xml:id="ct258039544" text:id="ct258039544">
          <text:insertion>
            <office:change-info>
              <dc:creator>Kunai Takashi</dc:creator>
              <dc:date>2017-03-23T17:13:00</dc:date>
            </office:change-info>
          </text:insertion>
        </text:changed-region>
        <text:changed-region xml:id="ct258037048" text:id="ct258037048">
          <text:deletion>
            <office:change-info>
              <dc:creator>Kunai Takashi</dc:creator>
              <dc:date>2017-03-23T17:13:00</dc:date>
            </office:change-info>
            <text:p text:style-name="P5"><text:span text:style-name="T8">た</text:span></text:p>
          </text:deletion>
        </text:changed-region>
        <text:changed-region xml:id="ct130210312" text:id="ct130210312">
          <text:deletion>
            <office:change-info>
              <dc:creator>N</dc:creator>
              <dc:date>2017-03-21T07:53:00</dc:date>
            </office:change-info>
            <text:p text:style-name="P12"><text:span text:style-name="T6">全て</text:span></text:p>
          </text:deletion>
        </text:changed-region>
        <text:changed-region xml:id="ct130210624" text:id="ct130210624">
          <text:insertion>
            <office:change-info>
              <dc:creator>N</dc:creator>
              <dc:date>2017-03-21T07:53:00</dc:date>
            </office:change-info>
          </text:insertion>
        </text:changed-region>
        <text:changed-region xml:id="ct256566960" text:id="ct256566960">
          <text:insertion>
            <office:change-info>
              <dc:creator>Kunai Takashi</dc:creator>
              <dc:date>2017-03-23T14:13:00</dc:date>
            </office:change-info>
          </text:insertion>
        </text:changed-region>
        <text:changed-region xml:id="ct256566856" text:id="ct256566856">
          <text:deletion>
            <office:change-info>
              <dc:creator>Kunai Takashi</dc:creator>
              <dc:date>2017-03-23T14:13:00</dc:date>
            </office:change-info>
            <text:p text:style-name="P12"><text:span text:style-name="T7">それら</text:span></text:p>
          </text:deletion>
        </text:changed-region>
        <text:changed-region xml:id="ct256567064" text:id="ct256567064">
          <text:deletion>
            <office:change-info>
              <dc:creator>Kunai Takashi</dc:creator>
              <dc:date>2017-03-23T14:13:00</dc:date>
            </office:change-info>
            <text:p text:style-name="P12"><text:span text:style-name="T6">済み</text:span></text:p>
          </text:deletion>
        </text:changed-region>
        <text:changed-region xml:id="ct130214160" text:id="ct130214160">
          <text:insertion>
            <office:change-info>
              <dc:creator>Kunai Takashi</dc:creator>
              <dc:date>2017-03-23T08:44:00</dc:date>
            </office:change-info>
          </text:insertion>
        </text:changed-region>
        <text:changed-region xml:id="ct256564880" text:id="ct256564880">
          <text:insertion>
            <office:change-info>
              <dc:creator>Kunai Takashi</dc:creator>
              <dc:date>2017-03-23T14:16:00</dc:date>
            </office:change-info>
          </text:insertion>
        </text:changed-region>
        <text:changed-region xml:id="ct256567272" text:id="ct256567272">
          <text:deletion>
            <office:change-info>
              <dc:creator>Kunai Takashi</dc:creator>
              <dc:date>2017-03-23T14:16:00</dc:date>
            </office:change-info>
            <text:p text:style-name="P9">済み</text:p>
          </text:deletion>
        </text:changed-region>
        <text:changed-region xml:id="ct256565296" text:id="ct256565296">
          <text:insertion>
            <office:change-info>
              <dc:creator>Kunai Takashi</dc:creator>
              <dc:date>2017-03-23T14:16:00</dc:date>
            </office:change-info>
          </text:insertion>
        </text:changed-region>
        <text:changed-region xml:id="ct256564672" text:id="ct256564672">
          <text:deletion>
            <office:change-info>
              <dc:creator>Kunai Takashi</dc:creator>
              <dc:date>2017-03-23T14:16:00</dc:date>
            </office:change-info>
            <text:p text:style-name="P9"><text:span text:style-name="T8">に使われる、</text:span></text:p>
          </text:deletion>
        </text:changed-region>
        <text:changed-region xml:id="ct256567376" text:id="ct256567376">
          <text:deletion>
            <office:change-info>
              <dc:creator>Kunai Takashi</dc:creator>
              <dc:date>2017-03-23T14:17:00</dc:date>
            </office:change-info>
            <text:p text:style-name="P13"><text:span text:style-name="T3">された</text:span></text:p>
          </text:deletion>
        </text:changed-region>
        <text:changed-region xml:id="ct256564256" text:id="ct256564256">
          <text:insertion>
            <office:change-info>
              <dc:creator>Kunai Takashi</dc:creator>
              <dc:date>2017-03-23T14:17:00</dc:date>
            </office:change-info>
          </text:insertion>
        </text:changed-region>
        <text:changed-region xml:id="ct256566544" text:id="ct256566544">
          <text:deletion>
            <office:change-info>
              <dc:creator>Kunai Takashi</dc:creator>
              <dc:date>2017-03-23T14:17:00</dc:date>
            </office:change-info>
            <text:p text:style-name="P13"><text:span text:style-name="T2">成</text:span></text:p>
          </text:deletion>
        </text:changed-region>
        <text:changed-region xml:id="ct130213640" text:id="ct130213640">
          <text:deletion>
            <office:change-info>
              <dc:creator>N</dc:creator>
              <dc:date>2017-03-21T07:53:00</dc:date>
            </office:change-info>
            <text:p text:style-name="P13"><text:span text:style-name="T3">全て</text:span></text:p>
          </text:deletion>
        </text:changed-region>
        <text:changed-region xml:id="ct130214264" text:id="ct130214264">
          <text:insertion>
            <office:change-info>
              <dc:creator>N</dc:creator>
              <dc:date>2017-03-21T07:53:00</dc:date>
            </office:change-info>
          </text:insertion>
        </text:changed-region>
        <text:changed-region xml:id="ct256564568" text:id="ct256564568">
          <text:deletion>
            <office:change-info>
              <dc:creator>Kunai Takashi</dc:creator>
              <dc:date>2017-03-23T14:18:00</dc:date>
            </office:change-info>
            <text:p text:style-name="P13"><text:span text:style-name="T3">化</text:span></text:p>
          </text:deletion>
        </text:changed-region>
        <text:changed-region xml:id="ct256565192" text:id="ct256565192">
          <text:insertion>
            <office:change-info>
              <dc:creator>Kunai Takashi</dc:creator>
              <dc:date>2017-03-23T14:19:00</dc:date>
            </office:change-info>
          </text:insertion>
        </text:changed-region>
        <text:changed-region xml:id="ct256566024" text:id="ct256566024">
          <text:deletion>
            <office:change-info>
              <dc:creator>Kunai Takashi</dc:creator>
              <dc:date>2017-03-23T14:19:00</dc:date>
            </office:change-info>
            <text:p text:style-name="P13"><text:span text:style-name="T2">個々のコンポーネントの</text:span></text:p>
          </text:deletion>
        </text:changed-region>
        <text:changed-region xml:id="ct256566752" text:id="ct256566752">
          <text:insertion>
            <office:change-info>
              <dc:creator>Kunai Takashi</dc:creator>
              <dc:date>2017-03-23T14:19:00</dc:date>
            </office:change-info>
          </text:insertion>
        </text:changed-region>
        <text:changed-region xml:id="ct256566648" text:id="ct256566648">
          <text:insertion>
            <office:change-info>
              <dc:creator>Kunai Takashi</dc:creator>
              <dc:date>2017-03-23T14:20:00</dc:date>
            </office:change-info>
          </text:insertion>
        </text:changed-region>
        <text:changed-region xml:id="ct256564360" text:id="ct256564360">
          <text:deletion>
            <office:change-info>
              <dc:creator>Kunai Takashi</dc:creator>
              <dc:date>2017-03-23T14:20:00</dc:date>
            </office:change-info>
            <text:p text:style-name="P13"><text:span text:style-name="T2">に関する</text:span></text:p>
          </text:deletion>
        </text:changed-region>
        <text:changed-region xml:id="ct256564984" text:id="ct256564984">
          <text:insertion>
            <office:change-info>
              <dc:creator>Kunai Takashi</dc:creator>
              <dc:date>2017-03-23T14:21:00</dc:date>
            </office:change-info>
          </text:insertion>
        </text:changed-region>
        <text:changed-region xml:id="ct256565400" text:id="ct256565400">
          <text:insertion>
            <office:change-info>
              <dc:creator>Kunai Takashi</dc:creator>
              <dc:date>2017-03-23T14:22:00</dc:date>
            </office:change-info>
          </text:insertion>
        </text:changed-region>
        <text:changed-region xml:id="ct256564152" text:id="ct256564152">
          <text:insertion>
            <office:change-info>
              <dc:creator>Kunai Takashi</dc:creator>
              <dc:date>2017-03-23T14:24:00</dc:date>
            </office:change-info>
          </text:insertion>
        </text:changed-region>
        <text:changed-region xml:id="ct256566336" text:id="ct256566336">
          <text:deletion>
            <office:change-info>
              <dc:creator>Kunai Takashi</dc:creator>
              <dc:date>2017-03-23T14:22:00</dc:date>
            </office:change-info>
            <text:p text:style-name="P13"><text:span text:style-name="T3">、本目録が存在</text:span></text:p>
          </text:deletion>
        </text:changed-region>
        <text:changed-region xml:id="ct256565088" text:id="ct256565088">
          <text:insertion>
            <office:change-info>
              <dc:creator>Kunai Takashi</dc:creator>
              <dc:date>2017-03-23T14:23:00</dc:date>
            </office:change-info>
          </text:insertion>
        </text:changed-region>
        <text:changed-region xml:id="ct256565504" text:id="ct256565504">
          <text:deletion>
            <office:change-info>
              <dc:creator>Kunai Takashi</dc:creator>
              <dc:date>2017-03-23T14:23:00</dc:date>
            </office:change-info>
            <text:p text:style-name="P13"><text:span text:style-name="T2">して</text:span></text:p>
          </text:deletion>
        </text:changed-region>
        <text:changed-region xml:id="ct256568936" text:id="ct256568936">
          <text:insertion>
            <office:change-info>
              <dc:creator>Kunai Takashi</dc:creator>
              <dc:date>2017-03-23T14:25:00</dc:date>
            </office:change-info>
          </text:insertion>
        </text:changed-region>
        <text:changed-region xml:id="ct256565608" text:id="ct256565608">
          <text:deletion>
            <office:change-info>
              <dc:creator>Kunai Takashi</dc:creator>
              <dc:date>2017-03-23T14:25:00</dc:date>
            </office:change-info>
            <text:p text:style-name="P13"><text:span text:style-name="T3">された本目録</text:span></text:p>
          </text:deletion>
        </text:changed-region>
        <text:changed-region xml:id="ct256566440" text:id="ct256566440">
          <text:deletion>
            <office:change-info>
              <dc:creator>Kunai Takashi</dc:creator>
              <dc:date>2017-03-23T14:25:00</dc:date>
            </office:change-info>
            <text:p text:style-name="P13"><text:span text:style-name="T3">にもとづいている</text:span></text:p>
          </text:deletion>
        </text:changed-region>
        <text:changed-region xml:id="ct256570184" text:id="ct256570184">
          <text:deletion>
            <office:change-info>
              <dc:creator>Kunai Takashi</dc:creator>
              <dc:date>2017-03-23T14:26:00</dc:date>
            </office:change-info>
            <text:p text:style-name="P13"><text:span text:style-name="T3">こと</text:span></text:p>
          </text:deletion>
        </text:changed-region>
        <text:changed-region xml:id="ct256569352" text:id="ct256569352">
          <text:insertion>
            <office:change-info>
              <dc:creator>Kunai Takashi</dc:creator>
              <dc:date>2017-03-23T14:26:00</dc:date>
            </office:change-info>
          </text:insertion>
        </text:changed-region>
        <text:changed-region xml:id="ct256570600" text:id="ct256570600">
          <text:insertion>
            <office:change-info>
              <dc:creator>Kunai Takashi</dc:creator>
              <dc:date>2017-03-23T14:26:00</dc:date>
            </office:change-info>
          </text:insertion>
        </text:changed-region>
        <text:changed-region xml:id="ct256568104" text:id="ct256568104">
          <text:insertion>
            <office:change-info>
              <dc:creator>Kunai Takashi</dc:creator>
              <dc:date>2017-03-23T14:27:00</dc:date>
            </office:change-info>
          </text:insertion>
        </text:changed-region>
        <text:changed-region xml:id="ct256570288" text:id="ct256570288">
          <text:deletion>
            <office:change-info>
              <dc:creator>Kunai Takashi</dc:creator>
              <dc:date>2017-03-23T14:27:00</dc:date>
            </office:change-info>
            <text:p text:style-name="P14"><text:span text:style-name="T8">直面</text:span></text:p>
          </text:deletion>
        </text:changed-region>
        <text:changed-region xml:id="ct256568832" text:id="ct256568832">
          <text:insertion>
            <office:change-info>
              <dc:creator>Kunai Takashi</dc:creator>
              <dc:date>2017-03-23T14:28:00</dc:date>
            </office:change-info>
          </text:insertion>
        </text:changed-region>
        <text:changed-region xml:id="ct256570392" text:id="ct256570392">
          <text:deletion>
            <office:change-info>
              <dc:creator>Kunai Takashi</dc:creator>
              <dc:date>2017-03-23T14:28:00</dc:date>
            </office:change-info>
            <text:p text:style-name="P14"><text:span text:style-name="T8">場合がある－供給ソフトウェアのパーツが：</text:span></text:p>
          </text:deletion>
        </text:changed-region>
        <text:changed-region xml:id="ct256570704" text:id="ct256570704">
          <text:insertion>
            <office:change-info>
              <dc:creator>Kunai Takashi</dc:creator>
              <dc:date>2017-03-23T14:28:00</dc:date>
            </office:change-info>
          </text:insertion>
        </text:changed-region>
        <text:changed-region xml:id="ct256568520" text:id="ct256568520">
          <text:insertion>
            <office:change-info>
              <dc:creator>Kunai Takashi</dc:creator>
              <dc:date>2017-03-23T14:58:00</dc:date>
            </office:change-info>
          </text:insertion>
        </text:changed-region>
        <text:changed-region xml:id="ct258065752" text:id="ct258065752">
          <text:deletion>
            <office:change-info>
              <dc:creator>Kunai Takashi</dc:creator>
              <dc:date>2017-03-23T15:19:00</dc:date>
            </office:change-info>
            <text:p text:style-name="P8">で</text:p>
          </text:deletion>
        </text:changed-region>
        <text:changed-region xml:id="ct258064504" text:id="ct258064504">
          <text:insertion>
            <office:change-info>
              <dc:creator>Kunai Takashi</dc:creator>
              <dc:date>2017-03-23T15:19:00</dc:date>
            </office:change-info>
          </text:insertion>
        </text:changed-region>
        <text:changed-region xml:id="ct256567896" text:id="ct256567896">
          <text:insertion>
            <office:change-info>
              <dc:creator>Kunai Takashi</dc:creator>
              <dc:date>2017-03-23T15:00:00</dc:date>
            </office:change-info>
          </text:insertion>
        </text:changed-region>
        <text:changed-region xml:id="ct256569144" text:id="ct256569144">
          <text:deletion>
            <office:change-info>
              <dc:creator>Kunai Takashi</dc:creator>
              <dc:date>2017-03-23T15:00:00</dc:date>
            </office:change-info>
            <text:p text:style-name="P8"><text:span text:style-name="T8">連動するが、</text:span></text:p>
          </text:deletion>
        </text:changed-region>
        <text:changed-region xml:id="ct256568416" text:id="ct256568416">
          <text:deletion>
            <office:change-info>
              <dc:creator>Kunai Takashi</dc:creator>
              <dc:date>2017-03-23T14:58:00</dc:date>
            </office:change-info>
            <text:p text:style-name="P8"><text:span text:style-name="T8">お互いに互換性のないライセンスの下にあるFOSS、その他ソフトウェアを含んでいる <text:s/></text:span></text:p>
          </text:deletion>
        </text:changed-region>
        <text:changed-region xml:id="ct256568728" text:id="ct256568728">
          <text:insertion>
            <office:change-info>
              <dc:creator>Kunai Takashi</dc:creator>
              <dc:date>2017-03-23T15:00:00</dc:date>
            </office:change-info>
          </text:insertion>
        </text:changed-region>
        <text:changed-region xml:id="ct130213328" text:id="ct130213328">
          <text:insertion>
            <office:change-info>
              <dc:creator>Kunai Takashi</dc:creator>
              <dc:date>2017-03-23T08:44:00</dc:date>
            </office:change-info>
          </text:insertion>
        </text:changed-region>
        <text:changed-region xml:id="ct256569560" text:id="ct256569560">
          <text:deletion>
            <office:change-info>
              <dc:creator>Kunai Takashi</dc:creator>
              <dc:date>2017-03-23T15:01:00</dc:date>
            </office:change-info>
            <text:p text:style-name="P9">された</text:p>
          </text:deletion>
        </text:changed-region>
        <text:changed-region xml:id="ct256567792" text:id="ct256567792">
          <text:insertion>
            <office:change-info>
              <dc:creator>Kunai Takashi</dc:creator>
              <dc:date>2017-03-23T15:01:00</dc:date>
            </office:change-info>
          </text:insertion>
        </text:changed-region>
        <text:changed-region xml:id="ct256568000" text:id="ct256568000">
          <text:deletion>
            <office:change-info>
              <dc:creator>Kunai Takashi</dc:creator>
              <dc:date>2017-03-23T15:01:00</dc:date>
            </office:change-info>
            <text:p text:style-name="P9"><text:span text:style-name="T8">直面</text:span></text:p>
          </text:deletion>
        </text:changed-region>
        <text:changed-region xml:id="ct256569456" text:id="ct256569456">
          <text:insertion>
            <office:change-info>
              <dc:creator>Kunai Takashi</dc:creator>
              <dc:date>2017-03-23T15:02:00</dc:date>
            </office:change-info>
          </text:insertion>
        </text:changed-region>
        <text:changed-region xml:id="ct256567688" text:id="ct256567688">
          <text:deletion>
            <office:change-info>
              <dc:creator>Kunai Takashi</dc:creator>
              <dc:date>2017-03-23T15:02:00</dc:date>
            </office:change-info>
            <text:p text:style-name="P9"><text:span text:style-name="T8">に</text:span></text:p>
          </text:deletion>
        </text:changed-region>
        <text:changed-region xml:id="ct256569768" text:id="ct256569768">
          <text:insertion>
            <office:change-info>
              <dc:creator>Kunai Takashi</dc:creator>
              <dc:date>2017-03-23T15:02:00</dc:date>
            </office:change-info>
          </text:insertion>
        </text:changed-region>
        <text:changed-region xml:id="ct258066896" text:id="ct258066896">
          <text:insertion>
            <office:change-info>
              <dc:creator>Kunai Takashi</dc:creator>
              <dc:date>2017-03-23T15:19:00</dc:date>
            </office:change-info>
          </text:insertion>
        </text:changed-region>
        <text:changed-region xml:id="ct258063672" text:id="ct258063672">
          <text:deletion>
            <office:change-info>
              <dc:creator>Kunai Takashi</dc:creator>
              <dc:date>2017-03-23T15:20:00</dc:date>
            </office:change-info>
            <text:list xml:id="list1344110825878013384" text:style-name="WWNum5">
              <text:list-header>
                <text:p text:style-name="P15"><text:s/></text:p>
              </text:list-header>
            </text:list>
          </text:deletion>
        </text:changed-region>
        <text:changed-region xml:id="ct258065856" text:id="ct258065856">
          <text:insertion>
            <office:change-info>
              <dc:creator>Kunai Takashi</dc:creator>
              <dc:date>2017-03-23T15:22:00</dc:date>
            </office:change-info>
          </text:insertion>
        </text:changed-region>
        <text:changed-region xml:id="ct258064608" text:id="ct258064608">
          <text:insertion>
            <office:change-info>
              <dc:creator>Kunai Takashi</dc:creator>
              <dc:date>2017-03-23T15:23:00</dc:date>
            </office:change-info>
          </text:insertion>
        </text:changed-region>
        <text:changed-region xml:id="ct258064400" text:id="ct258064400">
          <text:insertion>
            <office:change-info>
              <dc:creator>Kunai Takashi</dc:creator>
              <dc:date>2017-03-23T15:22:00</dc:date>
            </office:change-info>
          </text:insertion>
        </text:changed-region>
        <text:changed-region xml:id="ct258066792" text:id="ct258066792">
          <text:deletion>
            <office:change-info>
              <dc:creator>Kunai Takashi</dc:creator>
              <dc:date>2017-03-23T15:22:00</dc:date>
            </office:change-info>
            <text:list xml:id="list37359765" text:continue-list="list37368356" text:style-name="Outline">
              <text:list-item>
                <text:list>
                  <text:list-item>
                    <text:h text:style-name="P10" text:outline-level="2"><text:span text:style-name="T9">や生成物をデリバリ</text:span></text:h>
                  </text:list-item>
                </text:list>
              </text:list-item>
            </text:list>
          </text:deletion>
        </text:changed-region>
        <text:changed-region xml:id="ct258065336" text:id="ct258065336">
          <text:insertion>
            <office:change-info>
              <dc:creator>Kunai Takashi</dc:creator>
              <dc:date>2017-03-23T15:24:00</dc:date>
            </office:change-info>
          </text:insertion>
        </text:changed-region>
        <text:changed-region xml:id="ct258065128" text:id="ct258065128">
          <text:deletion>
            <office:change-info>
              <dc:creator>Kunai Takashi</dc:creator>
              <dc:date>2017-03-23T15:24:00</dc:date>
            </office:change-info>
            <text:p text:style-name="P16"><text:span text:style-name="T8">が伴う</text:span></text:p>
          </text:deletion>
        </text:changed-region>
        <text:changed-region xml:id="ct258066272" text:id="ct258066272">
          <text:deletion>
            <office:change-info>
              <dc:creator>Kunai Takashi</dc:creator>
              <dc:date>2017-03-23T15:24:00</dc:date>
            </office:change-info>
            <text:p text:style-name="P16">済み</text:p>
          </text:deletion>
        </text:changed-region>
        <text:changed-region xml:id="ct258066688" text:id="ct258066688">
          <text:insertion>
            <office:change-info>
              <dc:creator>Kunai Takashi</dc:creator>
              <dc:date>2017-03-23T15:25:00</dc:date>
            </office:change-info>
          </text:insertion>
        </text:changed-region>
        <text:changed-region xml:id="ct258068872" text:id="ct258068872">
          <text:insertion>
            <office:change-info>
              <dc:creator>Kunai Takashi</dc:creator>
              <dc:date>2017-03-23T15:25:00</dc:date>
            </office:change-info>
          </text:insertion>
        </text:changed-region>
        <text:changed-region xml:id="ct258066064" text:id="ct258066064">
          <text:deletion>
            <office:change-info>
              <dc:creator>Kunai Takashi</dc:creator>
              <dc:date>2017-03-23T15:25:00</dc:date>
            </office:change-info>
            <text:p text:style-name="P16"><text:span text:style-name="T8">・配布</text:span></text:p>
          </text:deletion>
        </text:changed-region>
        <text:changed-region xml:id="ct258068456" text:id="ct258068456">
          <text:insertion>
            <office:change-info>
              <dc:creator>Kunai Takashi</dc:creator>
              <dc:date>2017-03-23T15:25:00</dc:date>
            </office:change-info>
          </text:insertion>
        </text:changed-region>
        <text:changed-region xml:id="ct258066584" text:id="ct258066584">
          <text:deletion>
            <office:change-info>
              <dc:creator>Kunai Takashi</dc:creator>
              <dc:date>2017-03-23T15:25:00</dc:date>
            </office:change-info>
            <text:p text:style-name="P16"><text:span text:style-name="T8">生成物</text:span></text:p>
          </text:deletion>
        </text:changed-region>
        <text:changed-region xml:id="ct258070224" text:id="ct258070224">
          <text:deletion>
            <office:change-info>
              <dc:creator>Kunai Takashi</dc:creator>
              <dc:date>2017-03-23T15:26:00</dc:date>
            </office:change-info>
            <text:p text:style-name="P7">される</text:p>
          </text:deletion>
        </text:changed-region>
        <text:changed-region xml:id="ct258068352" text:id="ct258068352">
          <text:insertion>
            <office:change-info>
              <dc:creator>Kunai Takashi</dc:creator>
              <dc:date>2017-03-23T15:26:00</dc:date>
            </office:change-info>
          </text:insertion>
        </text:changed-region>
        <text:changed-region xml:id="ct258070016" text:id="ct258070016">
          <text:deletion>
            <office:change-info>
              <dc:creator>Kunai Takashi</dc:creator>
              <dc:date>2017-03-23T15:26:00</dc:date>
            </office:change-info>
            <text:p text:style-name="P7"><text:span text:style-name="T8">修</text:span></text:p>
          </text:deletion>
        </text:changed-region>
        <text:changed-region xml:id="ct258069080" text:id="ct258069080">
          <text:insertion>
            <office:change-info>
              <dc:creator>Kunai Takashi</dc:creator>
              <dc:date>2017-03-23T15:26:00</dc:date>
            </office:change-info>
          </text:insertion>
        </text:changed-region>
        <text:changed-region xml:id="ct258068664" text:id="ct258068664">
          <text:insertion>
            <office:change-info>
              <dc:creator>Kunai Takashi</dc:creator>
              <dc:date>2017-03-23T15:26:00</dc:date>
            </office:change-info>
          </text:insertion>
        </text:changed-region>
        <text:changed-region xml:id="ct258039752" text:id="ct258039752">
          <text:deletion>
            <office:change-info>
              <dc:creator>Kunai Takashi</dc:creator>
              <dc:date>2017-03-23T17:14:00</dc:date>
            </office:change-info>
            <text:p text:style-name="P7"><text:span text:style-name="T8">な</text:span></text:p>
          </text:deletion>
        </text:changed-region>
        <text:changed-region xml:id="ct258069184" text:id="ct258069184">
          <text:insertion>
            <office:change-info>
              <dc:creator>Kunai Takashi</dc:creator>
              <dc:date>2017-03-23T15:26:00</dc:date>
            </office:change-info>
          </text:insertion>
        </text:changed-region>
        <text:changed-region xml:id="ct258068040" text:id="ct258068040">
          <text:insertion>
            <office:change-info>
              <dc:creator>Kunai Takashi</dc:creator>
              <dc:date>2017-03-23T15:27:00</dc:date>
            </office:change-info>
          </text:insertion>
        </text:changed-region>
        <text:changed-region xml:id="ct258069600" text:id="ct258069600">
          <text:deletion>
            <office:change-info>
              <dc:creator>Kunai Takashi</dc:creator>
              <dc:date>2017-03-23T15:27:00</dc:date>
            </office:change-info>
            <text:p text:style-name="P7"><text:span text:style-name="T8">通知</text:span></text:p>
          </text:deletion>
        </text:changed-region>
        <text:changed-region xml:id="ct130213432" text:id="ct130213432">
          <text:insertion>
            <office:change-info>
              <dc:creator>Kunai Takashi</dc:creator>
              <dc:date>2017-03-23T08:45:00</dc:date>
            </office:change-info>
          </text:insertion>
        </text:changed-region>
        <text:changed-region xml:id="ct258093520" text:id="ct258093520">
          <text:insertion>
            <office:change-info>
              <dc:creator>Kunai Takashi</dc:creator>
              <dc:date>2017-03-23T15:51:00</dc:date>
            </office:change-info>
          </text:insertion>
        </text:changed-region>
        <text:changed-region xml:id="ct258068144" text:id="ct258068144">
          <text:insertion>
            <office:change-info>
              <dc:creator>Kunai Takashi</dc:creator>
              <dc:date>2017-03-23T15:28:00</dc:date>
            </office:change-info>
          </text:insertion>
        </text:changed-region>
        <text:changed-region xml:id="ct258087384" text:id="ct258087384">
          <text:insertion>
            <office:change-info>
              <dc:creator>Kunai Takashi</dc:creator>
              <dc:date>2017-03-23T15:44:00</dc:date>
            </office:change-info>
          </text:insertion>
        </text:changed-region>
        <text:changed-region xml:id="ct258069704" text:id="ct258069704">
          <text:deletion>
            <office:change-info>
              <dc:creator>Kunai Takashi</dc:creator>
              <dc:date>2017-03-23T15:27:00</dc:date>
            </office:change-info>
            <text:p text:style-name="P17">済み</text:p>
          </text:deletion>
        </text:changed-region>
        <text:changed-region xml:id="ct258073240" text:id="ct258073240">
          <text:insertion>
            <office:change-info>
              <dc:creator>Kunai Takashi</dc:creator>
              <dc:date>2017-03-23T15:29:00</dc:date>
            </office:change-info>
          </text:insertion>
        </text:changed-region>
        <text:changed-region xml:id="ct258069496" text:id="ct258069496">
          <text:deletion>
            <office:change-info>
              <dc:creator>Kunai Takashi</dc:creator>
              <dc:date>2017-03-23T15:28:00</dc:date>
            </office:change-info>
            <text:p text:style-name="P17">供給ソフトウェアとともに</text:p>
          </text:deletion>
        </text:changed-region>
        <text:changed-region xml:id="ct258068248" text:id="ct258068248">
          <text:insertion>
            <office:change-info>
              <dc:creator>Kunai Takashi</dc:creator>
              <dc:date>2017-03-23T15:28:00</dc:date>
            </office:change-info>
          </text:insertion>
        </text:changed-region>
        <text:changed-region xml:id="ct258067104" text:id="ct258067104">
          <text:deletion>
            <office:change-info>
              <dc:creator>Kunai Takashi</dc:creator>
              <dc:date>2017-03-23T15:28:00</dc:date>
            </office:change-info>
            <text:p text:style-name="P17"><text:span text:style-name="T8">生成物</text:span></text:p>
          </text:deletion>
        </text:changed-region>
        <text:changed-region xml:id="ct258067624" text:id="ct258067624">
          <text:deletion>
            <office:change-info>
              <dc:creator>Kunai Takashi</dc:creator>
              <dc:date>2017-03-23T15:30:00</dc:date>
            </office:change-info>
            <text:p text:style-name="P17">、</text:p>
          </text:deletion>
        </text:changed-region>
        <text:changed-region xml:id="ct258069912" text:id="ct258069912">
          <text:deletion>
            <office:change-info>
              <dc:creator>Kunai Takashi</dc:creator>
              <dc:date>2017-03-23T15:28:00</dc:date>
            </office:change-info>
            <text:p text:style-name="P17">・配布</text:p>
          </text:deletion>
        </text:changed-region>
        <text:changed-region xml:id="ct258037568" text:id="ct258037568">
          <text:deletion>
            <office:change-info>
              <dc:creator>Kunai Takashi</dc:creator>
              <dc:date>2017-03-23T17:14:00</dc:date>
            </office:change-info>
            <text:p text:style-name="P17">て</text:p>
          </text:deletion>
        </text:changed-region>
        <text:changed-region xml:id="ct258067208" text:id="ct258067208">
          <text:deletion>
            <office:change-info>
              <dc:creator>Kunai Takashi</dc:creator>
              <dc:date>2017-03-23T15:28:00</dc:date>
            </office:change-info>
            <text:p text:style-name="P17">い</text:p>
          </text:deletion>
        </text:changed-region>
        <text:changed-region xml:id="ct258039440" text:id="ct258039440">
          <text:insertion>
            <office:change-info>
              <dc:creator>Kunai Takashi</dc:creator>
              <dc:date>2017-03-23T17:15:00</dc:date>
            </office:change-info>
          </text:insertion>
        </text:changed-region>
        <text:changed-region xml:id="ct258067520" text:id="ct258067520">
          <text:insertion>
            <office:change-info>
              <dc:creator>Kunai Takashi</dc:creator>
              <dc:date>2017-03-23T15:29:00</dc:date>
            </office:change-info>
          </text:insertion>
        </text:changed-region>
        <text:changed-region xml:id="ct258067416" text:id="ct258067416">
          <text:deletion>
            <office:change-info>
              <dc:creator>Kunai Takashi</dc:creator>
              <dc:date>2017-03-23T15:29:00</dc:date>
            </office:change-info>
            <text:p text:style-name="P17"><text:span text:style-name="T8">する</text:span></text:p>
          </text:deletion>
        </text:changed-region>
        <text:changed-region xml:id="ct258071472" text:id="ct258071472">
          <text:insertion>
            <office:change-info>
              <dc:creator>Kunai Takashi</dc:creator>
              <dc:date>2017-03-23T15:31:00</dc:date>
            </office:change-info>
          </text:insertion>
        </text:changed-region>
        <text:changed-region xml:id="ct258067000" text:id="ct258067000">
          <text:deletion>
            <office:change-info>
              <dc:creator>Kunai Takashi</dc:creator>
              <dc:date>2017-03-23T15:31:00</dc:date>
            </office:change-info>
            <text:p text:style-name="List_20_Paragraph"><text:span text:style-name="T2">・配布</text:span></text:p>
          </text:deletion>
        </text:changed-region>
        <text:changed-region xml:id="ct258070744" text:id="ct258070744">
          <text:insertion>
            <office:change-info>
              <dc:creator>Kunai Takashi</dc:creator>
              <dc:date>2017-03-23T15:31:00</dc:date>
            </office:change-info>
          </text:insertion>
        </text:changed-region>
        <text:changed-region xml:id="ct258067312" text:id="ct258067312">
          <text:deletion>
            <office:change-info>
              <dc:creator>Kunai Takashi</dc:creator>
              <dc:date>2017-03-23T15:31:00</dc:date>
            </office:change-info>
            <text:p text:style-name="List_20_Paragraph"><text:span text:style-name="T2">生成物</text:span></text:p>
          </text:deletion>
        </text:changed-region>
        <text:changed-region xml:id="ct258073344" text:id="ct258073344">
          <text:insertion>
            <office:change-info>
              <dc:creator>Kunai Takashi</dc:creator>
              <dc:date>2017-03-23T15:32:00</dc:date>
            </office:change-info>
          </text:insertion>
        </text:changed-region>
        <text:changed-region xml:id="ct258071784" text:id="ct258071784">
          <text:insertion>
            <office:change-info>
              <dc:creator>Kunai Takashi</dc:creator>
              <dc:date>2017-03-23T15:32:00</dc:date>
            </office:change-info>
          </text:insertion>
        </text:changed-region>
        <text:changed-region xml:id="ct258070848" text:id="ct258070848">
          <text:insertion>
            <office:change-info>
              <dc:creator>Kunai Takashi</dc:creator>
              <dc:date>2017-03-23T15:33:00</dc:date>
            </office:change-info>
          </text:insertion>
        </text:changed-region>
        <text:changed-region xml:id="ct258070328" text:id="ct258070328">
          <text:deletion>
            <office:change-info>
              <dc:creator>Kunai Takashi</dc:creator>
              <dc:date>2017-03-23T15:33:00</dc:date>
            </office:change-info>
            <text:p text:style-name="List_20_Paragraph"><text:span text:style-name="T2">検索可能な写し</text:span></text:p>
          </text:deletion>
        </text:changed-region>
        <text:changed-region xml:id="ct258038816" text:id="ct258038816">
          <text:insertion>
            <office:change-info>
              <dc:creator>Kunai Takashi</dc:creator>
              <dc:date>2017-03-23T17:16:00</dc:date>
            </office:change-info>
          </text:insertion>
        </text:changed-region>
        <text:changed-region xml:id="ct258037672" text:id="ct258037672">
          <text:deletion>
            <office:change-info>
              <dc:creator>Kunai Takashi</dc:creator>
              <dc:date>2017-03-23T17:16:00</dc:date>
            </office:change-info>
            <text:p text:style-name="List_20_Paragraph"><text:span text:style-name="T2">や</text:span></text:p>
          </text:deletion>
        </text:changed-region>
        <text:changed-region xml:id="ct258071160" text:id="ct258071160">
          <text:insertion>
            <office:change-info>
              <dc:creator>Kunai Takashi</dc:creator>
              <dc:date>2017-03-23T15:33:00</dc:date>
            </office:change-info>
          </text:insertion>
        </text:changed-region>
        <text:changed-region xml:id="ct258070640" text:id="ct258070640">
          <text:deletion>
            <office:change-info>
              <dc:creator>Kunai Takashi</dc:creator>
              <dc:date>2017-03-23T15:33:00</dc:date>
            </office:change-info>
            <text:p text:style-name="List_20_Paragraph"><text:span text:style-name="T2">および</text:span></text:p>
          </text:deletion>
        </text:changed-region>
        <text:changed-region xml:id="ct258071888" text:id="ct258071888">
          <text:insertion>
            <office:change-info>
              <dc:creator>Kunai Takashi</dc:creator>
              <dc:date>2017-03-23T15:33:00</dc:date>
            </office:change-info>
          </text:insertion>
        </text:changed-region>
        <text:changed-region xml:id="ct258072304" text:id="ct258072304">
          <text:deletion>
            <office:change-info>
              <dc:creator>Kunai Takashi</dc:creator>
              <dc:date>2017-03-23T15:33:00</dc:date>
            </office:change-info>
            <text:p text:style-name="List_20_Paragraph"><text:span text:style-name="T2">提供</text:span></text:p>
          </text:deletion>
        </text:changed-region>
        <text:changed-region xml:id="ct258070536" text:id="ct258070536">
          <text:insertion>
            <office:change-info>
              <dc:creator>Kunai Takashi</dc:creator>
              <dc:date>2017-03-23T15:34:00</dc:date>
            </office:change-info>
          </text:insertion>
        </text:changed-region>
        <text:changed-region xml:id="ct258071576" text:id="ct258071576">
          <text:deletion>
            <office:change-info>
              <dc:creator>Kunai Takashi</dc:creator>
              <dc:date>2017-03-23T15:36:00</dc:date>
            </office:change-info>
            <text:p text:style-name="List_20_Paragraph"><text:span text:style-name="T2">申し出ている</text:span></text:p>
          </text:deletion>
        </text:changed-region>
        <text:changed-region xml:id="ct258071264" text:id="ct258071264">
          <text:deletion>
            <office:change-info>
              <dc:creator>Kunai Takashi</dc:creator>
              <dc:date>2017-03-23T15:34:00</dc:date>
            </office:change-info>
            <text:p text:style-name="List_20_Paragraph"><text:span text:style-name="T3">済み</text:span></text:p>
          </text:deletion>
        </text:changed-region>
        <text:changed-region xml:id="ct258070432" text:id="ct258070432">
          <text:deletion>
            <office:change-info>
              <dc:creator>Kunai Takashi</dc:creator>
              <dc:date>2017-03-23T15:35:00</dc:date>
            </office:change-info>
            <text:p text:style-name="List_20_Paragraph"><text:span text:style-name="T3">のうち</text:span></text:p>
          </text:deletion>
        </text:changed-region>
        <text:changed-region xml:id="ct258073448" text:id="ct258073448">
          <text:insertion>
            <office:change-info>
              <dc:creator>Kunai Takashi</dc:creator>
              <dc:date>2017-03-23T15:35:00</dc:date>
            </office:change-info>
          </text:insertion>
        </text:changed-region>
        <text:changed-region xml:id="ct258071056" text:id="ct258071056">
          <text:insertion>
            <office:change-info>
              <dc:creator>Kunai Takashi</dc:creator>
              <dc:date>2017-03-23T15:40:00</dc:date>
            </office:change-info>
          </text:insertion>
        </text:changed-region>
        <text:changed-region xml:id="ct258070952" text:id="ct258070952">
          <text:deletion>
            <office:change-info>
              <dc:creator>Kunai Takashi</dc:creator>
              <dc:date>2017-03-23T15:40:00</dc:date>
            </office:change-info>
            <text:p text:style-name="List_20_Paragraph"><text:span text:style-name="T2">存在するために立てら</text:span></text:p>
          </text:deletion>
        </text:changed-region>
        <text:changed-region xml:id="ct258089776" text:id="ct258089776">
          <text:insertion>
            <office:change-info>
              <dc:creator>Kunai Takashi</dc:creator>
              <dc:date>2017-03-23T15:45:00</dc:date>
            </office:change-info>
          </text:insertion>
        </text:changed-region>
        <text:changed-region xml:id="ct258088528" text:id="ct258088528">
          <text:deletion>
            <office:change-info>
              <dc:creator>Kunai Takashi</dc:creator>
              <dc:date>2017-03-23T15:45:00</dc:date>
            </office:change-info>
            <text:p text:style-name="P5"><text:span text:style-name="T8">している</text:span></text:p>
          </text:deletion>
        </text:changed-region>
        <text:changed-region xml:id="ct258087280" text:id="ct258087280">
          <text:deletion>
            <office:change-info>
              <dc:creator>Kunai Takashi</dc:creator>
              <dc:date>2017-03-23T15:45:00</dc:date>
            </office:change-info>
            <text:p text:style-name="P5">済み</text:p>
          </text:deletion>
        </text:changed-region>
        <text:changed-region xml:id="ct258090192" text:id="ct258090192">
          <text:insertion>
            <office:change-info>
              <dc:creator>Kunai Takashi</dc:creator>
              <dc:date>2017-03-23T15:45:00</dc:date>
            </office:change-info>
          </text:insertion>
        </text:changed-region>
        <text:changed-region xml:id="ct258087696" text:id="ct258087696">
          <text:deletion>
            <office:change-info>
              <dc:creator>Kunai Takashi</dc:creator>
              <dc:date>2017-03-23T15:45:00</dc:date>
            </office:change-info>
            <text:p text:style-name="P5"><text:span text:style-name="T8">関連生成物</text:span></text:p>
          </text:deletion>
        </text:changed-region>
        <text:changed-region xml:id="ct258088944" text:id="ct258088944">
          <text:insertion>
            <office:change-info>
              <dc:creator>Kunai Takashi</dc:creator>
              <dc:date>2017-03-23T15:46:00</dc:date>
            </office:change-info>
          </text:insertion>
        </text:changed-region>
        <text:changed-region xml:id="ct258089984" text:id="ct258089984">
          <text:deletion>
            <office:change-info>
              <dc:creator>Kunai Takashi</dc:creator>
              <dc:date>2017-03-23T15:46:00</dc:date>
            </office:change-info>
            <text:p text:style-name="P5"><text:span text:style-name="T8">集めら</text:span></text:p>
          </text:deletion>
        </text:changed-region>
        <text:changed-region xml:id="ct258089048" text:id="ct258089048">
          <text:deletion>
            <office:change-info>
              <dc:creator>Kunai Takashi</dc:creator>
              <dc:date>2017-03-23T15:46:00</dc:date>
            </office:change-info>
            <text:p text:style-name="P5">て</text:p>
          </text:deletion>
        </text:changed-region>
        <text:changed-region xml:id="ct258086968" text:id="ct258086968">
          <text:insertion>
            <office:change-info>
              <dc:creator>Kunai Takashi</dc:creator>
              <dc:date>2017-03-23T15:45:00</dc:date>
            </office:change-info>
          </text:insertion>
        </text:changed-region>
        <text:changed-region xml:id="ct258087592" text:id="ct258087592">
          <text:deletion>
            <office:change-info>
              <dc:creator>Kunai Takashi</dc:creator>
              <dc:date>2017-03-23T15:45:00</dc:date>
            </office:change-info>
            <text:p text:style-name="P5">てい</text:p>
          </text:deletion>
        </text:changed-region>
        <text:changed-region xml:id="ct258040272" text:id="ct258040272">
          <text:insertion>
            <office:change-info>
              <dc:creator>Kunai Takashi</dc:creator>
              <dc:date>2017-03-23T17:16:00</dc:date>
            </office:change-info>
          </text:insertion>
        </text:changed-region>
        <text:changed-region xml:id="ct258039960" text:id="ct258039960">
          <text:deletion>
            <office:change-info>
              <dc:creator>Kunai Takashi</dc:creator>
              <dc:date>2017-03-23T17:16:00</dc:date>
            </office:change-info>
            <text:p text:style-name="P18"><text:span text:style-name="T6">へ</text:span></text:p>
          </text:deletion>
        </text:changed-region>
        <text:changed-region xml:id="ct258090088" text:id="ct258090088">
          <text:insertion>
            <office:change-info>
              <dc:creator>Kunai Takashi</dc:creator>
              <dc:date>2017-03-23T15:48:00</dc:date>
            </office:change-info>
          </text:insertion>
        </text:changed-region>
        <text:changed-region xml:id="ct258087488" text:id="ct258087488">
          <text:deletion>
            <office:change-info>
              <dc:creator>Kunai Takashi</dc:creator>
              <dc:date>2017-03-23T15:48:00</dc:date>
            </office:change-info>
            <text:p text:style-name="P18"><text:span text:style-name="T7">限</text:span></text:p>
          </text:deletion>
        </text:changed-region>
        <text:changed-region xml:id="ct258087800" text:id="ct258087800">
          <text:insertion>
            <office:change-info>
              <dc:creator>Kunai Takashi</dc:creator>
              <dc:date>2017-03-23T15:48:00</dc:date>
            </office:change-info>
          </text:insertion>
        </text:changed-region>
        <text:changed-region xml:id="ct258088008" text:id="ct258088008">
          <text:deletion>
            <office:change-info>
              <dc:creator>Kunai Takashi</dc:creator>
              <dc:date>2017-03-23T15:48:00</dc:date>
            </office:change-info>
            <text:p text:style-name="P18"><text:span text:style-name="T7">行き渡ってい</text:span></text:p>
          </text:deletion>
        </text:changed-region>
        <text:changed-region xml:id="ct130213848" text:id="ct130213848">
          <text:insertion>
            <office:change-info>
              <dc:creator>Kunai Takashi</dc:creator>
              <dc:date>2017-03-23T08:42:00</dc:date>
            </office:change-info>
          </text:insertion>
        </text:changed-region>
        <text:changed-region xml:id="ct258038192" text:id="ct258038192">
          <text:insertion>
            <office:change-info>
              <dc:creator>Kunai Takashi</dc:creator>
              <dc:date>2017-03-23T17:16:00</dc:date>
            </office:change-info>
          </text:insertion>
        </text:changed-region>
        <text:changed-region xml:id="ct130214368" text:id="ct130214368">
          <text:insertion>
            <office:change-info>
              <dc:creator>Kunai Takashi</dc:creator>
              <dc:date>2017-03-23T08:42:00</dc:date>
            </office:change-info>
          </text:insertion>
        </text:changed-region>
        <text:changed-region xml:id="ct130213744" text:id="ct130213744">
          <text:deletion>
            <office:change-info>
              <dc:creator>Kunai Takashi</dc:creator>
              <dc:date>2017-03-23T08:42:00</dc:date>
            </office:change-info>
            <text:p text:style-name="P9"><text:span text:style-name="T8">実践的な伝達策</text:span></text:p>
          </text:deletion>
        </text:changed-region>
        <text:changed-region xml:id="ct258037776" text:id="ct258037776">
          <text:insertion>
            <office:change-info>
              <dc:creator>Kunai Takashi</dc:creator>
              <dc:date>2017-03-23T17:17:00</dc:date>
            </office:change-info>
          </text:insertion>
        </text:changed-region>
        <text:changed-region xml:id="ct130214472" text:id="ct130214472">
          <text:deletion>
            <office:change-info>
              <dc:creator>N</dc:creator>
              <dc:date>2017-03-21T07:53:00</dc:date>
            </office:change-info>
            <text:p text:style-name="P13"><text:span text:style-name="T3">行なった</text:span></text:p>
          </text:deletion>
        </text:changed-region>
        <text:changed-region xml:id="ct130213952" text:id="ct130213952">
          <text:insertion>
            <office:change-info>
              <dc:creator>N</dc:creator>
              <dc:date>2017-03-21T07:53:00</dc:date>
            </office:change-info>
          </text:insertion>
        </text:changed-region>
        <text:changed-region xml:id="ct258091544" text:id="ct258091544">
          <text:insertion>
            <office:change-info>
              <dc:creator>Kunai Takashi</dc:creator>
              <dc:date>2017-03-23T15:54:00</dc:date>
            </office:change-info>
          </text:insertion>
        </text:changed-region>
        <text:changed-region xml:id="ct258090920" text:id="ct258090920">
          <text:deletion>
            <office:change-info>
              <dc:creator>Kunai Takashi</dc:creator>
              <dc:date>2017-03-23T15:55:00</dc:date>
            </office:change-info>
            <text:p text:style-name="P13"><text:span text:style-name="T2">った</text:span></text:p>
          </text:deletion>
          <text:insertion>
            <office:change-info office:chg-author="N" office:chg-date-time="2017-03-21T07:53:00"/>
          </text:insertion>
        </text:changed-region>
        <text:changed-region xml:id="ct258096536" text:id="ct258096536">
          <text:deletion>
            <office:change-info>
              <dc:creator>Kunai Takashi</dc:creator>
              <dc:date>2017-03-23T15:55:00</dc:date>
            </office:change-info>
            <text:p text:style-name="P13"><text:span text:style-name="T3">における</text:span></text:p>
          </text:deletion>
        </text:changed-region>
        <text:changed-region xml:id="ct258096016" text:id="ct258096016">
          <text:deletion>
            <office:change-info>
              <dc:creator>Kunai Takashi</dc:creator>
              <dc:date>2017-03-23T15:55:00</dc:date>
            </office:change-info>
            <text:p text:style-name="P13"><text:span text:style-name="T3">として</text:span></text:p>
          </text:deletion>
        </text:changed-region>
        <text:changed-region xml:id="ct258096120" text:id="ct258096120">
          <text:insertion>
            <office:change-info>
              <dc:creator>Kunai Takashi</dc:creator>
              <dc:date>2017-03-23T15:55:00</dc:date>
            </office:change-info>
          </text:insertion>
        </text:changed-region>
        <text:changed-region xml:id="ct258096640" text:id="ct258096640">
          <text:deletion>
            <office:change-info>
              <dc:creator>Kunai Takashi</dc:creator>
              <dc:date>2017-03-23T15:55:00</dc:date>
            </office:change-info>
            <text:p text:style-name="P13"><text:span text:style-name="T2">もしくは</text:span></text:p>
          </text:deletion>
        </text:changed-region>
        <text:changed-region xml:id="ct258095080" text:id="ct258095080">
          <text:deletion>
            <office:change-info>
              <dc:creator>Kunai Takashi</dc:creator>
              <dc:date>2017-03-23T15:56:00</dc:date>
            </office:change-info>
            <text:p text:style-name="P14">ここでいう</text:p>
          </text:deletion>
        </text:changed-region>
        <text:changed-region xml:id="ct258096224" text:id="ct258096224">
          <text:insertion>
            <office:change-info>
              <dc:creator>Kunai Takashi</dc:creator>
              <dc:date>2017-03-23T15:59:00</dc:date>
            </office:change-info>
          </text:insertion>
        </text:changed-region>
        <text:changed-region xml:id="ct258096328" text:id="ct258096328">
          <text:deletion>
            <office:change-info>
              <dc:creator>Kunai Takashi</dc:creator>
              <dc:date>2017-03-23T15:59:00</dc:date>
            </office:change-info>
            <text:p text:style-name="P14"><text:span text:style-name="T8">こと</text:span></text:p>
          </text:deletion>
        </text:changed-region>
        <text:changed-region xml:id="ct258038400" text:id="ct258038400">
          <text:insertion>
            <office:change-info>
              <dc:creator>Kunai Takashi</dc:creator>
              <dc:date>2017-03-23T17:17:00</dc:date>
            </office:change-info>
          </text:insertion>
        </text:changed-region>
        <text:changed-region xml:id="ct258039648" text:id="ct258039648">
          <text:deletion>
            <office:change-info>
              <dc:creator>Kunai Takashi</dc:creator>
              <dc:date>2017-03-23T17:17:00</dc:date>
            </office:change-info>
            <text:p text:style-name="P14">ります</text:p>
          </text:deletion>
        </text:changed-region>
        <text:changed-region xml:id="ct258037152" text:id="ct258037152">
          <text:insertion>
            <office:change-info>
              <dc:creator>Kunai Takashi</dc:creator>
              <dc:date>2017-03-23T17:17:00</dc:date>
            </office:change-info>
          </text:insertion>
        </text:changed-region>
        <text:changed-region xml:id="ct258038608" text:id="ct258038608">
          <text:insertion>
            <office:change-info>
              <dc:creator>Kunai Takashi</dc:creator>
              <dc:date>2017-03-23T17:17:00</dc:date>
            </office:change-info>
          </text:insertion>
        </text:changed-region>
        <text:changed-region xml:id="ct258040064" text:id="ct258040064">
          <text:deletion>
            <office:change-info>
              <dc:creator>Kunai Takashi</dc:creator>
              <dc:date>2017-03-23T17:17:00</dc:date>
            </office:change-info>
            <text:p text:style-name="P14">ありません</text:p>
          </text:deletion>
        </text:changed-region>
        <text:changed-region xml:id="ct258092688" text:id="ct258092688">
          <text:insertion>
            <office:change-info>
              <dc:creator>Kunai Takashi</dc:creator>
              <dc:date>2017-03-23T15:53:00</dc:date>
            </office:change-info>
          </text:insertion>
        </text:changed-region>
        <text:changed-region xml:id="ct258093624" text:id="ct258093624">
          <text:insertion>
            <office:change-info>
              <dc:creator>Kunai Takashi</dc:creator>
              <dc:date>2017-03-23T16:00:00</dc:date>
            </office:change-info>
          </text:insertion>
        </text:changed-region>
        <text:changed-region xml:id="ct258094872" text:id="ct258094872">
          <text:deletion>
            <office:change-info>
              <dc:creator>Kunai Takashi</dc:creator>
              <dc:date>2017-03-23T16:00:00</dc:date>
            </office:change-info>
            <text:p text:style-name="P4"><text:span text:style-name="T7">への</text:span></text:p>
          </text:deletion>
        </text:changed-region>
        <text:changed-region xml:id="ct258094040" text:id="ct258094040">
          <text:insertion>
            <office:change-info>
              <dc:creator>Kunai Takashi</dc:creator>
              <dc:date>2017-03-23T16:01:00</dc:date>
            </office:change-info>
          </text:insertion>
        </text:changed-region>
        <text:changed-region xml:id="ct258093832" text:id="ct258093832">
          <text:insertion>
            <office:change-info>
              <dc:creator>Kunai Takashi</dc:creator>
              <dc:date>2017-03-23T16:02:00</dc:date>
            </office:change-info>
          </text:insertion>
        </text:changed-region>
        <text:changed-region xml:id="ct258094248" text:id="ct258094248">
          <text:deletion>
            <office:change-info>
              <dc:creator>Kunai Takashi</dc:creator>
              <dc:date>2017-03-23T16:02:00</dc:date>
            </office:change-info>
            <text:p text:style-name="P7"><text:span text:style-name="T8">に係る</text:span></text:p>
          </text:deletion>
        </text:changed-region>
        <text:changed-region xml:id="ct258096432" text:id="ct258096432">
          <text:insertion>
            <office:change-info>
              <dc:creator>Kunai Takashi</dc:creator>
              <dc:date>2017-03-23T16:02:00</dc:date>
            </office:change-info>
          </text:insertion>
        </text:changed-region>
        <text:changed-region xml:id="ct258095184" text:id="ct258095184">
          <text:deletion>
            <office:change-info>
              <dc:creator>Kunai Takashi</dc:creator>
              <dc:date>2017-03-23T16:02:00</dc:date>
            </office:change-info>
            <text:p text:style-name="P7"><text:span text:style-name="T8">関与</text:span></text:p>
          </text:deletion>
        </text:changed-region>
        <text:changed-region xml:id="ct258095392" text:id="ct258095392">
          <text:insertion>
            <office:change-info>
              <dc:creator>Kunai Takashi</dc:creator>
              <dc:date>2017-03-23T16:04:00</dc:date>
            </office:change-info>
          </text:insertion>
        </text:changed-region>
        <text:changed-region xml:id="ct258093728" text:id="ct258093728">
          <text:deletion>
            <office:change-info>
              <dc:creator>Kunai Takashi</dc:creator>
              <dc:date>2017-03-23T16:04:00</dc:date>
            </office:change-info>
            <text:p text:style-name="P7"><text:span text:style-name="T8">と</text:span></text:p>
          </text:deletion>
        </text:changed-region>
        <text:changed-region xml:id="ct258094144" text:id="ct258094144">
          <text:insertion>
            <office:change-info>
              <dc:creator>Kunai Takashi</dc:creator>
              <dc:date>2017-03-23T16:02:00</dc:date>
            </office:change-info>
          </text:insertion>
        </text:changed-region>
        <text:changed-region xml:id="ct258096744" text:id="ct258096744">
          <text:deletion>
            <office:change-info>
              <dc:creator>Kunai Takashi</dc:creator>
              <dc:date>2017-03-23T16:02:00</dc:date>
            </office:change-info>
            <text:p text:style-name="P7"><text:span text:style-name="T8">相互交流</text:span></text:p>
          </text:deletion>
        </text:changed-region>
        <text:changed-region xml:id="ct258039128" text:id="ct258039128">
          <text:insertion>
            <office:change-info>
              <dc:creator>Kunai Takashi</dc:creator>
              <dc:date>2017-03-23T17:17:00</dc:date>
            </office:change-info>
          </text:insertion>
        </text:changed-region>
        <text:changed-region xml:id="ct258038712" text:id="ct258038712">
          <text:deletion>
            <office:change-info>
              <dc:creator>Kunai Takashi</dc:creator>
              <dc:date>2017-03-23T17:17:00</dc:date>
            </office:change-info>
            <text:p text:style-name="P7">、</text:p>
          </text:deletion>
        </text:changed-region>
        <text:changed-region xml:id="ct258094976" text:id="ct258094976">
          <text:deletion>
            <office:change-info>
              <dc:creator>Kunai Takashi</dc:creator>
              <dc:date>2017-03-23T16:03:00</dc:date>
            </office:change-info>
            <text:p text:style-name="P7">および</text:p>
          </text:deletion>
        </text:changed-region>
        <text:changed-region xml:id="ct258093936" text:id="ct258093936">
          <text:insertion>
            <office:change-info>
              <dc:creator>Kunai Takashi</dc:creator>
              <dc:date>2017-03-23T16:03:00</dc:date>
            </office:change-info>
          </text:insertion>
        </text:changed-region>
        <text:changed-region xml:id="ct258095288" text:id="ct258095288">
          <text:deletion>
            <office:change-info>
              <dc:creator>Kunai Takashi</dc:creator>
              <dc:date>2017-03-23T16:03:00</dc:date>
            </office:change-info>
            <text:p text:style-name="P7"><text:span text:style-name="T8">に</text:span></text:p>
          </text:deletion>
        </text:changed-region>
        <text:changed-region xml:id="ct258094456" text:id="ct258094456">
          <text:insertion>
            <office:change-info>
              <dc:creator>Kunai Takashi</dc:creator>
              <dc:date>2017-03-23T16:04:00</dc:date>
            </office:change-info>
          </text:insertion>
        </text:changed-region>
        <text:changed-region xml:id="ct258095600" text:id="ct258095600">
          <text:deletion>
            <office:change-info>
              <dc:creator>Kunai Takashi</dc:creator>
              <dc:date>2017-03-23T16:04:00</dc:date>
            </office:change-info>
            <text:p text:style-name="P7"><text:span text:style-name="T8">求</text:span></text:p>
          </text:deletion>
        </text:changed-region>
        <text:changed-region xml:id="ct130214576" text:id="ct130214576">
          <text:insertion>
            <office:change-info>
              <dc:creator>Kunai Takashi</dc:creator>
              <dc:date>2017-03-23T08:43:00</dc:date>
            </office:change-info>
          </text:insertion>
        </text:changed-region>
        <text:changed-region xml:id="ct258094352" text:id="ct258094352">
          <text:deletion>
            <office:change-info>
              <dc:creator>Kunai Takashi</dc:creator>
              <dc:date>2017-03-23T16:04:00</dc:date>
            </office:change-info>
            <text:p text:style-name="P9">の</text:p>
          </text:deletion>
        </text:changed-region>
        <text:changed-region xml:id="ct256570496" text:id="ct256570496">
          <text:deletion>
            <office:change-info>
              <dc:creator>Kunai Takashi</dc:creator>
              <dc:date>2017-03-23T16:05:00</dc:date>
            </office:change-info>
            <text:p text:style-name="P5">されている</text:p>
          </text:deletion>
        </text:changed-region>
        <text:changed-region xml:id="ct258094768" text:id="ct258094768">
          <text:deletion>
            <office:change-info>
              <dc:creator>Kunai Takashi</dc:creator>
              <dc:date>2017-03-23T16:05:00</dc:date>
            </office:change-info>
            <text:p text:style-name="P5">ポリシーはここでいう</text:p>
          </text:deletion>
        </text:changed-region>
        <text:changed-region xml:id="ct256569248" text:id="ct256569248">
          <text:insertion>
            <office:change-info>
              <dc:creator>Kunai Takashi</dc:creator>
              <dc:date>2017-03-23T16:05:00</dc:date>
            </office:change-info>
          </text:insertion>
        </text:changed-region>
        <text:changed-region xml:id="ct256569976" text:id="ct256569976">
          <text:insertion>
            <office:change-info>
              <dc:creator>Kunai Takashi</dc:creator>
              <dc:date>2017-03-23T16:06:00</dc:date>
            </office:change-info>
          </text:insertion>
        </text:changed-region>
        <text:changed-region xml:id="ct256568312" text:id="ct256568312">
          <text:deletion>
            <office:change-info>
              <dc:creator>Kunai Takashi</dc:creator>
              <dc:date>2017-03-23T16:06:00</dc:date>
            </office:change-info>
            <text:p text:style-name="P5"><text:span text:style-name="T8">する場合があります</text:span></text:p>
          </text:deletion>
        </text:changed-region>
        <text:changed-region xml:id="ct256568624" text:id="ct256568624">
          <text:deletion>
            <office:change-info>
              <dc:creator>Kunai Takashi</dc:creator>
              <dc:date>2017-03-23T16:06:00</dc:date>
            </office:change-info>
            <text:p text:style-name="P5">特有の</text:p>
          </text:deletion>
        </text:changed-region>
        <text:changed-region xml:id="ct256567584" text:id="ct256567584">
          <text:insertion>
            <office:change-info>
              <dc:creator>Kunai Takashi</dc:creator>
              <dc:date>2017-03-23T16:06:00</dc:date>
            </office:change-info>
          </text:insertion>
        </text:changed-region>
        <text:changed-region xml:id="ct256569664" text:id="ct256569664">
          <text:deletion>
            <office:change-info>
              <dc:creator>Kunai Takashi</dc:creator>
              <dc:date>2017-03-23T16:06:00</dc:date>
            </office:change-info>
            <text:p text:style-name="P5"><text:span text:style-name="T8">で</text:span></text:p>
          </text:deletion>
        </text:changed-region>
        <text:changed-region xml:id="ct256572680" text:id="ct256572680">
          <text:insertion>
            <office:change-info>
              <dc:creator>Kunai Takashi</dc:creator>
              <dc:date>2017-03-23T16:10:00</dc:date>
            </office:change-info>
          </text:insertion>
        </text:changed-region>
        <text:changed-region xml:id="ct258095496" text:id="ct258095496">
          <text:insertion>
            <office:change-info>
              <dc:creator>Kunai Takashi</dc:creator>
              <dc:date>2017-03-23T16:11:00</dc:date>
            </office:change-info>
          </text:insertion>
        </text:changed-region>
        <text:changed-region xml:id="ct258091336" text:id="ct258091336">
          <text:deletion>
            <office:change-info>
              <dc:creator>Kunai Takashi</dc:creator>
              <dc:date>2017-03-23T16:11:00</dc:date>
            </office:change-info>
            <text:p text:style-name="P5"><text:span text:style-name="T8">が</text:span></text:p>
          </text:deletion>
        </text:changed-region>
        <text:changed-region xml:id="ct258093208" text:id="ct258093208">
          <text:deletion>
            <office:change-info>
              <dc:creator>Kunai Takashi</dc:creator>
              <dc:date>2017-03-23T16:11:00</dc:date>
            </office:change-info>
            <text:p text:style-name="P5">る場合には</text:p>
          </text:deletion>
        </text:changed-region>
        <text:changed-region xml:id="ct258095912" text:id="ct258095912">
          <text:deletion>
            <office:change-info>
              <dc:creator>Kunai Takashi</dc:creator>
              <dc:date>2017-03-23T16:11:00</dc:date>
            </office:change-info>
            <text:p text:style-name="P5">上記に関わらず</text:p>
          </text:deletion>
        </text:changed-region>
        <text:changed-region xml:id="ct258097056" text:id="ct258097056">
          <text:insertion>
            <office:change-info>
              <dc:creator>Kunai Takashi</dc:creator>
              <dc:date>2017-03-23T16:11:00</dc:date>
            </office:change-info>
          </text:insertion>
        </text:changed-region>
        <text:changed-region xml:id="ct258099448" text:id="ct258099448">
          <text:insertion>
            <office:change-info>
              <dc:creator>Kunai Takashi</dc:creator>
              <dc:date>2017-03-23T16:18:00</dc:date>
            </office:change-info>
          </text:insertion>
        </text:changed-region>
        <text:changed-region xml:id="ct258095704" text:id="ct258095704">
          <text:deletion>
            <office:change-info>
              <dc:creator>Kunai Takashi</dc:creator>
              <dc:date>2017-03-23T16:11:00</dc:date>
            </office:change-info>
            <text:p text:style-name="P5"><text:span text:style-name="T8">れない</text:span></text:p>
          </text:deletion>
        </text:changed-region>
        <text:changed-region xml:id="ct258098720" text:id="ct258098720">
          <text:deletion>
            <office:change-info>
              <dc:creator>Kunai Takashi</dc:creator>
              <dc:date>2017-03-23T16:18:00</dc:date>
            </office:change-info>
            <text:p text:style-name="P5"><text:span text:style-name="T8">もの</text:span></text:p>
          </text:deletion>
        </text:changed-region>
        <text:changed-region xml:id="ct258098824" text:id="ct258098824">
          <text:insertion>
            <office:change-info>
              <dc:creator>Kunai Takashi</dc:creator>
              <dc:date>2017-03-23T16:18:00</dc:date>
            </office:change-info>
          </text:insertion>
        </text:changed-region>
        <text:changed-region xml:id="ct258096952" text:id="ct258096952">
          <text:insertion>
            <office:change-info>
              <dc:creator>Kunai Takashi</dc:creator>
              <dc:date>2017-03-23T16:12:00</dc:date>
            </office:change-info>
          </text:insertion>
        </text:changed-region>
        <text:changed-region xml:id="ct258098096" text:id="ct258098096">
          <text:deletion>
            <office:change-info>
              <dc:creator>Kunai Takashi</dc:creator>
              <dc:date>2017-03-23T16:12:00</dc:date>
            </office:change-info>
            <text:list xml:id="list37385542" text:continue-numbering="true" text:style-name="Outline">
              <text:list-item>
                <text:list>
                  <text:list-item>
                    <text:h text:style-name="P10" text:outline-level="2"><text:span text:style-name="T9">を遵守</text:span></text:h>
                  </text:list-item>
                </text:list>
              </text:list-item>
            </text:list>
          </text:deletion>
        </text:changed-region>
        <text:changed-region xml:id="ct258097264" text:id="ct258097264">
          <text:insertion>
            <office:change-info>
              <dc:creator>Kunai Takashi</dc:creator>
              <dc:date>2017-03-23T16:12:00</dc:date>
            </office:change-info>
          </text:insertion>
        </text:changed-region>
        <text:changed-region xml:id="ct258097576" text:id="ct258097576">
          <text:insertion>
            <office:change-info>
              <dc:creator>Kunai Takashi</dc:creator>
              <dc:date>2017-03-23T16:13:00</dc:date>
            </office:change-info>
          </text:insertion>
        </text:changed-region>
        <text:changed-region xml:id="ct130214680" text:id="ct130214680">
          <text:deletion>
            <office:change-info>
              <dc:creator>N</dc:creator>
              <dc:date>2017-03-21T07:53:00</dc:date>
            </office:change-info>
            <text:p text:style-name="P18"><text:span text:style-name="T6">Openchain</text:span></text:p>
          </text:deletion>
        </text:changed-region>
        <text:changed-region xml:id="ct130213536" text:id="ct130213536">
          <text:insertion>
            <office:change-info>
              <dc:creator>N</dc:creator>
              <dc:date>2017-03-21T07:53:00</dc:date>
            </office:change-info>
          </text:insertion>
        </text:changed-region>
        <text:changed-region xml:id="ct258097160" text:id="ct258097160">
          <text:insertion>
            <office:change-info>
              <dc:creator>Kunai Takashi</dc:creator>
              <dc:date>2017-03-23T16:13:00</dc:date>
            </office:change-info>
          </text:insertion>
        </text:changed-region>
        <text:changed-region xml:id="ct130214056" text:id="ct130214056">
          <text:insertion>
            <office:change-info>
              <dc:creator>Kunai Takashi</dc:creator>
              <dc:date>2017-03-23T08:43:00</dc:date>
            </office:change-info>
          </text:insertion>
        </text:changed-region>
        <text:changed-region xml:id="ct258097680" text:id="ct258097680">
          <text:insertion>
            <office:change-info>
              <dc:creator>Kunai Takashi</dc:creator>
              <dc:date>2017-03-23T16:19:00</dc:date>
            </office:change-info>
          </text:insertion>
        </text:changed-region>
        <text:changed-region xml:id="ct258099240" text:id="ct258099240">
          <text:deletion>
            <office:change-info>
              <dc:creator>Kunai Takashi</dc:creator>
              <dc:date>2017-03-23T16:19:00</dc:date>
            </office:change-info>
            <text:p text:style-name="P17"><text:span text:style-name="T8">が</text:span></text:p>
          </text:deletion>
        </text:changed-region>
        <text:changed-region xml:id="ct258099552" text:id="ct258099552">
          <text:deletion>
            <office:change-info>
              <dc:creator>Kunai Takashi</dc:creator>
              <dc:date>2017-03-23T16:13:00</dc:date>
            </office:change-info>
            <text:p text:style-name="P17"><text:span text:style-name="T8">確認できている、</text:span></text:p>
          </text:deletion>
        </text:changed-region>
        <text:changed-region xml:id="ct258099968" text:id="ct258099968">
          <text:insertion>
            <office:change-info>
              <dc:creator>Kunai Takashi</dc:creator>
              <dc:date>2017-03-23T16:19:00</dc:date>
            </office:change-info>
          </text:insertion>
        </text:changed-region>
        <text:changed-region xml:id="ct258099136" text:id="ct258099136">
          <text:insertion>
            <office:change-info>
              <dc:creator>Kunai Takashi</dc:creator>
              <dc:date>2017-03-23T16:20:00</dc:date>
            </office:change-info>
          </text:insertion>
        </text:changed-region>
        <text:changed-region xml:id="ct258098304" text:id="ct258098304">
          <text:deletion>
            <office:change-info>
              <dc:creator>Kunai Takashi</dc:creator>
              <dc:date>2017-03-23T16:19:00</dc:date>
            </office:change-info>
            <text:p text:style-name="P17"><text:span text:style-name="T8">の</text:span></text:p>
          </text:deletion>
        </text:changed-region>
        <text:changed-region xml:id="ct258098200" text:id="ct258098200">
          <text:insertion>
            <office:change-info>
              <dc:creator>Kunai Takashi</dc:creator>
              <dc:date>2017-03-23T16:20:00</dc:date>
            </office:change-info>
          </text:insertion>
        </text:changed-region>
        <text:changed-region xml:id="ct258094664" text:id="ct258094664">
          <text:insertion>
            <office:change-info>
              <dc:creator>Kunai Takashi</dc:creator>
              <dc:date>2017-03-23T16:13:00</dc:date>
            </office:change-info>
          </text:insertion>
        </text:changed-region>
        <text:changed-region xml:id="ct258099760" text:id="ct258099760">
          <text:insertion>
            <office:change-info>
              <dc:creator>Kunai Takashi</dc:creator>
              <dc:date>2017-03-23T16:20:00</dc:date>
            </office:change-info>
          </text:insertion>
        </text:changed-region>
        <text:changed-region xml:id="ct258097472" text:id="ct258097472">
          <text:insertion>
            <office:change-info>
              <dc:creator>Kunai Takashi</dc:creator>
              <dc:date>2017-03-23T16:21:00</dc:date>
            </office:change-info>
          </text:insertion>
        </text:changed-region>
        <text:changed-region xml:id="ct258098408" text:id="ct258098408">
          <text:deletion>
            <office:change-info>
              <dc:creator>Kunai Takashi</dc:creator>
              <dc:date>2017-03-23T16:21:00</dc:date>
            </office:change-info>
            <text:p text:style-name="P5"><text:span text:style-name="T8">対応</text:span></text:p>
          </text:deletion>
        </text:changed-region>
        <text:changed-region xml:id="ct258039336" text:id="ct258039336">
          <text:deletion>
            <office:change-info>
              <dc:creator>Kunai Takashi</dc:creator>
              <dc:date>2017-03-23T17:18:00</dc:date>
            </office:change-info>
            <text:p text:style-name="P5">、</text:p>
          </text:deletion>
        </text:changed-region>
        <text:changed-region xml:id="ct258099344" text:id="ct258099344">
          <text:deletion>
            <office:change-info>
              <dc:creator>Kunai Takashi</dc:creator>
              <dc:date>2017-03-23T16:21:00</dc:date>
            </office:change-info>
            <text:p text:style-name="P5">プログラムが</text:p>
          </text:deletion>
        </text:changed-region>
        <text:changed-region xml:id="ct258099656" text:id="ct258099656">
          <text:insertion>
            <office:change-info>
              <dc:creator>Kunai Takashi</dc:creator>
              <dc:date>2017-03-23T16:21:00</dc:date>
            </office:change-info>
          </text:insertion>
        </text:changed-region>
        <text:changed-region xml:id="ct258100072" text:id="ct258100072">
          <text:deletion>
            <office:change-info>
              <dc:creator>Kunai Takashi</dc:creator>
              <dc:date>2017-03-23T16:21:00</dc:date>
            </office:change-info>
            <text:p text:style-name="P5"><text:span text:style-name="T8">認定</text:span></text:p>
          </text:deletion>
        </text:changed-region>
        <text:changed-region xml:id="ct130235080" text:id="ct130235080">
          <text:deletion>
            <office:change-info>
              <dc:creator>Kunai Takashi</dc:creator>
              <dc:date>2017-03-22T16:29:00</dc:date>
            </office:change-info>
            <text:p text:style-name="P5"/>
            <text:p text:style-name="P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29540120"/><text:change-start text:change-id="ct129541576"/><text:span text:style-name="T1">OpenChain </text:span><text:change-end text:change-id="ct129541576"/><text:span text:style-name="T1">適合仕様書</text:span><text:span text:style-name="T19"><text:line-break/>第1.0版</text:span></text:p>
      <text:p text:style-name="P20"/>
      <text:p text:style-name="P37">目次<text:change-start text:change-id="ct258101008"/><office:annotation><dc:creator>Kunai Takashi</dc:creator><dc:date>2017-03-23T17:02:01.10</dc:date><text:p text:style-name="P70"><text:span text:style-name="T23">目次項目の修正は書き込み不可でした。本文中に記入しています。</text:span></text:p></office:annotation><text:change-end text:change-id="ct258101008"/></text:p>
      <text:table-of-content text:style-name="Sect1" text:protected="true" text:name="目次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1207_563071832" text:style-name="Internet_20_link" text:visited-style-name="Visited_20_Internet_20_Link">はじめに<text:tab/>3</text:a></text:p>
          <text:p text:style-name="P35"><text:a xlink:type="simple" xlink:href="#__RefHeading__1209_563071832" text:style-name="Internet_20_link" text:visited-style-name="Visited_20_Internet_20_Link">用語の定義 <text:tab/>4</text:a></text:p>
          <text:p text:style-name="P35"><text:a xlink:type="simple" xlink:href="#__RefHeading__1211_563071832" text:style-name="Internet_20_link" text:visited-style-name="Visited_20_Internet_20_Link">満たすべき要件<text:tab/>5</text:a></text:p>
          <text:p text:style-name="P36"><text:a xlink:type="simple" xlink:href="#__RefHeading__1213_563071832" text:style-name="Internet_20_link" text:visited-style-name="Visited_20_Internet_20_Link">G1: FOSSに係る責任を理解している <text:tab/>5</text:a></text:p>
          <text:p text:style-name="P36"><text:a xlink:type="simple" xlink:href="#__RefHeading__1215_563071832" text:style-name="Internet_20_link" text:visited-style-name="Visited_20_Internet_20_Link">G2: コンプライアンス到達のための責任者のアサインしている <text:tab/>6</text:a></text:p>
          <text:p text:style-name="P36"><text:a xlink:type="simple" xlink:href="#__RefHeading__1217_563071832" text:style-name="Internet_20_link" text:visited-style-name="Visited_20_Internet_20_Link">G3: FOSSコンテンツをレビューし承認する<text:tab/>7</text:a></text:p>
          <text:p text:style-name="P36"><text:a xlink:type="simple" xlink:href="#__RefHeading__1219_563071832" text:style-name="Internet_20_link" text:visited-style-name="Visited_20_Internet_20_Link">G4: FOSSドキュメントや生成物をデリバリする <text:tab/>8</text:a></text:p>
          <text:p text:style-name="P36"><text:a xlink:type="simple" xlink:href="#__RefHeading__1221_563071832" text:style-name="Internet_20_link" text:visited-style-name="Visited_20_Internet_20_Link">G5: FOSSコミュニティとの（積極的な）関わり方を理解している <text:tab/>9</text:a></text:p>
          <text:p text:style-name="P36"><text:a xlink:type="simple" xlink:href="#__RefHeading__1223_563071832" text:style-name="Internet_20_link" text:visited-style-name="Visited_20_Internet_20_Link">G6: OpenChainの要件を遵守していることを認定する <text:tab/>10</text:a></text:p>
        </text:index-body>
      </text:table-of-content>
      <text:p text:style-name="P22"><text:a xlink:type="simple" xlink:href="#_Toc476563264" text:style-name="Internet_20_link" text:visited-style-name="Visited_20_Internet_20_Link"><text:span text:style-name="T13"/></text:a></text:p>
      <text:list xml:id="list37362685" text:continue-numbering="true" text:style-name="Outline">
        <text:list-item>
          <text:h text:style-name="P69" text:outline-level="1"><text:bookmark-start text:name="__RefHeading__1207_563071832"/><text:bookmark-start text:name="_Toc476563264"/>はじめに<text:bookmark-end text:name="__RefHeading__1207_563071832"/><text:bookmark-end text:name="_Toc476563264"/></text:h>
        </text:list-item>
      </text:list>
      <text:p text:style-name="P2"><text:span text:style-name="T3">OpenChain </text:span><text:span text:style-name="T2">イ</text:span><text:span text:style-name="T3">ニシアチブ</text:span><text:change-start text:change-id="ct129541992"/><text:span text:style-name="T2">は、</text:span><text:change-end text:change-id="ct129541992"/><text:change text:change-id="ct129541472"/><text:span text:style-name="T3">2013年、</text:span><text:change text:change-id="ct129540640"/><text:span text:style-name="T3">ソフトウェア サプライチェーンでオープンソースを活用していた実</text:span><text:change-start text:change-id="ct129541264"/><text:span text:style-name="T2">務</text:span><text:change-end text:change-id="ct129541264"/><text:change text:change-id="ct129540432"/><text:span text:style-name="T3">者</text:span><text:change-start text:change-id="ct129540952"/><text:span text:style-name="T2">のグループが</text:span><text:change-end text:change-id="ct129540952"/><text:change text:change-id="ct129541680"/><text:span text:style-name="T3">、</text:span><text:change-start text:change-id="ct129541784"/><text:span text:style-name="T2">オープンソース コンプライアンスに関して</text:span><text:change-end text:change-id="ct129541784"/><text:change text:change-id="ct129539392"/><text:span text:style-name="T3">2つのパターンを</text:span><text:change-start text:change-id="ct129540536"/><text:span text:style-name="T2">見出しことをきっかけとして</text:span><text:change-end text:change-id="ct129540536"/><text:change-start text:change-id="ct129542408"/><text:span text:style-name="T2">開始され</text:span><text:change-end text:change-id="ct129542408"/><text:change text:change-id="ct129540848"/><text:span text:style-name="T3">ました：1) 成熟したオープンソース コンプライアンス プログラムを</text:span><text:change text:change-id="ct129542616"/><text:change-start text:change-id="ct129539808"/><text:span text:style-name="T3">もつ</text:span><text:change-end text:change-id="ct129539808"/><text:span text:style-name="T3">組織において</text:span><text:change-start text:change-id="ct129541888"/><text:span text:style-name="T2">は</text:span><text:change-end text:change-id="ct129541888"/><text:span text:style-name="T3">、そのプロセスに</text:span><text:change-start text:change-id="ct129541368"/><text:span text:style-name="T2">顕著</text:span><text:change-end text:change-id="ct129541368"/><text:change text:change-id="ct129539912"/><text:span text:style-name="T3">な類似性があったこと； 2)一方で</text:span><text:change text:change-id="ct129540016"/><text:span text:style-name="T3">ソフトウェア</text:span><text:change-start text:change-id="ct129541056"/><text:span text:style-name="T2">を</text:span><text:change-end text:change-id="ct129541056"/><text:change text:change-id="ct129539496"/><text:span text:style-name="T3">やり取り</text:span><text:change-start text:change-id="ct129540224"/><text:span text:style-name="T2">している組織でさえ、多くにおいて</text:span><text:change-end text:change-id="ct129540224"/><text:change text:change-id="ct129539600"/><text:change-start text:change-id="ct129540328"/><text:span text:style-name="T2">進んだ</text:span><text:change-end text:change-id="ct129540328"/><text:change-start text:change-id="ct129542096"/><text:span text:style-name="T2">コンプライアンス </text:span><text:change-end text:change-id="ct129542096"/><text:span text:style-name="T3">プログラム</text:span><text:change-start text:change-id="ct129542200"/><text:span text:style-name="T2">を持って</text:span><text:change-end text:change-id="ct129542200"/><text:change-start text:change-id="ct129542928"/><text:span text:style-name="T2">いなか</text:span><text:change-end text:change-id="ct129542928"/><text:change text:change-id="ct129543032"/><text:change text:change-id="ct129543136"/><text:change text:change-id="ct129542720"/><text:span text:style-name="T3">ったこと</text:span><text:change-start text:change-id="ct129543344"/><text:span text:style-name="T2">です</text:span><text:change-end text:change-id="ct129543344"/><text:span text:style-name="T3">。後者</text:span><text:change text:change-id="ct129543240"/><text:span text:style-name="T3">では、</text:span><text:change-start text:change-id="ct129542824"/><text:span text:style-name="T3">やり取り</text:span><text:span text:style-name="T2">する</text:span><text:change-end text:change-id="ct129542824"/><text:span text:style-name="T3">ソフトウェア</text:span><text:change-start text:change-id="ct130184464"/><text:span text:style-name="T2">に</text:span><text:change-end text:change-id="ct130184464"/><text:change text:change-id="ct130184152"/><text:span text:style-name="T3">付随</text:span><text:change-start text:change-id="ct130183112"/><text:span text:style-name="T2">した</text:span><text:change-end text:change-id="ct130183112"/><text:change text:change-id="ct130183216"/><text:span text:style-name="T3">コンプライアンス</text:span><text:change-start text:change-id="ct130183320"/><text:span text:style-name="T2">証跡資料</text:span><text:change-end text:change-id="ct130183320"/><text:change text:change-id="ct130184672"/><text:span text:style-name="T3">の一貫性や品質について信頼を喪失させる事態</text:span><text:change text:change-id="ct130184256"/><text:change-start text:change-id="ct130184360"/><text:span text:style-name="T2">が</text:span><text:change-end text:change-id="ct130184360"/><text:span text:style-name="T3">引き起こ</text:span><text:change-start text:change-id="ct130183424"/><text:span text:style-name="T2">され</text:span><text:change-end text:change-id="ct130183424"/><text:change text:change-id="ct130183528"/><text:span text:style-name="T3">、その結果、サプライチェーンのそれぞれの段階において、上流側組織で既に実施したコンプライアンス業務が下流</text:span><text:change-start text:change-id="ct130183632"/><text:span text:style-name="T2">側</text:span><text:change-end text:change-id="ct130183632"/><text:span text:style-name="T3">組織で再び実施されていました。 </text:span></text:p>
      <text:p text:style-name="P2"><text:span text:style-name="T5">こういった背景から、標準的な</text:span><text:change-start text:change-id="ct130183736"/><text:span text:style-name="T4">コンプライアンス </text:span><text:change-end text:change-id="ct130183736"/><text:span text:style-name="T5">プログラムの仕様</text:span><text:change-start text:change-id="ct130184984"/><text:span text:style-name="T4">書</text:span><text:change-end text:change-id="ct130184984"/><text:change text:change-id="ct130184776"/><text:span text:style-name="T5">を整</text:span><text:bookmark text:name="_GoBack"/><text:span text:style-name="T5">備することができるかどうか検討する研究グループが形成されました。これは、i) 産業横断的に共有されるオープンソース コンプライアンス</text:span><text:change-start text:change-id="ct130184568"/><text:span text:style-name="T4">関連</text:span><text:change-end text:change-id="ct130184568"/><text:change text:change-id="ct130183840"/><text:span text:style-name="T5">情報の品質と一貫性向上を促進し； <text:s/>ii)コンプライアンス作業の再実施に起因する</text:span><text:change text:change-id="ct130183944"/><text:span text:style-name="T5">オープンソース</text:span><text:change text:change-id="ct130184880"/><text:span text:style-name="T5">関連</text:span><text:change-start text:change-id="ct130182696"/><text:span text:style-name="T4">の作業</text:span><text:change-end text:change-id="ct130182696"/><text:change text:change-id="ct130185088"/><text:span text:style-name="T5">コストを低減することを見据えています。本研究グループは、ワーキンググループへと発展し、のち2016年4月 、正式にThe Linux Foundationの</text:span><text:change-start text:change-id="ct130182488"/><text:span text:style-name="T4">協業</text:span><text:change-end text:change-id="ct130182488"/><text:change text:change-id="ct130185192"/><text:span text:style-name="T5">プロジェクトとして組織されることとなりました。 </text:span></text:p>
      <text:p text:style-name="P26">OpenChain イニシアチブのビジョンとミッションは以下のとおりです： </text:p>
      <text:list xml:id="list906159945585489304" text:style-name="WWNum1">
        <text:list-item>
          <text:p text:style-name="P39"><text:span text:style-name="T6">ビジョン： </text:span><text:span text:style-name="T3">フリー/オープンソース ソフトウェア(FOSS)が</text:span><text:change text:change-id="ct258034344"/><text:span text:style-name="T3">信頼</text:span><text:change-start text:change-id="ct258034136"/><text:span text:style-name="T2">性と</text:span><text:change-end text:change-id="ct258034136"/><text:change text:change-id="ct258034864"/><text:span text:style-name="T3">一貫性のあるコンプライアンス情報とともに提供されるソフトウェア サプライチェーンを実現すること</text:span></text:p>
        </text:list-item>
        <text:list-item>
          <text:p text:style-name="P39"><text:span text:style-name="T6">ミッション: </text:span><text:change text:change-id="ct130182592"/><text:span text:style-name="T3">FOSS</text:span><text:change text:change-id="ct130184048"/><text:span text:style-name="T3">の効果的マネジメントを実現するための</text:span><text:change text:change-id="ct258035176"/><text:span text:style-name="T3">要件</text:span><text:change text:change-id="ct258035384"/><text:span text:style-name="T3">をソフトウェア サプライチェーンに参加する人たちのために確立すること。こういった要件や</text:span><text:change-start text:change-id="ct130185296"/><text:span text:style-name="T2">それらに</text:span><text:change-end text:change-id="ct130185296"/><text:span text:style-name="T3">関連する付</text:span><text:change-start text:change-id="ct130182072"/><text:span text:style-name="T2">帯</text:span><text:change-end text:change-id="ct130182072"/><text:change text:change-id="ct130182176"/><text:span text:style-name="T3">事項は、</text:span><text:change text:change-id="ct130182800"/><text:span text:style-name="T3">ソフトウェア</text:span><text:change text:change-id="ct258036216"/><text:change-start text:change-id="ct258034240"/><text:span text:style-name="T3"> </text:span><text:change-end text:change-id="ct258034240"/><text:span text:style-name="T3">サプライチェーン、オープンソース </text:span><text:change text:change-id="ct258035696"/><text:span text:style-name="T3">コミュニティ</text:span><text:change-start text:change-id="ct130182904"/><text:span text:style-name="T2">、あるいは、</text:span><text:change-end text:change-id="ct130182904"/><text:change text:change-id="ct130182280"/><text:span text:style-name="T3">アカデミア（学術研究機関）の関係者それぞれがオープンに協働しながら開発を進めてい</text:span><text:change-start text:change-id="ct258036320"/><text:span text:style-name="T2">く</text:span><text:change-end text:change-id="ct258036320"/><text:change text:change-id="ct258035904"/></text:p>
        </text:list-item>
      </text:list>
      <text:p text:style-name="P2"><text:span text:style-name="T3">上記ビジョンとミッションに則り、本仕様書ではオープンソース コンプライアンス プログラム</text:span><text:change-start text:change-id="ct130183008"/><text:span text:style-name="T2">の一連の</text:span><text:span text:style-name="T3">要件を定義し</text:span><text:span text:style-name="T2">、</text:span><text:change-end text:change-id="ct130183008"/><text:change-start text:change-id="ct130182384"/><text:span text:style-name="T2">組織のコンプライアンス プログラム</text:span><text:change-end text:change-id="ct130182384"/><text:span text:style-name="T3">がこれに適合した場合、品質</text:span><text:change-start text:change-id="ct258033720"/><text:span text:style-name="T2">、</text:span><text:change-end text:change-id="ct258033720"/><text:change text:change-id="ct258034448"/><text:span text:style-name="T3">一貫性</text:span><text:change-start text:change-id="ct258035488"/><text:span text:style-name="T2">、あるいは</text:span><text:change-end text:change-id="ct258035488"/><text:change text:change-id="ct258036424"/><text:span text:style-name="T3">完全性が十分なレベルに到達する可能性を著しく高めてくれる</text:span><text:change-start text:change-id="ct130186024"/><text:span text:style-name="T3">ものとなる</text:span><text:change-end text:change-id="ct130186024"/><text:change-start text:change-id="ct130185920"/><text:span text:style-name="T2">ことを</text:span><text:change-end text:change-id="ct130185920"/><text:change-start text:change-id="ct130185400"/><text:span text:style-name="T2">期待</text:span><text:change-end text:change-id="ct130185400"/><text:change text:change-id="ct130185504"/><text:span text:style-name="T3">しています；ただし</text:span><text:change text:change-id="ct130185816"/><text:span text:style-name="T3">、本要件のすべてを満たしていたとしてもそのプログラムが全面的に</text:span><text:change-start text:change-id="ct130185608"/><text:span text:style-name="T2">コンプライアンスを履行</text:span><text:change-end text:change-id="ct130185608"/><text:change text:change-id="ct130204232"/><text:change text:change-id="ct130185712"/><text:span text:style-name="T3">していることを保証するものではあり</text:span><text:change text:change-id="ct130205376"/><text:span text:style-name="T3">ません。本要件は、その</text:span><text:change-start text:change-id="ct130204960"/><text:span text:style-name="T2">コンプライアンス</text:span><text:change-end text:change-id="ct130204960"/><text:change-start text:change-id="ct130205480"/><text:span text:style-name="T2"> </text:span><text:change-end text:change-id="ct130205480"/><text:span text:style-name="T3">プログラムがOpenChain <text:s/>に適合しているとみなすために満足していなければならない、基</text:span><text:change-start text:change-id="ct130205584"/><text:span text:style-name="T2">本</text:span><text:change-end text:change-id="ct130205584"/><text:change text:change-id="ct130203400"/><text:span text:style-name="T3">レベル（最低限）の要件</text:span><text:change text:change-id="ct130202568"/><text:span text:style-name="T3">一式</text:span><text:change-start text:change-id="ct130202672"/><text:span text:style-name="T2">を</text:span><text:change-end text:change-id="ct130202672"/><text:change text:change-id="ct130205168"/><text:span text:style-name="T3">提示するものです。本仕様書は、「どうやって(How</text:span><text:change text:change-id="ct130205688"/><text:change-start text:change-id="ct130204752"/><text:span text:style-name="T3">)</text:span><text:change-end text:change-id="ct130204752"/><text:span text:style-name="T3">」や「いつ(When)」といった考慮</text:span><text:change-start text:change-id="ct130204336"/><text:span text:style-name="T2">点</text:span><text:change-end text:change-id="ct130204336"/><text:span text:style-name="T3">ではなく、コンプライアンス プログラムの「何(What)」、「なぜ(Why)」の属性に焦点をあてています。</text:span><text:change-start text:change-id="ct130204856"/><text:span text:style-name="T2">そうすることにより</text:span><text:change-end text:change-id="ct130204856"/><text:change text:change-id="ct130204440"/><text:change text:change-id="ct130205272"/><text:span text:style-name="T3">、さまざまな組織が自身のポリシーやプロセス</text:span><text:change-start text:change-id="ct130203816"/><text:span text:style-name="T2">を</text:span><text:change-end text:change-id="ct130203816"/><text:change text:change-id="ct130203920"/><text:span text:style-name="T3">目的にうまく合う形で仕立て上げられるように、実用的レベルでの柔軟性を確保しています。 </text:span></text:p>
      <text:p text:style-name="P2"><text:span text:style-name="T3">第2節では、</text:span><text:change-start text:change-id="ct130202776"/><text:span text:style-name="T2">本</text:span><text:change-end text:change-id="ct130202776"/><text:change-start text:change-id="ct130205792"/><text:span text:style-name="T2">資料</text:span><text:change-end text:change-id="ct130205792"/><text:change text:change-id="ct130202984"/><text:span text:style-name="T3">全般で用いられる重要用語について定義していきます。第3節では、仕様としての要件を示していきます。それぞれに</text:span><text:change text:change-id="ct130202880"/><text:change-start text:change-id="ct130203088"/><text:span text:style-name="T3">1つ</text:span><text:change-end text:change-id="ct130203088"/><text:span text:style-name="T3">以上の「</text:span><text:change-start text:change-id="ct130203192"/><text:span text:style-name="T2">適合</text:span><text:change-end text:change-id="ct130203192"/><text:span text:style-name="T3">証跡」があります。これらは示された要件が満たされているかどうかを</text:span><text:change-start text:change-id="ct130204024"/><text:span text:style-name="T2">確認</text:span><text:change-end text:change-id="ct130204024"/><text:change text:change-id="ct130203296"/><text:span text:style-name="T3">するために存在しなくてはならない、確証としての役割を担っています。すべての要件をその</text:span><text:change-start text:change-id="ct130204544"/><text:span text:style-name="T2">コンプライアンス </text:span><text:change-end text:change-id="ct130204544"/><text:span text:style-name="T3">プログラムが満たしている場合には、仕様書第1.0版において「 OpenChain </text:span><text:change-start text:change-id="ct130203504"/><text:span text:style-name="T2">適合</text:span><text:change-end text:change-id="ct130203504"/><text:change text:change-id="ct130203608"/><text:span text:style-name="T3">(OpenChain Conforming)」とみなされます。</text:span></text:p>
      <text:p text:style-name="P20"/>
      <text:list xml:id="list37383309" text:continue-list="list37362685" text:style-name="Outline">
        <text:list-item>
          <text:h text:style-name="P69" text:outline-level="1"><text:bookmark-start text:name="__RefHeading__1209_563071832"/><text:bookmark-start text:name="_Toc476563265"/>用語の定義<text:bookmark-end text:name="_Toc476563265"/> <text:bookmark-end text:name="__RefHeading__1209_563071832"/></text:h>
        </text:list-item>
      </text:list>
      <text:p text:style-name="Standard"><text:span text:style-name="T6">頒布</text:span><text:change text:change-id="ct130205064"/><text:change-start text:change-id="ct130204128"/><text:span text:style-name="T7">用</text:span><text:change-end text:change-id="ct130204128"/><text:span text:style-name="T6">コンプライアンス</text:span><text:change-start text:change-id="ct130203712"/><text:span text:style-name="T7">証跡資料</text:span><text:change-end text:change-id="ct130203712"/><text:change text:change-id="ct130204648"/><text:span text:style-name="T3">－</text:span><text:change-start text:change-id="ct130206312"/><text:span text:style-name="T3">供給ソフトウェア</text:span><text:span text:style-name="T2">の中に存在することが</text:span><text:change-end text:change-id="ct130206312"/><text:change-start text:change-id="ct130206416"/><text:span text:style-name="T2">確認されたライセンス</text:span><text:change-end text:change-id="ct130206416"/><text:change-start text:change-id="ct130206104"/><text:span text:style-name="T2">により</text:span><text:change-end text:change-id="ct130206104"/><text:change-start text:change-id="ct130206520"/><text:span text:style-name="T2">、</text:span><text:change-end text:change-id="ct130206520"/><text:span text:style-name="T3">供給ソフトウェアとともに</text:span><text:change text:change-id="ct130206000"/><text:span text:style-name="T3">提供</text:span><text:change-start text:change-id="ct130206208"/><text:span text:style-name="T2">すること</text:span><text:change-end text:change-id="ct130206208"/><text:span text:style-name="T3">が求められる</text:span><text:change-start text:change-id="ct130205896"/><text:span text:style-name="T2">コンプライアンス履行の証跡資料</text:span><text:change-end text:change-id="ct130205896"/><text:change text:change-id="ct130206880"/><text:span text:style-name="T3">一式のことであり、以下を含む</text:span><text:change-start text:change-id="ct130208752"/><text:span text:style-name="T2">（ただし、</text:span><text:change-end text:change-id="ct130208752"/><text:change-start text:change-id="ct130209064"/><text:span text:style-name="T2">この限りではない）</text:span><text:change-end text:change-id="ct130209064"/><text:change text:change-id="ct130206672"/><text:span text:style-name="T3">：著作権表示（Copyright notice）、ライセンスのコピー、修正内容の通知、帰属情報の通知、ソースコード、書面による申し入れなど </text:span></text:p>
      <text:p text:style-name="P2"><text:span text:style-name="T6">FOSS (フリー/オープンソース ソフトウェア)</text:span><text:span text:style-name="T3">－</text:span><text:change-start text:change-id="ct130209480"/><text:span text:style-name="T3">Open Source Initiative</text:span><text:change-end text:change-id="ct130209480"/><text:change text:change-id="ct130207920"/><text:change text:change-id="ct130209168"/><text:change text:change-id="ct130207712"/><text:span text:style-name="T3">(OpenSource.org)によって</text:span><text:change-start text:change-id="ct130209584"/><text:span text:style-name="T2">公開</text:span><text:change-end text:change-id="ct130209584"/><text:change text:change-id="ct130207816"/><text:span text:style-name="T3">されているオープンソースの定義、もしくは</text:span><text:change-start text:change-id="ct130208440"/><text:span text:style-name="T3">Free Software Foundation</text:span><text:change-end text:change-id="ct130208440"/><text:change text:change-id="ct130208648"/><text:span text:style-name="T3">によって</text:span><text:change-start text:change-id="ct130208024"/><text:span text:style-name="T2">公開</text:span><text:change-end text:change-id="ct130208024"/><text:change text:change-id="ct130208336"/><text:span text:style-name="T3">されているフリーソフトウェアの定義に該当するライセンス、もしくはそれに類似する</text:span><text:change text:change-id="ct130208856"/><text:span text:style-name="T3">ライセンス</text:span><text:change-start text:change-id="ct130208128"/><text:span text:style-name="T2">（2つ以上のライセンスのこともある）</text:span><text:change-end text:change-id="ct130208128"/><text:span text:style-name="T3">に従うソフトウェアのこと</text:span></text:p>
      <text:p text:style-name="P2"><text:span text:style-name="T6">FOSS 窓口</text:span><text:span text:style-name="T3">－外部からのFOSSに係る問合せを受け付ける</text:span><text:change-start text:change-id="ct130206776"/><text:span text:style-name="T3">ために</text:span><text:span text:style-name="T2">アサイン</text:span><text:change-end text:change-id="ct130206776"/><text:change text:change-id="ct130208232"/><text:span text:style-name="T3">された</text:span><text:change-start text:change-id="ct130208544"/><text:span text:style-name="T2">担当者</text:span><text:change-end text:change-id="ct130208544"/><text:change text:change-id="ct130208960"/><text:span text:style-name="T3">のこと</text:span><text:change-start text:change-id="ct130209272"/></text:p>
      <text:p text:style-name="P2"><text:change-end text:change-id="ct130209272"/><text:span text:style-name="T3">確認</text:span><text:change text:change-id="ct130209376"/><text:span text:style-name="T3">ライセンス－</text:span><text:change-start text:change-id="ct130209688"/><text:span text:style-name="T2">供給ソフトウェアについて、ライセンスの確認を行う</text:span><text:change-end text:change-id="ct130209688"/><text:span text:style-name="T3">適切な</text:span><text:change-start text:change-id="ct130207400"/><text:span text:style-name="T2">手順の結果として存在が</text:span><text:change-end text:change-id="ct130207400"/><text:change text:change-id="ct130209896"/><text:change text:change-id="ct130209792"/><text:span text:style-name="T3">確認ができた</text:span><text:change-start text:change-id="ct130206984"/><text:span text:style-name="T2">一連の</text:span><text:change-end text:change-id="ct130206984"/><text:span text:style-name="T3">FOSSライセンスのこと </text:span></text:p>
      <text:p text:style-name="P2"><text:span text:style-name="T6">OpenChain</text:span><text:span text:style-name="T7">準拠</text:span><text:span text:style-name="T3">－本仕様書のすべての要件を満たす</text:span><text:change-start text:change-id="ct130207088"/><text:span text:style-name="T2">コンプライアンス </text:span><text:change-end text:change-id="ct130207088"/><text:span text:style-name="T3">プログラムのこと </text:span></text:p>
      <text:p text:style-name="P2"><text:span text:style-name="T6">ソフトウェア スタッフ</text:span><text:span text:style-name="T3">－</text:span><text:change-start text:change-id="ct130207504"/><text:span text:style-name="T2">供給</text:span><text:change-end text:change-id="ct130207504"/><text:change text:change-id="ct130207192"/><text:span text:style-name="T3">ソフトウェアを</text:span><text:change-start text:change-id="ct130207296"/><text:span text:style-name="T2">創案</text:span><text:change-end text:change-id="ct130207296"/><text:change text:change-id="ct130207608"/><text:span text:style-name="T3">し、コントリビュートし、もしくはそれを使えるようにするために責任をもつ、あらゆる従業員や契約者のこと。組織によっては、ソフトウェア開発者、リリースエンジニア、品質管理技術者、プロダクトマーケティング担当者やプロダクト管理者が含まれる場合があ</text:span><text:change-start text:change-id="ct130213120"/><text:span text:style-name="T2">る</text:span><text:change-end text:change-id="ct130213120"/><text:change text:change-id="ct130211248"/><text:span text:style-name="T3">が、この限りでは</text:span><text:change-start text:change-id="ct130212392"/><text:span text:style-name="T2">ない</text:span><text:change-end text:change-id="ct130212392"/><text:change text:change-id="ct130211040"/><text:span text:style-name="T3"> </text:span></text:p>
      <text:p text:style-name="P2"><text:span text:style-name="T6">SPDX </text:span><text:change text:change-id="ct130210416"/><text:change-start text:change-id="ct130212600"/><text:span text:style-name="T7">（</text:span><text:change-end text:change-id="ct130212600"/><text:span text:style-name="T6">Software Package Data Exchange</text:span><text:change-start text:change-id="ct130212808"/><text:span text:style-name="T6">）</text:span><text:change-end text:change-id="ct130212808"/><text:change-start text:change-id="ct130211144"/><text:span text:style-name="T7">－</text:span><text:change-end text:change-id="ct130211144"/><text:change text:change-id="ct130210728"/><text:span text:style-name="T3">SPDXワーキンググループによって作られ</text:span><text:change text:change-id="ct130210936"/><text:span text:style-name="T3">、ライセンスや著作権情報をやり取りすることを目的としたフォーマット標準のこと。SPDXについてはww.spdx.orgにその仕様が記載されてい</text:span><text:change-start text:change-id="ct130211664"/><text:span text:style-name="T2">る</text:span><text:change-end text:change-id="ct130211664"/><text:change text:change-id="ct130210520"/><text:span text:style-name="T3"> </text:span></text:p>
      <text:p text:style-name="P2"><text:span text:style-name="T6">供給ソフトウェア</text:span><text:span text:style-name="T3">－組織が第三者に対し提供するソフトウェアのこと </text:span></text:p>
      <text:p text:style-name="P2"><text:change-start text:change-id="ct130212704"/><text:span text:style-name="T7">適合</text:span><text:change-end text:change-id="ct130212704"/><text:span text:style-name="T6">証跡</text:span><text:span text:style-name="T3">－与えられた要件が満足しているとみなされるために存在しなければならない</text:span><text:change-start text:change-id="ct130211768"/><text:span text:style-name="T2">有形の</text:span><text:change-end text:change-id="ct130211768"/><text:span text:style-name="T3">確証のこと</text:span></text:p>
      <text:p text:style-name="P20"/>
      <text:list xml:id="list37365027" text:continue-numbering="true" text:style-name="Outline">
        <text:list-item>
          <text:h text:style-name="P69" text:outline-level="1"><text:bookmark-start text:name="__RefHeading__1211_563071832"/><text:bookmark-start text:name="_Toc476563266"/>満たすべき要件<text:bookmark-end text:name="__RefHeading__1211_563071832"/><text:bookmark-end text:name="_Toc476563266"/></text:h>
          <text:list>
            <text:list-item>
              <text:h text:style-name="Heading_20_2" text:outline-level="2"><text:bookmark-start text:name="__RefHeading__1213_563071832"/><text:bookmark-start text:name="_Toc476563267"/><text:span text:style-name="T10">G1: FOSSに係る責任を理解している</text:span><text:bookmark-end text:name="_Toc476563267"/><text:span text:style-name="T10"> </text:span><text:bookmark-end text:name="__RefHeading__1213_563071832"/></text:h>
            </text:list-item>
          </text:list>
        </text:list-item>
      </text:list>
      <text:p text:style-name="P16">1.1供給ソフトウェアの頒布についてFOSSライセンス<text:change-start text:change-id="ct258095808"/> <text:change-end text:change-id="ct258095808"/>コンプライアンスを統制するFOSSポリシーが書面として存在し、それが最低でも組織内に周知されていること<text:change-start text:change-id="ct130211352"/>（例：トレーニング実施、社内Wiki<text:span text:style-name="T8">、</text:span>もしくはその他<text:span text:style-name="T8">の手法</text:span>）<text:change-end text:change-id="ct130211352"/> </text:p>
      <text:p text:style-name="P30"><text:change-start text:change-id="ct130213224"/><text:span text:style-name="T8">適合</text:span><text:change-end text:change-id="ct130213224"/>証跡： </text:p>
      <text:list xml:id="list37377365" text:continue-list="list1344110825878013384" text:style-name="WWNum5">
        <text:list-item>
          <text:p text:style-name="P15">1.1.1 文書化されたFOSS ポリシーの存在</text:p>
        </text:list-item>
        <text:list-item>
          <text:p text:style-name="P47"><text:span text:style-name="T3">1.1.2 FOSSポリシーの存在をすべてのソフトウェア</text:span><text:change-start text:change-id="ct258036008"/><text:span text:style-name="T3"> </text:span><text:change-end text:change-id="ct258036008"/><text:span text:style-name="T3">スタッフが</text:span><text:change text:change-id="ct130211560"/><text:span text:style-name="T3">知ること</text:span><text:change-start text:change-id="ct130212912"/><text:span text:style-name="T2">の</text:span><text:change-end text:change-id="ct130212912"/><text:change text:change-id="ct130211872"/><text:span text:style-name="T3">できる</text:span><text:change text:change-id="ct130210832"/><text:span text:style-name="T3">文書化された手続きの存在 </text:span></text:p>
        </text:list-item>
      </text:list>
      <text:p text:style-name="P29">論拠: </text:p>
      <text:p text:style-name="P5">本要件によりFOSSポリシーを作成・記録するステップが取られ、ソフトウェア<text:change-start text:change-id="ct258096848"/> <text:change-end text:change-id="ct258096848"/>スタッフへFOSSポリシーの存在を周知することを確実にします。このFOSSポリシーに含まれるべき内容について、ここで<text:change-start text:change-id="ct130211976"/><text:span text:style-name="T8">は</text:span><text:change-end text:change-id="ct130211976"/><text:change text:change-id="ct130212080"/>要件として<text:change text:change-id="ct256533472"/>提示<text:change-start text:change-id="ct256531704"/><text:span text:style-name="T8">し</text:span><text:change-end text:change-id="ct256531704"/><text:change text:change-id="ct256533680"/>ていませんが、他の節<text:change-start text:change-id="ct256532224"/><text:span text:style-name="T8">の要件</text:span><text:change-end text:change-id="ct256532224"/>では提示<text:change-start text:change-id="ct256531496"/><text:span text:style-name="T8">し</text:span><text:change-end text:change-id="ct256531496"/><text:change-start text:change-id="ct258036840"/><text:span text:style-name="T8">てい</text:span><text:change-end text:change-id="ct258036840"/><text:change text:change-id="ct256532120"/><text:change text:change-id="ct258036736"/><text:change text:change-id="ct256533576"/>ます。 </text:p>
      <text:p text:style-name="P6">1.2 <text:change-start text:change-id="ct256534824"/><text:span text:style-name="T8">すべての</text:span><text:change-end text:change-id="ct256534824"/>ソフトウェア スタッフ<text:change-start text:change-id="ct256536176"/><text:span text:style-name="T8">に</text:span><text:change-end text:change-id="ct256536176"/>向け<text:change-start text:change-id="ct256534616"/><text:span text:style-name="T8">た、</text:span><text:change-end text:change-id="ct256534616"/><text:change text:change-id="ct256531912"/>受講必須の<text:change text:change-id="ct130212496"/>トレーニングが存在し： </text:p>
      <text:list xml:id="list3926638210714244908" text:style-name="WWNum2">
        <text:list-item>
          <text:p text:style-name="P44">そのトレーニングが最低でも以下に示すトピックを含んでいること： </text:p>
        </text:list-item>
      </text:list>
      <text:list xml:id="list3089962911419136675" text:style-name="WWNum3">
        <text:list-item>
          <text:p text:style-name="P45"><text:s/>FOSSポリシーおよびそ<text:change-start text:change-id="ct130210208"/><text:span text:style-name="T8">れ</text:span><text:change-end text:change-id="ct130210208"/><text:change text:change-id="ct130213016"/>がどこで見つけられるか； </text:p>
        </text:list-item>
        <text:list-item>
          <text:p text:style-name="P45"><text:s/>FOSSおよびFOSSライセンスに付随する知的財産権関連法令の基礎； </text:p>
        </text:list-item>
        <text:list-item>
          <text:p text:style-name="P45"><text:s/>FOSSライセンス<text:change text:change-id="ct256535344"/>の概念（コピーレフトおよびパーミッシブなライセンスの概念を含む）； </text:p>
        </text:list-item>
        <text:list-item>
          <text:p text:style-name="P45"><text:s/>FOSSプロジェクトのライセンス供与のモデル； </text:p>
        </text:list-item>
        <text:list-item>
          <text:p text:style-name="P52"><text:s/><text:change text:change-id="ct256537008"/>全体としてのFOSSポリシーや具体的なFOSSコンプライアンスに付随する<text:change-start text:change-id="ct256534928"/>ソフトウェア スタッフの役割<text:span text:style-name="T8">と</text:span><text:change-end text:change-id="ct256534928"/>責任<text:change text:change-id="ct256537320"/>； </text:p>
        </text:list-item>
        <text:list-item>
          <text:p text:style-name="P45"><text:s/><text:change-start text:change-id="ct256535136"/><text:span text:style-name="T8">供給</text:span><text:change-end text:change-id="ct256535136"/><text:change text:change-id="ct256536072"/>ソフトウェアのFOSSコンポーネントを<text:change-start text:change-id="ct256567168"/><text:span text:style-name="T8">特定し</text:span><text:change-end text:change-id="ct256567168"/><text:change text:change-id="ct256566232"/>、記録<text:change-start text:change-id="ct256564464"/><text:span text:style-name="T8">し</text:span><text:change-end text:change-id="ct256564464"/>、<text:change text:change-id="ct256535760"/>追跡するためのプロセス </text:p>
        </text:list-item>
      </text:list>
      <text:list xml:id="list37383805" text:continue-list="list3926638210714244908" text:style-name="WWNum2">
        <text:list-item>
          <text:p text:style-name="P48"><text:span text:style-name="T3"><text:s/></text:span><text:span text:style-name="T6">ソフトウェア</text:span><text:change-start text:change-id="ct258035592"/><text:span text:style-name="T6"> </text:span><text:change-end text:change-id="ct258035592"/><text:span text:style-name="T6">スタッフはFOSSトレーニングを（</text:span><text:change-start text:change-id="ct256536904"/><text:span text:style-name="T7">最新の状況</text:span><text:change-end text:change-id="ct256536904"/><text:change text:change-id="ct256538672"/><text:span text:style-name="T6">に即すとみなされるように）少なくとも直近24ヶ月以内に修了してい</text:span><text:change-start text:change-id="ct256537216"/><text:span text:style-name="T7">ること</text:span><text:change-end text:change-id="ct256537216"/><text:change text:change-id="ct256537424"/><text:span text:style-name="T6">。 そのトレーニング要件を満</text:span><text:change-start text:change-id="ct256534200"/><text:span text:style-name="T7">たす</text:span><text:change-end text:change-id="ct256534200"/><text:change text:change-id="ct256535968"/><text:span text:style-name="T6">ために、ソフトウェア</text:span><text:change-start text:change-id="ct258033824"/><text:span text:style-name="T6"> </text:span><text:change-end text:change-id="ct258033824"/><text:span text:style-name="T6">スタッフに対して試験を実施すること</text:span><text:change-start text:change-id="ct256539920"/><text:span text:style-name="T7">も</text:span><text:change-end text:change-id="ct256539920"/><text:change text:change-id="ct256537112"/><text:span text:style-name="T6">でき</text:span><text:change-start text:change-id="ct256539712"/><text:span text:style-name="T7">る</text:span><text:change-end text:change-id="ct256539712"/><text:change text:change-id="ct256538152"/><text:span text:style-name="T6">。 <text:s/></text:span></text:p>
        </text:list-item>
      </text:list>
      <text:p text:style-name="P30"><text:change-start text:change-id="ct130212184"/><text:span text:style-name="T8">適合</text:span><text:change-end text:change-id="ct130212184"/>証跡： </text:p>
      <text:list xml:id="list37371792" text:continue-list="list37377365" text:style-name="WWNum5">
        <text:list-item>
          <text:p text:style-name="P15">1.2.1 上記のトピックを含んだFOSS教材（例：スライド資料、オンラインコース<text:change-start text:change-id="ct256538880"/><text:span text:style-name="T8">、</text:span><text:change-end text:change-id="ct256538880"/>もしくはその他<text:change-start text:change-id="ct256540544"/><text:span text:style-name="T8">の</text:span><text:change-end text:change-id="ct256540544"/>トレーニング用資料） <text:s/></text:p>
        </text:list-item>
        <text:list-item>
          <text:p text:style-name="P15">1.2.2 ソフトウェア<text:change-start text:change-id="ct258033928"/> <text:change-end text:change-id="ct258033928"/>スタッフ全員がコースを修了していることを確認する手段 <text:s/></text:p>
        </text:list-item>
        <text:list-item>
          <text:p text:style-name="P15">1.2.3 全ソフトウェア<text:change-start text:change-id="ct258036528"/> <text:change-end text:change-id="ct258036528"/>スタッフのうち少なくとも85%が本節上記定義で<text:change-start text:change-id="ct256538984"/><text:span text:style-name="T8">最新の状況</text:span><text:change-end text:change-id="ct256538984"/><text:change text:change-id="ct256536488"/>に即した状態にあること</text:p>
        </text:list-item>
      </text:list>
      <text:p text:style-name="P30">論拠: </text:p>
      <text:p text:style-name="P5">ソフトウェア<text:change-start text:change-id="ct258034552"/> <text:change-end text:change-id="ct258034552"/>スタッフが<text:change-start text:change-id="ct256540128"/><text:span text:style-name="T8">最新の</text:span><text:change-end text:change-id="ct256540128"/><text:change text:change-id="ct256540024"/>FOSSトレーニングに参加したということと併せ、そのトレーニングでFOSS関連<text:change-start text:change-id="ct256539608"/><text:span text:style-name="T8">の適切な</text:span><text:change-end text:change-id="ct256539608"/><text:change text:change-id="ct256537736"/>トピックが取り扱われていることを確かなものにします。ここで意図しているのは、<text:change-start text:change-id="ct256535656"/>一連の<text:change-end text:change-id="ct256535656"/>中核的な基本レベル<text:change text:change-id="ct256540336"/>のトピックがカバーされることですが、<text:change-start text:change-id="ct256556664"/><text:span text:style-name="T8">通常</text:span><text:change-end text:change-id="ct256556664"/><text:change-start text:change-id="ct256556872"/><text:span text:style-name="T8">実施されてる</text:span><text:change-end text:change-id="ct256556872"/><text:change text:change-id="ct256555936"/>トレーニング プログラムでは、ここで求められる内容はより広範囲で包括的なものになってくると考えられます。 <text:s/></text:p>
      <text:p text:style-name="P20"/>
      <text:list xml:id="list37382605" text:continue-list="list37365027" text:style-name="Outline">
        <text:list-item>
          <text:list>
            <text:list-item>
              <text:h text:style-name="P10" text:outline-level="2"><text:bookmark-start text:name="__RefHeading__1215_563071832"/><text:bookmark-start text:name="_Toc476563268"/><text:span text:style-name="T10">G2: コンプライアンス</text:span><text:change-start text:change-id="ct256559368"/><text:span text:style-name="T9">履行</text:span><text:change-end text:change-id="ct256559368"/><text:change text:change-id="ct256558224"/><text:span text:style-name="T10">のための責任者</text:span><text:change text:change-id="ct258038088"/><text:change-start text:change-id="ct258039024"/><text:span text:style-name="T9">を</text:span><text:change-end text:change-id="ct258039024"/><text:span text:style-name="T10">アサインしている</text:span><text:bookmark-end text:name="_Toc476563268"/><text:span text:style-name="T10"> </text:span><text:bookmark-end text:name="__RefHeading__1215_563071832"/></text:h>
            </text:list-item>
          </text:list>
        </text:list-item>
      </text:list>
      <text:p text:style-name="P21">2.1 FOSS窓口機能を明確にすること（FOSS窓口） </text:p>
      <text:list xml:id="list37386747" text:continue-list="list37383805" text:style-name="WWNum2">
        <text:list-item>
          <text:p text:style-name="P50"><text:s/><text:change text:change-id="ct258037256"/><text:change-start text:change-id="ct258036944"/><text:span text:style-name="T6">FOSS</text:span><text:change-end text:change-id="ct258036944"/>に係る外部からの問合せ受<text:change text:change-id="ct256558016"/>付けに責任をもつ要員をアサインし； </text:p>
        </text:list-item>
        <text:list-item>
          <text:p text:style-name="P50"><text:span text:style-name="T6"><text:s/>FOSS窓口はFOSSコンプライアンスの問合せに対し</text:span><text:change-start text:change-id="ct256558120"/><text:span text:style-name="T7">、</text:span><text:change-end text:change-id="ct256558120"/><text:change-start text:change-id="ct256537528"/><text:span text:style-name="T6">商業的に</text:span><text:span text:style-name="T7">合理的な</text:span><text:change-end text:change-id="ct256537528"/><text:change-start text:change-id="ct256557600"/><text:span text:style-name="T7">努力を払って</text:span><text:change-end text:change-id="ct256557600"/><text:change text:change-id="ct256560304"/><text:span text:style-name="T6">対応</text:span><text:change-start text:change-id="ct256559680"/><text:span text:style-name="T7">し</text:span><text:change-end text:change-id="ct256559680"/><text:change text:change-id="ct256557912"/><text:change text:change-id="ct256563736"/><text:change text:change-id="ct256557496"/><text:change text:change-id="ct256558536"/><text:change text:change-id="ct130211456"/><text:change text:change-id="ct256560408"/><text:span text:style-name="T6">、 </text:span></text:p>
        </text:list-item>
        <text:list-item>
          <text:p text:style-name="P48"><text:span text:style-name="T6"><text:s/>電子的通信を通じFOSS窓口にコンタクトする手段を公衆に対し明らかにしなければなりません。</text:span><text:span text:style-name="T3"> </text:span></text:p>
        </text:list-item>
      </text:list>
      <text:p text:style-name="P30"><text:change-start text:change-id="ct130212288"/><text:span text:style-name="T8">適合</text:span><text:change-end text:change-id="ct130212288"/>証跡： </text:p>
      <text:list xml:id="list37365569" text:continue-list="list37371792" text:style-name="WWNum5">
        <text:list-item>
          <text:p text:style-name="P15">2.1.1 公衆に対し明示されたFOSS窓口<text:change-start text:change-id="ct256558952"/><text:span text:style-name="T8">職</text:span><text:change-end text:change-id="ct256558952"/><text:change-start text:change-id="ct256554688"/><text:span text:style-name="T8">制</text:span><text:change-end text:change-id="ct256554688"/><text:change text:change-id="ct256558640"/>の存在（例：電子メールアドレス、あるいはLinux Foundationのオープンコンプライアンスディレクトリの情報など） <text:s/></text:p>
        </text:list-item>
        <text:list-item>
          <text:p text:style-name="P15">2.1.2 FOSSコンプライアンスの問合せを受け付ける責任者をアサインする<text:change text:change-id="ct256559472"/>文書化された手続きの存在 </text:p>
        </text:list-item>
      </text:list>
      <text:p text:style-name="P30">論拠: </text:p>
      <text:p text:style-name="P5">FOSSコンプライアンスの問合せについて<text:change-start text:change-id="ct256561968"/><text:span text:style-name="T8">、</text:span><text:change-end text:change-id="ct256561968"/>第三者がその組織にコンタクトできる<text:change text:change-id="ct256559992"/>合理的な手段があることを確かなものにします。</text:p>
      <text:p text:style-name="P6">2.2 組織内部におけるFOSSコンプライアンス<text:change text:change-id="ct256563840"/>遂行<text:change-start text:change-id="ct256561760"/><text:span text:style-name="T8">の担当者</text:span><text:change-end text:change-id="ct256561760"/><text:change text:change-id="ct256561552"/>を明確にすること </text:p>
      <text:list xml:id="list37365426" text:continue-list="list37386747" text:style-name="WWNum2">
        <text:list-item>
          <text:p text:style-name="P44"><text:s/>組織内部のFOSSコンプライアンスを管理する責任者をアサインすること。 本FOSSコンプライアンスを担う<text:change-start text:change-id="ct256560824"/><text:span text:style-name="T8">担当者</text:span><text:change-end text:change-id="ct256560824"/><text:change text:change-id="ct256561344"/>はFOSS窓口担当を兼ねることがで<text:span text:style-name="T8">き</text:span><text:change-start text:change-id="ct258037360"/><text:span text:style-name="T8">る</text:span><text:change-end text:change-id="ct258037360"/><text:change text:change-id="ct258037464"/>。 </text:p>
        </text:list-item>
        <text:list-item>
          <text:p text:style-name="P44"><text:s/>FOSSコンプライアンス管理に十分な活動資源が提供されていること： </text:p>
        </text:list-item>
      </text:list>
      <text:list xml:id="list37384342" text:continue-list="list3089962911419136675" text:style-name="WWNum3">
        <text:list-item>
          <text:p text:style-name="P57"><text:s/><text:change-start text:change-id="ct258038920"/><text:span text:style-name="T8">職務</text:span><text:change-end text:change-id="ct258038920"/><text:change text:change-id="ct258039232"/>を遂行するために割り当てられた時間； </text:p>
        </text:list-item>
        <text:list-item>
          <text:p text:style-name="P57"><text:s/>商業的に<text:change-start text:change-id="ct256560928"/><text:span text:style-name="T8">合理的な</text:span><text:change-end text:change-id="ct256560928"/><text:change text:change-id="ct256562488"/>形で配分された予算 </text:p>
        </text:list-item>
      </text:list>
      <text:list xml:id="list37380224" text:continue-list="list37365426" text:style-name="WWNum2">
        <text:list-item>
          <text:p text:style-name="P44"><text:s/>FOSSコンプライアンス<text:change-start text:change-id="ct258038504"/> <text:change-end text:change-id="ct258038504"/>ポリシーとプロセスを策定し<text:change-start text:change-id="ct256561448"/><text:span text:style-name="T8">、</text:span><text:change-end text:change-id="ct256561448"/><text:change text:change-id="ct256563112"/>維持するための責任者をアサインすること； </text:p>
        </text:list-item>
        <text:list-item>
          <text:p text:style-name="P44"><text:s/>FOSSコンプライアンス<text:change text:change-id="ct256563008"/><text:change-start text:change-id="ct256563944"/><text:span text:style-name="T8">の担当者</text:span><text:change-end text:change-id="ct256563944"/><text:change text:change-id="ct256564048"/>がFOSSコンプライアンスに係る法的な専門知識を（その組織内もしくは組織外で）獲得でき、； </text:p>
        </text:list-item>
        <text:list-item>
          <text:p text:style-name="P48"><text:span text:style-name="T6"><text:s/>FOSSコンプライアンスに係る諸問題の解決のためにエスカレーションパスが有効となっていること</text:span><text:span text:style-name="T3"> </text:span></text:p>
        </text:list-item>
      </text:list>
      <text:p text:style-name="P30"><text:change-start text:change-id="ct130210104"/><text:span text:style-name="T8">適合</text:span><text:change-end text:change-id="ct130210104"/>証跡： </text:p>
      <text:list xml:id="list37385592" text:continue-list="list37365569" text:style-name="WWNum5">
        <text:list-item>
          <text:p text:style-name="P15">2.2.1 FOSSコンプライアンス<text:change-start text:change-id="ct256563320"/><text:span text:style-name="T8">を担当する</text:span><text:change-end text:change-id="ct256563320"/><text:change text:change-id="ct256563216"/>特定の個人名、グループ名もしくは<text:change-start text:change-id="ct256566128"/><text:span text:style-name="T8">職制</text:span><text:change-end text:change-id="ct256566128"/><text:change text:change-id="ct256562904"/>名 </text:p>
        </text:list-item>
        <text:list-item>
          <text:p text:style-name="P15">2.2.2 FOSSコンプライアンスの<text:change-start text:change-id="ct256565816"/><text:span text:style-name="T8">担当者</text:span><text:change-end text:change-id="ct256565816"/><text:change text:change-id="ct256563528"/>が利用可能な法的専門知識の情報源 </text:p>
        </text:list-item>
        <text:list-item>
          <text:p text:style-name="P15">2.2.3 FOSSコンプライアンスの責任者をアサインする<text:change text:change-id="ct256538776"/>文書化された手続きの存在 </text:p>
        </text:list-item>
        <text:list-item>
          <text:p text:style-name="P15">2.2.4 問題の解決のためのエスカレーションパスを明確にした<text:change text:change-id="ct256565920"/>文書化された手続きの存在 </text:p>
        </text:list-item>
      </text:list>
      <text:p text:style-name="P30">論拠: </text:p>
      <text:p text:style-name="P5"><text:s/>ここで定められたFOSS責任者が有効性をもってアサインされ<text:change-start text:change-id="ct258039544"/><text:span text:style-name="T8">る</text:span><text:change-end text:change-id="ct258039544"/><text:change text:change-id="ct258037048"/>ことを確かなものにします。 </text:p>
      <text:p text:style-name="P20"/>
      <text:list xml:id="list37380143" text:continue-list="list37382605" text:style-name="Outline">
        <text:list-item>
          <text:list>
            <text:list-item>
              <text:h text:style-name="P68" text:outline-level="2"><text:bookmark-start text:name="__RefHeading__1217_563071832"/><text:bookmark-start text:name="_Toc476563269"/>G3: FOSSコンテンツをレビューし承認する<text:bookmark-end text:name="__RefHeading__1217_563071832"/><text:bookmark-end text:name="_Toc476563269"/></text:h>
            </text:list-item>
          </text:list>
        </text:list-item>
      </text:list>
      <text:p text:style-name="P12"><text:span text:style-name="T6">3.1 供給ソフトウェアに含まれる</text:span><text:change text:change-id="ct130210312"/><text:change-start text:change-id="ct130210624"/><text:span text:style-name="T6">すべて</text:span><text:change-end text:change-id="ct130210624"/><text:span text:style-name="T6">のFOSSコンポーネント（および</text:span><text:change-start text:change-id="ct256566960"/><text:span text:style-name="T7">、</text:span><text:change-end text:change-id="ct256566960"/><text:change text:change-id="ct256566856"/><text:span text:style-name="T6">それぞれの確認</text:span><text:change text:change-id="ct256567064"/><text:span text:style-name="T6">ライセンス）を特定し、追跡し、リストとして保管するプロセスが存在すること</text:span><text:span text:style-name="T3"> <text:s/></text:span></text:p>
      <text:p text:style-name="P30"><text:change-start text:change-id="ct130214160"/><text:span text:style-name="T8">適合</text:span><text:change-end text:change-id="ct130214160"/>証跡： </text:p>
      <text:list xml:id="list37379119" text:continue-list="list37385592" text:style-name="WWNum5">
        <text:list-item>
          <text:p text:style-name="P15">3.1.1 供給ソフトウェアに含まれるすべてのFOSSコンポーネント<text:change-start text:change-id="ct256564880"/><text:span text:style-name="T8">、</text:span><text:change-end text:change-id="ct256564880"/>およびそれらの確認<text:change text:change-id="ct256567272"/>ライセンスを特定し、追跡し、リストして保管するため<text:change-start text:change-id="ct256565296"/><text:span text:style-name="T8">の</text:span><text:change-end text:change-id="ct256565296"/><text:change text:change-id="ct256564672"/>文書化された手続きの存在 </text:p>
        </text:list-item>
      </text:list>
      <text:p text:style-name="P30">論拠:</text:p>
      <text:p text:style-name="P13"><text:span text:style-name="T3"><text:s/>供給</text:span><text:change text:change-id="ct256567376"/><text:span text:style-name="T3">ソフトウェアを構</text:span><text:change-start text:change-id="ct256564256"/><text:span text:style-name="T2">築</text:span><text:change-end text:change-id="ct256564256"/><text:change text:change-id="ct256566544"/><text:span text:style-name="T3">するために用いられる</text:span><text:change text:change-id="ct130213640"/><text:change-start text:change-id="ct130214264"/><text:span text:style-name="T3">すべて</text:span><text:change-end text:change-id="ct130214264"/><text:span text:style-name="T3">のFOSSコンポーネントを特定し、リスト</text:span><text:change text:change-id="ct256564568"/><text:span text:style-name="T3">するためのプロセスが存在することを確かなものにします。 </text:span><text:change-start text:change-id="ct256565192"/><text:span text:style-name="T2">供給ソフトウェアの適用されるべき</text:span><text:change-end text:change-id="ct256565192"/><text:change text:change-id="ct256566024"/><text:span text:style-name="T3">頒布</text:span><text:change-start text:change-id="ct256566752"/><text:span text:style-name="T2">上</text:span><text:change-end text:change-id="ct256566752"/><text:change-start text:change-id="ct256566648"/><text:span text:style-name="T2">の</text:span><text:change-end text:change-id="ct256566648"/><text:change text:change-id="ct256564360"/><text:span text:style-name="T3">義務や制約を理解するために、</text:span><text:change-start text:change-id="ct256564984"/><text:span text:style-name="T2">FOSSコンポーネントのインベントリー</text:span><text:change-end text:change-id="ct256564984"/><text:change-start text:change-id="ct256565400"/><text:span text:style-name="T2">を作り、個々の</text:span><text:change-end text:change-id="ct256565400"/><text:change-start text:change-id="ct256564152"/><text:span text:style-name="T2">コンポーネントの</text:span><text:change-end text:change-id="ct256564152"/><text:span text:style-name="T3">ライセンス条項の体系的なレビューを支援するよう</text:span><text:change text:change-id="ct256566336"/><text:change-start text:change-id="ct256565088"/><text:span text:style-name="T2">なって</text:span><text:change-end text:change-id="ct256565088"/><text:change text:change-id="ct256565504"/><text:span text:style-name="T3">いなければなりません。 </text:span><text:change-start text:change-id="ct256568936"/><text:span text:style-name="T2">インベントリーの</text:span><text:change-end text:change-id="ct256568936"/><text:span text:style-name="T3">記録</text:span><text:change text:change-id="ct256565608"/><text:span text:style-name="T3">は、そのプロセス</text:span><text:change text:change-id="ct256566440"/><text:change text:change-id="ct256570184"/><text:span text:style-name="T3">を示す確証として機能します。 <text:s/></text:span></text:p>
      <text:p text:style-name="P14">3.2 FOSS<text:change-start text:change-id="ct256569352"/><text:span text:style-name="T8">コンプライアンス </text:span><text:change-end text:change-id="ct256569352"/>プログラムは<text:change-start text:change-id="ct256570600"/><text:span text:style-name="T8">、</text:span><text:change-end text:change-id="ct256570600"/>供給ソフトウェアについて、ソフトウェア スタッフが<text:change-start text:change-id="ct256568104"/><text:span text:style-name="T8">業務と</text:span><text:change-end text:change-id="ct256568104"/><text:change text:change-id="ct256570288"/>する典型的なFOSSユースケースに対応できること。以下のようなユースケースが含まれる<text:change-start text:change-id="ct256568832"/><text:span text:style-name="T8">と考えられる</text:span><text:change-end text:change-id="ct256568832"/><text:change text:change-id="ct256570392"/>（以下のリストは網羅的でなく、組織によっては以下のユースケースが当てはまらないこともありうる点は注意） <text:change-start text:change-id="ct256570704"/>－供給ソフトウェアの<text:span text:style-name="T8">一部</text:span>が：<text:change-end text:change-id="ct256570704"/></text:p>
      <text:list xml:id="list37374200" text:continue-list="list37380224" text:style-name="WWNum2">
        <text:list-item>
          <text:p text:style-name="P44"><text:s/>バイナリ形態で頒布されている </text:p>
        </text:list-item>
        <text:list-item>
          <text:p text:style-name="P44"><text:s/>ソースコード形態で頒布されている </text:p>
        </text:list-item>
        <text:list-item>
          <text:p text:style-name="P44"><text:s/>コピーレフトの義務を生じうる他のFOSSと統合されている </text:p>
        </text:list-item>
        <text:list-item>
          <text:p text:style-name="P44"><text:s/>修正されたFOSSを含んでいる </text:p>
        </text:list-item>
        <text:list-item>
          <text:p text:style-name="P53"><text:s/><text:change-start text:change-id="ct256568520"/>FOSS、<text:span text:style-name="T8">あるいは、</text:span>互換性のないライセンスの下にあるその他ソフトウェアを含んでいる<text:span text:style-name="T8">おり、</text:span><text:change-end text:change-id="ct256568520"/>供給ソフトウェア内<text:change text:change-id="ct258065752"/><text:change-start text:change-id="ct258064504"/><text:span text:style-name="T8">の</text:span><text:change-end text:change-id="ct258064504"/>他コンポーネントと<text:change-start text:change-id="ct256567896"/><text:span text:style-name="T8">統合されている</text:span><text:change-end text:change-id="ct256567896"/><text:change text:change-id="ct256569144"/><text:change text:change-id="ct256568416"/></text:p>
        </text:list-item>
        <text:list-item>
          <text:p text:style-name="P48"><text:span text:style-name="T6"><text:s/>帰属要求のあるFOSSを含んでいる</text:span><text:change-start text:change-id="ct256568728"/><text:span text:style-name="T7">（謝辞やクレディットの掲載を要する可能性がある）</text:span><text:change-end text:change-id="ct256568728"/><text:span text:style-name="T3"> </text:span></text:p>
        </text:list-item>
      </text:list>
      <text:p text:style-name="P30"><text:change-start text:change-id="ct130213328"/><text:span text:style-name="T8">適合</text:span><text:change-end text:change-id="ct130213328"/>証跡： </text:p>
      <text:list xml:id="list37380291" text:continue-list="list37379119" text:style-name="WWNum5">
        <text:list-item>
          <text:p text:style-name="P15">3.2.1 供給<text:change text:change-id="ct256569560"/>ソフトウェアについてソフトウェア スタッフが<text:change-start text:change-id="ct256567792"/><text:span text:style-name="T8">業務と</text:span><text:change-end text:change-id="ct256567792"/><text:change text:change-id="ct256568000"/>する典型的なFOSSのユースケースに取り組むため<text:change-start text:change-id="ct256569456"/><text:span text:style-name="T8">の</text:span><text:change-end text:change-id="ct256569456"/><text:change text:change-id="ct256567688"/>整備されたプロセス<text:change-start text:change-id="ct256569768"/><text:span text:style-name="T8">の存在</text:span><text:change-end text:change-id="ct256569768"/><text:change-start text:change-id="ct258066896"/></text:p>
          <text:p text:style-name="P15"><text:change-end text:change-id="ct258066896"/><text:change text:change-id="ct258063672"/></text:p>
        </text:list-item>
      </text:list>
      <text:p text:style-name="P30">論拠: </text:p>
      <text:p text:style-name="P5"><text:s/>FOSSプログラムが組織のビジネスを実践する際の典型的なユースケースに十分耐えられるものにします。 <text:s/></text:p>
      <text:p text:style-name="P20"/>
      <text:list xml:id="list37371318" text:continue-list="list37380143" text:style-name="Outline">
        <text:list-item>
          <text:list>
            <text:list-item>
              <text:h text:style-name="P10" text:outline-level="2"><text:bookmark-start text:name="__RefHeading__1219_563071832"/><text:bookmark-start text:name="_Toc476563270"/><text:span text:style-name="T10">G4: FOSS</text:span><text:change-start text:change-id="ct258065856"/><text:span text:style-name="T9">コンテンツ</text:span><text:change-end text:change-id="ct258065856"/><text:change-start text:change-id="ct258064608"/><text:span text:style-name="T9"> </text:span><text:change-end text:change-id="ct258064608"/><text:span text:style-name="T10">ドキュメント</text:span><text:change-start text:change-id="ct258064400"/><text:span text:style-name="T9">とコンプライアンス証跡資料を第三者に頒布</text:span><text:change-end text:change-id="ct258064400"/><text:change text:change-id="ct258066792"/><text:span text:style-name="T10">する</text:span><text:bookmark-end text:name="_Toc476563270"/><text:span text:style-name="T10"> </text:span><text:bookmark-end text:name="__RefHeading__1219_563071832"/></text:h>
            </text:list-item>
          </text:list>
        </text:list-item>
      </text:list>
      <text:p text:style-name="P16">4.1 提供ソフトウェア<text:change-start text:change-id="ct258065336"/><text:span text:style-name="T8">の</text:span><text:change-end text:change-id="ct258065336"/><text:change text:change-id="ct258065128"/>確認<text:change text:change-id="ct258066272"/>ライセンスに応じ<text:change-start text:change-id="ct258066688"/><text:span text:style-name="T8">て</text:span><text:change-end text:change-id="ct258066688"/>要求される、以下の頒布<text:change-start text:change-id="ct258068872"/><text:span text:style-name="T8">用</text:span><text:change-end text:change-id="ct258068872"/><text:change text:change-id="ct258066064"/>コンプライアンス<text:change-start text:change-id="ct258068456"/><text:span text:style-name="T8">証跡資料</text:span><text:change-end text:change-id="ct258068456"/><text:change text:change-id="ct258066584"/>が用意されていること： </text:p>
      <text:list xml:id="list37371360" text:continue-list="list37374200" text:style-name="WWNum2">
        <text:list-item>
          <text:p text:style-name="P44"><text:s/>著作権表示 </text:p>
        </text:list-item>
        <text:list-item>
          <text:p text:style-name="P44"><text:s/>確認<text:change text:change-id="ct258070224"/>ライセンスの写し </text:p>
        </text:list-item>
        <text:list-item>
          <text:p text:style-name="P44"><text:s/>改<text:change-start text:change-id="ct258068352"/><text:span text:style-name="T8">変</text:span><text:change-end text:change-id="ct258068352"/><text:change text:change-id="ct258070016"/>内容の通知 </text:p>
        </text:list-item>
        <text:list-item>
          <text:p text:style-name="P44"><text:s/>帰属表示<text:change-start text:change-id="ct258069080"/><text:span text:style-name="T8">の通知</text:span><text:change-end text:change-id="ct258069080"/> </text:p>
        </text:list-item>
        <text:list-item>
          <text:p text:style-name="P44"><text:s/>重要<text:change-start text:change-id="ct258068664"/><text:span text:style-name="T8">事項</text:span><text:change-end text:change-id="ct258068664"/><text:change text:change-id="ct258039752"/><text:change-start text:change-id="ct258069184"/><text:span text:style-name="T8">の</text:span><text:change-end text:change-id="ct258069184"/><text:change-start text:change-id="ct258068040"/><text:span text:style-name="T8">告知</text:span><text:change-end text:change-id="ct258068040"/><text:change text:change-id="ct258069600"/> </text:p>
        </text:list-item>
        <text:list-item>
          <text:p text:style-name="P44"><text:s/>ソースコード </text:p>
        </text:list-item>
        <text:list-item>
          <text:p text:style-name="P44"><text:s/>ビルドに必要な手順とスクリプト </text:p>
        </text:list-item>
        <text:list-item>
          <text:p text:style-name="P44"><text:s/>書面による申し入れ </text:p>
        </text:list-item>
      </text:list>
      <text:p text:style-name="P30"><text:change-start text:change-id="ct130213432"/><text:span text:style-name="T8">適合</text:span><text:change-end text:change-id="ct130213432"/>証跡： </text:p>
      <text:list xml:id="list37366938" text:continue-list="list37380291" text:style-name="WWNum5">
        <text:list-item>
          <text:list>
            <text:list-item>
              <text:p text:style-name="P55"><text:change-start text:change-id="ct258093520"/><office:annotation><dc:creator>Kunai Takashi</dc:creator><dc:date>2017-03-23T15:51:47.08</dc:date><text:p text:style-name="P70"><text:span text:style-name="T23">箇条書き図形が変わってしまいました。</text:span></text:p></office:annotation><text:change-end text:change-id="ct258093520"/>4.1.1 <text:change-start text:change-id="ct258068144"/>供給ソフトウェアとともに<text:change-end text:change-id="ct258068144"/><text:change-start text:change-id="ct258087384"/><text:span text:style-name="T8">、</text:span><text:change-end text:change-id="ct258087384"/>確認<text:change text:change-id="ct258069704"/>ライセンスが要求するとおり<text:change-start text:change-id="ct258073240"/>の<text:change-end text:change-id="ct258073240"/><text:change text:change-id="ct258069496"/>コンプライアンス<text:change-start text:change-id="ct258068248"/><text:span text:style-name="T8">証跡資料</text:span><text:change-end text:change-id="ct258068248"/><text:change text:change-id="ct258067104"/>が<text:change text:change-id="ct258067624"/>頒布<text:change text:change-id="ct258069912"/>され<text:change text:change-id="ct258037568"/><text:change text:change-id="ct258067208"/>ることを確実にするための<text:change-start text:change-id="ct258039440"/><text:span text:style-name="T8">必要</text:span><text:change-end text:change-id="ct258039440"/>プロセスを記載<text:change-start text:change-id="ct258067520"/><text:span text:style-name="T8">した</text:span><text:change-end text:change-id="ct258067520"/><text:change text:change-id="ct258067416"/>、文書化された手続きの存在 </text:p>
            </text:list-item>
            <text:list-item>
              <text:p text:style-name="P49"><text:span text:style-name="T3">4.1.2 供給ソフトウェアに係る頒布</text:span><text:change-start text:change-id="ct258071472"/><text:span text:style-name="T2">用</text:span><text:change-end text:change-id="ct258071472"/><text:change text:change-id="ct258067000"/><text:span text:style-name="T3">コンプライアンス</text:span><text:change-start text:change-id="ct258070744"/><text:span text:style-name="T2">証跡資料</text:span><text:change-end text:change-id="ct258070744"/><text:change text:change-id="ct258067312"/><text:span text:style-name="T3">の</text:span><text:change-start text:change-id="ct258073344"/><text:span text:style-name="T2">コピーは</text:span><text:change-end text:change-id="ct258073344"/><text:span text:style-name="T3">、</text:span><text:change-start text:change-id="ct258071784"/><text:span text:style-name="T3">慎重</text:span><text:span text:style-name="T2">に</text:span><text:change-end text:change-id="ct258071784"/><text:span text:style-name="T3">保管され、容易に</text:span><text:change-start text:change-id="ct258070848"/><text:span text:style-name="T2">取りだせるようにしておく</text:span><text:change-end text:change-id="ct258070848"/><text:change text:change-id="ct258070328"/><text:span text:style-name="T3">（例：法的な通知、ソースコード</text:span><text:change-start text:change-id="ct258038816"/><text:span text:style-name="T2">、</text:span><text:change-end text:change-id="ct258038816"/><text:change text:change-id="ct258037672"/><text:span text:style-name="T3">SPDXドキュメント）</text:span><text:change-start text:change-id="ct258071160"/><text:span text:style-name="T2">。さらに、</text:span><text:change-end text:change-id="ct258071160"/><text:change text:change-id="ct258070640"/><text:span text:style-name="T3">本保管物が少なくとも当該</text:span><text:change-start text:change-id="ct258071888"/><text:span text:style-name="T2">供給</text:span><text:change-end text:change-id="ct258071888"/><text:change text:change-id="ct258072304"/><text:span text:style-name="T3">ソフトウェアが</text:span><text:change-start text:change-id="ct258070536"/><text:span text:style-name="T2">提供され続けている</text:span><text:change-end text:change-id="ct258070536"/><text:change text:change-id="ct258071576"/><text:span text:style-name="T3">期間、もしくは確認</text:span><text:change text:change-id="ct258071264"/><text:span text:style-name="T3">ライセンスが要求する期間（</text:span><text:change text:change-id="ct258070432"/><text:span text:style-name="T3">いずれか長い方の期間）</text:span><text:change-start text:change-id="ct258073448"/><text:span text:style-name="T2">保管され続けるように</text:span><text:change-end text:change-id="ct258073448"/><text:change-start text:change-id="ct258071056"/><text:span text:style-name="T2">立案さ</text:span><text:change-end text:change-id="ct258071056"/><text:change text:change-id="ct258070952"/><text:span text:style-name="T3">れた計画</text:span></text:p>
            </text:list-item>
          </text:list>
        </text:list-item>
      </text:list>
      <text:p text:style-name="P30">論拠: </text:p>
      <text:p text:style-name="P5"><text:s/>供給ソフトウェアを統制<text:change-start text:change-id="ct258089776"/><text:span text:style-name="T8">する</text:span><text:change-end text:change-id="ct258089776"/><text:change text:change-id="ct258088528"/>確認<text:change text:change-id="ct258087280"/>ライセンスが要求するとおりにコンプライアンス<text:change-start text:change-id="ct258090192"/><text:span text:style-name="T8">証跡資料</text:span><text:change-end text:change-id="ct258090192"/><text:change text:change-id="ct258087696"/>がすべて<text:change-start text:change-id="ct258088944"/><text:span text:style-name="T8">集積さ</text:span><text:change-end text:change-id="ct258088944"/><text:change text:change-id="ct258089984"/>れ<text:change text:change-id="ct258089048"/><text:change-start text:change-id="ct258086968"/><text:span text:style-name="T8">、</text:span><text:change-end text:change-id="ct258086968"/>それが添付され<text:change text:change-id="ct258087592"/>ることを確かなものとします。 </text:p>
      <text:p text:style-name="P20"/>
      <text:list xml:id="list37369421" text:continue-list="list37371318" text:style-name="Outline">
        <text:list-item>
          <text:list>
            <text:list-item>
              <text:h text:style-name="P10" text:outline-level="2"><text:bookmark-start text:name="__RefHeading__1221_563071832"/><text:bookmark-start text:name="_Toc476563271"/><text:span text:style-name="T10">G5: FOSSコミュニティとの（積極的な）関わり方を理解している</text:span><text:bookmark-end text:name="_Toc476563271"/><text:span text:style-name="T10"> </text:span><text:bookmark-end text:name="__RefHeading__1221_563071832"/></text:h>
            </text:list-item>
          </text:list>
        </text:list-item>
      </text:list>
      <text:p text:style-name="P18"><text:span text:style-name="T6">5.1 公衆が広くアクセスできるFOSSプロジェクト</text:span><text:change-start text:change-id="ct258040272"/><text:span text:style-name="T7">に、</text:span><text:change-end text:change-id="ct258040272"/><text:change text:change-id="ct258039960"/><text:span text:style-name="T6">従業員がその企業を代表してコントリビューションすることを統制する文書化されたポリシーが存在し、そのポリシーが最低</text:span><text:change-start text:change-id="ct258090088"/><text:span text:style-name="T7">でも</text:span><text:change-end text:change-id="ct258090088"/><text:change text:change-id="ct258087488"/><text:span text:style-name="T6">組織内に</text:span><text:change-start text:change-id="ct258087800"/><text:span text:style-name="T7">周知され</text:span><text:change-end text:change-id="ct258087800"/><text:change text:change-id="ct258088008"/><text:span text:style-name="T6">ること</text:span><text:span text:style-name="T3"> </text:span></text:p>
      <text:p text:style-name="P30"><text:change-start text:change-id="ct130213848"/><text:span text:style-name="T8">適合</text:span><text:change-end text:change-id="ct130213848"/>証跡： </text:p>
      <text:list xml:id="list37383520" text:continue-list="list37366938" text:style-name="WWNum5">
        <text:list-item>
          <text:p text:style-name="P15">5.1.1 文書化されたコントリビューションポリシーの存在 </text:p>
        </text:list-item>
        <text:list-item>
          <text:p text:style-name="P15">5.1.2 FOSSコントリビューション ポリシーがあることをすべてのソフトウェア スタッフに認知させる手続きの存在（例：トレーニング実施、社内Wiki<text:change-start text:change-id="ct258038192"/><text:span text:style-name="T8">、</text:span><text:change-end text:change-id="ct258038192"/>もしくはその他<text:change-start text:change-id="ct130214368"/><text:span text:style-name="T8">の手法</text:span><text:change-end text:change-id="ct130214368"/><text:change text:change-id="ct130213744"/>） </text:p>
        </text:list-item>
      </text:list>
      <text:p text:style-name="P30">論拠: </text:p>
      <text:p text:style-name="P13"><text:span text:style-name="T3"><text:s/>公の場でのFOSSコントリビューションに関し方針を立てることについて</text:span><text:change-start text:change-id="ct258037776"/><text:span text:style-name="T2">、</text:span><text:change-end text:change-id="ct258037776"/><text:span text:style-name="T3">理にかなった検討を</text:span><text:change text:change-id="ct130214472"/><text:change-start text:change-id="ct130213952"/><text:span text:style-name="T3">行</text:span><text:change-end text:change-id="ct130213952"/><text:change-start text:change-id="ct258091544"/><text:span text:style-name="T2">う</text:span><text:change-end text:change-id="ct258091544"/><text:change text:change-id="ct258090920"/><text:span text:style-name="T3">ことを確かなものとします。 FOSSコントリビューション ポリシーは、組織</text:span><text:change text:change-id="ct258096536"/><text:span text:style-name="T3">全体</text:span><text:change text:change-id="ct258096016"/><text:span text:style-name="T3">のFOSSポリシーの一部として、</text:span><text:change-start text:change-id="ct258096120"/><text:span text:style-name="T2">あるいは</text:span><text:change-end text:change-id="ct258096120"/><text:change text:change-id="ct258096640"/><text:span text:style-name="T3">独立したポリシーとして、どちらの形でも策定可能です。 コントリビューションが全く許容されていない状況においても、その立場を明確に示すポリシーが存在しているのが望ましいでしょう。 <text:s/></text:span></text:p>
      <text:p text:style-name="P14">5.2 FOSSコントリビューション ポリシーが<text:change text:change-id="ct258095080"/>コントリビューションを許容するものである場合、コントリビューションがFOSSコントリビューション ポリシーに忠実に従っていることを確認するためのプロセスが存在していること。それらには、以下のような点が考慮される<text:change-start text:change-id="ct258096224"/><text:span text:style-name="T8">必要</text:span><text:change-end text:change-id="ct258096224"/><text:change text:change-id="ct258096328"/>があ<text:change-start text:change-id="ct258038400"/><text:span text:style-name="T8">る</text:span><text:change-end text:change-id="ct258038400"/><text:change text:change-id="ct258039648"/>（ただし<text:change-start text:change-id="ct258037152"/><text:span text:style-name="T8">、</text:span><text:change-end text:change-id="ct258037152"/>この限りでは<text:change-start text:change-id="ct258038608"/><text:span text:style-name="T8">ない</text:span><text:change-end text:change-id="ct258038608"/><text:change text:change-id="ct258040064"/>）： </text:p>
      <text:list xml:id="list37358258" text:continue-numbering="true" text:style-name="WWNum5">
        <text:list-item>
          <text:p text:style-name="P47"><text:span text:style-name="T3"><text:s/></text:span><text:change-start text:change-id="ct258092688"/><text:span text:style-name="T3"><office:annotation><dc:creator>Kunai Takashi</dc:creator><dc:date>2017-03-23T15:53:14.76</dc:date><text:p text:style-name="P70"><text:span text:style-name="T23">箇条書き図形を■に。</text:span></text:p></office:annotation></text:span><text:change-end text:change-id="ct258092688"/><text:span text:style-name="T6">ライセンスに関する</text:span><text:span text:style-name="T6">検討結果</text:span><text:change-start text:change-id="ct258093624"/><text:span text:style-name="T7">に対する</text:span><text:change-end text:change-id="ct258093624"/><text:change text:change-id="ct258094872"/><text:span text:style-name="T6">法務面での承認 </text:span></text:p>
        </text:list-item>
        <text:list-item>
          <text:p text:style-name="P46"><text:s/>ビジネス面での合理的根拠<text:change-start text:change-id="ct258094040"/><text:span text:style-name="T8">、</text:span><text:change-end text:change-id="ct258094040"/>もしくは承認 </text:p>
        </text:list-item>
        <text:list-item>
          <text:p text:style-name="P46"><text:s/>コントリビューション対象となるコードの技術的レビュー </text:p>
        </text:list-item>
        <text:list-item>
          <text:p text:style-name="P46"><text:s/>コミュニティ<text:change-start text:change-id="ct258093832"/><text:span text:style-name="T8">への</text:span><text:change-end text:change-id="ct258093832"/><text:change text:change-id="ct258094248"/>積極的<text:change-start text:change-id="ct258096432"/><text:span text:style-name="T8">参加</text:span><text:change-end text:change-id="ct258096432"/><text:change text:change-id="ct258095184"/><text:change-start text:change-id="ct258095392"/><text:span text:style-name="T8">および、</text:span><text:change-end text:change-id="ct258095392"/><text:change text:change-id="ct258093728"/><text:change-start text:change-id="ct258094144"/><text:span text:style-name="T8">関わり方</text:span><text:change-end text:change-id="ct258094144"/><text:change text:change-id="ct258096744"/><text:change-start text:change-id="ct258039128"/><text:span text:style-name="T8">。</text:span><text:change-end text:change-id="ct258039128"/><text:change text:change-id="ct258038712"/><text:change text:change-id="ct258094976"/>プロジェクトの行動規範（Code of Conduct ）もしくはそれ<text:change-start text:change-id="ct258093936"/><text:span text:style-name="T8">と</text:span><text:change-end text:change-id="ct258093936"/><text:change text:change-id="ct258095288"/>同等のものを含む </text:p>
        </text:list-item>
        <text:list-item>
          <text:p text:style-name="P46"><text:s/>プロジェクト固有のコントリビューション要<text:change-start text:change-id="ct258094456"/><text:span text:style-name="T8">件</text:span><text:change-end text:change-id="ct258094456"/><text:change text:change-id="ct258095600"/>の遵守 </text:p>
        </text:list-item>
      </text:list>
      <text:p text:style-name="P30"><text:change-start text:change-id="ct130214576"/><text:span text:style-name="T8">適合</text:span><text:change-end text:change-id="ct130214576"/>証跡： </text:p>
      <text:list xml:id="list37383771" text:continue-numbering="true" text:style-name="WWNum5">
        <text:list-item>
          <text:p text:style-name="P15">5.2.1 FOSSコントリビューション ポリシーがコントリビューションを許容するものである場合<text:change text:change-id="ct258094352"/>、FOSSコントリビューションのプロセスを記載した文書化された手続きの存在 </text:p>
        </text:list-item>
      </text:list>
      <text:p text:style-name="P30">論拠:</text:p>
      <text:p text:style-name="P5"><text:s/>公に<text:change text:change-id="ct256570496"/>FOSSへコントリビュートするやり方について文書化されたプロセスを有していることを確かなものとします。 <text:change text:change-id="ct258094768"/>コントリビューションが許容されてない場合においても<text:change-start text:change-id="ct256569248"/>ポリシーは<text:change-end text:change-id="ct256569248"/>存在<text:change-start text:change-id="ct256569976"/><text:span text:style-name="T8">した方がいいでしょう</text:span><text:change-end text:change-id="ct256569976"/><text:change text:change-id="ct256568312"/>。そのような<text:change text:change-id="ct256568624"/>状況<text:change-start text:change-id="ct256567584"/><text:span text:style-name="T8">においては、</text:span><text:change-end text:change-id="ct256567584"/><text:change text:change-id="ct256569664"/><text:change-start text:change-id="ct256572680"/><text:span text:style-name="T8">具体的な行動の</text:span><text:change-end text:change-id="ct256572680"/>プロセス<text:change-start text:change-id="ct258095496"/><text:span text:style-name="T8">は</text:span><text:change-end text:change-id="ct258095496"/><text:change text:change-id="ct258091336"/>存在しないと理解され<text:change text:change-id="ct258093208"/>、<text:change text:change-id="ct258095912"/>本要件は満たさ<text:change-start text:change-id="ct258097056"/><text:span text:style-name="T8">た</text:span><text:change-end text:change-id="ct258097056"/><text:change-start text:change-id="ct258099448"/><text:span text:style-name="T8">こ</text:span><text:change-end text:change-id="ct258099448"/><text:change text:change-id="ct258095704"/><text:change text:change-id="ct258098720"/>と<text:change-start text:change-id="ct258098824"/><text:span text:style-name="T8">に</text:span><text:change-end text:change-id="ct258098824"/>なります。</text:p>
      <text:p text:style-name="P20"/>
      <text:list xml:id="list37373701" text:continue-list="list37369421" text:style-name="Outline">
        <text:list-item>
          <text:list>
            <text:list-item>
              <text:h text:style-name="P10" text:outline-level="2"><text:bookmark-start text:name="__RefHeading__1223_563071832"/><text:bookmark-start text:name="_Toc476563272"/><text:span text:style-name="T10">G6: OpenChainの要件</text:span><text:change-start text:change-id="ct258096952"/><text:span text:style-name="T9">に適合</text:span><text:change-end text:change-id="ct258096952"/><text:change text:change-id="ct258098096"/><text:span text:style-name="T10">していることを認定する</text:span><text:bookmark-end text:name="_Toc476563272"/><text:span text:style-name="T10"> </text:span><text:bookmark-end text:name="__RefHeading__1223_563071832"/></text:h>
            </text:list-item>
          </text:list>
        </text:list-item>
      </text:list>
      <text:p text:style-name="P18"><text:span text:style-name="T6">6.1 組織がOpenChainに</text:span><text:change-start text:change-id="ct258097264"/><text:span text:style-name="T7">適合している</text:span><text:change-end text:change-id="ct258097264"/><text:change-start text:change-id="ct258097576"/><text:span text:style-name="T7">と</text:span><text:change-end text:change-id="ct258097576"/><text:span text:style-name="T6">認定されるためには、本</text:span><text:change text:change-id="ct130214680"/><text:change-start text:change-id="ct130213536"/><text:span text:style-name="T6">OpenChain</text:span><text:change-end text:change-id="ct130213536"/><text:span text:style-name="T6">適合仕様書第1.0版に記載された基準を満たすFOSS</text:span><text:change-start text:change-id="ct258097160"/><text:span text:style-name="T7">コンプライアンス </text:span><text:change-end text:change-id="ct258097160"/><text:span text:style-name="T6">プログラムを有していることを確認しなければなりません。 </text:span></text:p>
      <text:p text:style-name="P30"><text:change-start text:change-id="ct130214056"/><text:span text:style-name="T8">適合</text:span><text:change-end text:change-id="ct130214056"/>証跡： </text:p>
      <text:list xml:id="list37375710" text:continue-list="list37383771" text:style-name="WWNum5">
        <text:list-item>
          <text:p text:style-name="P55">6.1.1 その組織<text:change-start text:change-id="ct258097680"/><text:span text:style-name="T8">に</text:span><text:change-end text:change-id="ct258097680"/><text:change text:change-id="ct258099240"/><text:change text:change-id="ct258099552"/>本OpenChain適合仕様書第1.0版の要件を満たした<text:change-start text:change-id="ct258099968"/><text:span text:style-name="T8">コンプライアンス </text:span><text:change-end text:change-id="ct258099968"/>プログラム<text:change-start text:change-id="ct258099136"/><text:span text:style-name="T8">が</text:span><text:change-end text:change-id="ct258099136"/><text:change text:change-id="ct258098304"/>存在<text:change-start text:change-id="ct258098200"/><text:span text:style-name="T8">することを</text:span><text:change-end text:change-id="ct258098200"/><text:change-start text:change-id="ct258094664"/>確認<text:change-end text:change-id="ct258094664"/></text:p>
        </text:list-item>
      </text:list>
      <text:p text:style-name="P30">論拠: </text:p>
      <text:p text:style-name="P5"><text:s/>組織がOpenChainに適合した<text:change-start text:change-id="ct258099760"/><text:span text:style-name="T8">コンプライアンス</text:span> <text:change-end text:change-id="ct258099760"/>プログラムを有していると宣言した場合、当該プログラムが本仕様書のすべての要件を満たしていることを確かなものにします。 これら要件の単なる部分的な<text:change-start text:change-id="ct258097472"/><text:span text:style-name="T8">準拠</text:span><text:change-end text:change-id="ct258097472"/><text:change text:change-id="ct258098408"/>では<text:change text:change-id="ct258039336"/><text:change text:change-id="ct258099344"/>OpenChain<text:change-start text:change-id="ct258099656"/><text:span text:style-name="T8">適合</text:span><text:change-end text:change-id="ct258099656"/><text:change text:change-id="ct258100072"/>を保証するために十分なものとみなすことはできません。 <text:s/><text:change text:change-id="ct1302350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Mangal1" svg:font-family="Mangal"/>
    <style:font-face style:name="OpenSymbol" svg:font-family="OpenSymbol"/>
    <style:font-face style:name="Meiryo UI" svg:font-family="'Meiryo UI'" style:font-family-generic="swiss"/>
    <style:font-face style:name="ＭＳ 明朝" svg:font-family="'ＭＳ 明朝'" style:font-adornments="標準" style:font-family-generic="roman" style:font-pitch="fixed"/>
    <style:font-face style:name="Arial1" svg:font-family="Arial" style:font-family-generic="roman" style:font-pitch="variable"/>
    <style:font-face style:name="Century" svg:font-family="Century"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明朝1" svg:font-family="'ＭＳ 明朝'"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0.5pt" style:language-asian="ja" style:country-asian="J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style:font-name="Century" fo:font-size="10.5pt" fo:language="en" fo:country="US" style:letter-kerning="true" style:font-name-asian="ＭＳ Ｐ明朝" style:font-size-asian="10.5pt" style:language-asian="ja" style:country-asian="JP"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318cm" fo:margin-bottom="0.318cm" fo:keep-with-next="always"/>
      <style:text-properties fo:color="#1f4e79" fo:font-size="14pt" fo:font-weight="bold" style:font-size-asian="14pt" style:font-weight-asian="bold" style:font-name-complex="Arial2" style:font-size-complex="12pt"/>
    </style:style>
    <style:style style:name="Heading_20_2" style:display-name="Heading 2" style:family="paragraph" style:parent-style-name="Standard" style:next-style-name="Text_20_body" style:default-outline-level="2" style:list-style-name="Outline" style:class="text">
      <style:paragraph-properties fo:keep-with-next="always"/>
      <style:text-properties fo:color="#2e74b5" style:font-name="Arial1" fo:font-size="11pt" fo:font-weight="bold" style:font-size-asian="11pt" style:font-weight-asian="bold"/>
    </style:style>
    <style:style style:name="List_20_Paragraph" style:display-name="List Paragraph" style:family="paragraph" style:parent-style-name="Standard" style:default-outline-level="" style:list-style-name="">
      <style:paragraph-properties fo:margin-left="1.482cm" fo:margin-right="0cm" fo:text-indent="0cm" style:auto-text-indent="false"/>
    </style:style>
    <style:style style:name="Head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7cm" fo:margin-right="0cm" fo:text-indent="0cm" style:auto-text-indent="false">
        <style:tab-stops>
          <style:tab-stop style:position="16.501cm" style:type="right" style:leader-style="dotted" style:leader-text="."/>
        </style:tab-stops>
      </style:paragraph-properties>
    </style:style>
    <style:style style:name="Balloon_20_Text" style:display-name="Balloon Text" style:family="paragraph" style:parent-style-name="Standard" style:default-outline-level="" style:list-style-name="">
      <style:text-properties style:font-name="Arial1" fo:font-size="9pt" style:font-size-asian="9pt" style:font-size-complex="9pt"/>
    </style:style>
    <style:style style:name="Default_20_Paragraph_20_Font" style:display-name="Default Paragraph Font" style:family="text"/>
    <style:style style:name="見出し_20_1_20__28_文字_29_" style:display-name="見出し 1 (文字)" style:family="text" style:parent-style-name="Default_20_Paragraph_20_Font">
      <style:text-properties fo:color="#1f4e79" fo:font-size="14pt" fo:font-weight="bold" style:font-size-asian="14pt" style:font-weight-asian="bold" style:font-name-complex="Arial2" style:font-size-complex="12pt"/>
    </style:style>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見出し_20_2_20__28_文字_29_" style:display-name="見出し 2 (文字)" style:family="text" style:parent-style-name="Default_20_Paragraph_20_Font">
      <style:text-properties fo:color="#2e74b5" style:font-name="Arial1" fo:font-size="11pt" fo:font-weight="bold" style:font-size-asian="11pt" style:font-weight-asian="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吹き出し_20__28_文字_29_" style:display-name="吹き出し (文字)" style:family="text" style:parent-style-name="Default_20_Paragraph_20_Font">
      <style:text-properties style:font-name="Arial1" fo:font-size="9pt" style:font-size-asian="9pt" style:font-size-complex="9pt"/>
    </style:style>
    <style:style style:name="ListLabel_20_1" style:display-name="ListLabel 1" style:family="text">
      <style:text-properties style:font-name-asian="ＭＳ 明朝1"/>
    </style:style>
    <style:style style:name="ListLabel_20_2" style:display-name="ListLabel 2" style:family="text">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741cm" fo:margin-left="0.741cm"/>
        </style:list-level-properties>
        <style:text-properties style:font-name="ＭＳ 明朝"/>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style:font-name="Arial1" style:font-name-complex="Arial2"/>
    </style:style>
    <style:style style:name="MP2" style:family="paragraph" style:parent-style-name="Footer">
      <style:paragraph-properties fo:text-align="end" style:justify-single-word="false"/>
    </style:style>
    <style:style style:name="MT1" style:family="text">
      <style:text-properties style:font-name="Arial1" fo:font-size="9pt" style:font-size-asian="9pt" style:font-name-complex="Arial2"/>
    </style:style>
    <style:page-layout style:name="Mpm1">
      <style:page-layout-properties fo:page-width="21.001cm" fo:page-height="29.7cm" style:num-format="1" style:print-orientation="portrait" fo:margin-top="1.501cm" fo:margin-bottom="1.75cm" fo:margin-left="3cm" fo:margin-right="3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OpenChain Conformance Specification 1.0 </text:p>
      </style:header>
      <style:footer>
        <text:p text:style-name="MP2"><text:page-number text:select-page="current">10</text:page-number><text:span text:style-name="MT1">v2016 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meta:initial-creator>
    <dc:creator>Kunai Takashi</dc:creator>
    <meta:editing-cycles>8</meta:editing-cycles>
    <meta:print-date>2017-03-23T16:24:22.88</meta:print-date>
    <meta:creation-date>2017-03-20T22:54:00</meta:creation-date>
    <dc:date>2017-03-23T17:18:52.48</dc:date>
    <meta:editing-duration>PT5H32M51S</meta:editing-duration>
    <meta:generator>OpenOffice/4.1.1$Win32 OpenOffice.org_project/411m6$Build-9775</meta:generator>
    <meta:printed-by>Kunai Takashi</meta:printed-by>
    <meta:document-statistic meta:table-count="0" meta:image-count="0" meta:object-count="0" meta:page-count="10" meta:paragraph-count="372" meta:word-count="7594" meta:character-count="8641"/>
    <meta:user-defined meta:name="AppVersion">15.0000</meta:user-defined>
    <meta:user-defined meta:name="Company">NE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